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4961in" svg:height="7.9583in" svg:x="6.439in" svg:y="0.2508in">
            <draw:object draw:notify-on-update-of-ranges="Sheet1.D1:Sheet1.D250 Sheet1.E1:Sheet1.E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349.698639" calcext:value-type="float">
            <text:p>349.698639</text:p>
          </table:table-cell>
          <table:table-cell office:value-type="float" office:value="7090" calcext:value-type="float">
            <text:p>7090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style-name="ce1" office:value-type="string" calcext:value-type="string">
            <text:p>Milliseconds</text:p>
          </table:table-cell>
          <table:table-cell table:formula="of:=MAX([.C1:.C1000])-MIN([.C1:.C1000])" office:value-type="float" office:value="90980" calcext:value-type="float">
            <text:p>9098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349.221802" calcext:value-type="float">
            <text:p>349.221802</text:p>
          </table:table-cell>
          <table:table-cell office:value-type="float" office:value="7181" calcext:value-type="float">
            <text:p>7181</text:p>
          </table:table-cell>
          <table:table-cell office:value-type="float" office:value="349.221802" calcext:value-type="float">
            <text:p>349.221802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2]-[.C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0.476836999999989" calcext:value-type="float">
            <text:p>0.476836999999989</text:p>
          </table:table-cell>
          <table:table-cell office:value-type="float" office:value="7272" calcext:value-type="float">
            <text:p>7272</text:p>
          </table:table-cell>
          <table:table-cell office:value-type="float" office:value="349.241821" calcext:value-type="float">
            <text:p>349.241821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3]-[.C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349.822723" calcext:value-type="float">
            <text:p>349.822723</text:p>
          </table:table-cell>
          <table:table-cell office:value-type="float" office:value="7363" calcext:value-type="float">
            <text:p>7363</text:p>
          </table:table-cell>
          <table:table-cell office:value-type="float" office:value="349.304077" calcext:value-type="float">
            <text:p>349.304077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4]-[.C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349.056824" calcext:value-type="float">
            <text:p>349.056824</text:p>
          </table:table-cell>
          <table:table-cell office:value-type="float" office:value="7454" calcext:value-type="float">
            <text:p>7454</text:p>
          </table:table-cell>
          <table:table-cell office:value-type="float" office:value="349.329071" calcext:value-type="float">
            <text:p>349.329071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5]-[.C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0.76589899999999" calcext:value-type="float">
            <text:p>0.76589899999999</text:p>
          </table:table-cell>
          <table:table-cell office:value-type="float" office:value="7545" calcext:value-type="float">
            <text:p>7545</text:p>
          </table:table-cell>
          <table:table-cell office:value-type="float" office:value="349.308167" calcext:value-type="float">
            <text:p>349.308167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6]-[.C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36" calcext:value-type="float">
            <text:p>7636</text:p>
          </table:table-cell>
          <table:table-cell office:value-type="float" office:value="349.310455" calcext:value-type="float">
            <text:p>349.310455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7]-[.C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s per unit</text:p>
          </table:table-cell>
          <table:table-cell office:value-type="float" office:value="8" calcext:value-type="float">
            <text:p>8</text:p>
          </table:table-cell>
          <table:table-cell office:value-type="float" office:value="7727" calcext:value-type="float">
            <text:p>7727</text:p>
          </table:table-cell>
          <table:table-cell office:value-type="float" office:value="349.271362" calcext:value-type="float">
            <text:p>349.271362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8]-[.C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d for</text:p>
          </table:table-cell>
          <table:table-cell office:value-type="float" office:value="5" calcext:value-type="float">
            <text:p>5</text:p>
          </table:table-cell>
          <table:table-cell office:value-type="float" office:value="7818" calcext:value-type="float">
            <text:p>7818</text:p>
          </table:table-cell>
          <table:table-cell office:value-type="float" office:value="349.235901" calcext:value-type="float">
            <text:p>349.235901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9]-[.C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09" calcext:value-type="float">
            <text:p>7909</text:p>
          </table:table-cell>
          <table:table-cell office:value-type="float" office:value="349.241364" calcext:value-type="float">
            <text:p>349.241364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10]-[.C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1" calcext:value-type="float">
            <text:p>8001</text:p>
          </table:table-cell>
          <table:table-cell office:value-type="float" office:value="349.238159" calcext:value-type="float">
            <text:p>349.238159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11]-[.C10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2" office:value-type="string" calcext:value-type="string">
            <text:p>&gt;&gt;&gt;&gt;&gt;&gt;&gt;&gt;&gt;&gt;</text:p>
          </table:table-cell>
          <table:table-cell office:value-type="float" office:value="8092" calcext:value-type="float">
            <text:p>8092</text:p>
          </table:table-cell>
          <table:table-cell office:value-type="float" office:value="349.264984" calcext:value-type="float">
            <text:p>349.26498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12]-[.C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83" calcext:value-type="float">
            <text:p>8183</text:p>
          </table:table-cell>
          <table:table-cell office:value-type="float" office:value="349.300903" calcext:value-type="float">
            <text:p>349.300903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13]-[.C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74" calcext:value-type="float">
            <text:p>8274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14]-[.C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65" calcext:value-type="float">
            <text:p>8365</text:p>
          </table:table-cell>
          <table:table-cell office:value-type="float" office:value="349.36908" calcext:value-type="float">
            <text:p>349.36908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15]-[.C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56" calcext:value-type="float">
            <text:p>8456</text:p>
          </table:table-cell>
          <table:table-cell office:value-type="float" office:value="349.35318" calcext:value-type="float">
            <text:p>349.35318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16]-[.C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47" calcext:value-type="float">
            <text:p>8547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17]-[.C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38" calcext:value-type="float">
            <text:p>8638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18]-[.C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29" calcext:value-type="float">
            <text:p>8729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19]-[.C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20" calcext:value-type="float">
            <text:p>8820</text:p>
          </table:table-cell>
          <table:table-cell table:number-columns-repeated="2"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20]-[.C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11" calcext:value-type="float">
            <text:p>8911</text:p>
          </table:table-cell>
          <table:table-cell office:value-type="float" office:value="349.330475" calcext:value-type="float">
            <text:p>349.330475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21]-[.C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02" calcext:value-type="float">
            <text:p>9002</text:p>
          </table:table-cell>
          <table:table-cell office:value-type="float" office:value="349.321838" calcext:value-type="float">
            <text:p>349.321838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22]-[.C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93" calcext:value-type="float">
            <text:p>9093</text:p>
          </table:table-cell>
          <table:table-cell office:value-type="float" office:value="349.294525" calcext:value-type="float">
            <text:p>349.294525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23]-[.C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85" calcext:value-type="float">
            <text:p>9185</text:p>
          </table:table-cell>
          <table:table-cell office:value-type="float" office:value="349.253601" calcext:value-type="float">
            <text:p>349.253601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24]-[.C23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76" calcext:value-type="float">
            <text:p>9276</text:p>
          </table:table-cell>
          <table:table-cell office:value-type="float" office:value="349.267273" calcext:value-type="float">
            <text:p>349.26727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25]-[.C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67" calcext:value-type="float">
            <text:p>9367</text:p>
          </table:table-cell>
          <table:table-cell office:value-type="float" office:value="349.233185" calcext:value-type="float">
            <text:p>349.233185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26]-[.C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58" calcext:value-type="float">
            <text:p>9458</text:p>
          </table:table-cell>
          <table:table-cell office:value-type="float" office:value="349.239075" calcext:value-type="float">
            <text:p>349.239075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27]-[.C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49" calcext:value-type="float">
            <text:p>9549</text:p>
          </table:table-cell>
          <table:table-cell office:value-type="float" office:value="349.248169" calcext:value-type="float">
            <text:p>349.248169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28]-[.C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40" calcext:value-type="float">
            <text:p>9640</text:p>
          </table:table-cell>
          <table:table-cell office:value-type="float" office:value="349.262726" calcext:value-type="float">
            <text:p>349.262726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29]-[.C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31" calcext:value-type="float">
            <text:p>9731</text:p>
          </table:table-cell>
          <table:table-cell office:value-type="float" office:value="349.223633" calcext:value-type="float">
            <text:p>349.223633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959" calcext:value-type="float">
            <text:p>12.316959</text:p>
          </table:table-cell>
          <table:table-cell table:formula="of:=[.C30]-[.C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22" calcext:value-type="float">
            <text:p>9822</text:p>
          </table:table-cell>
          <table:table-cell office:value-type="float" office:value="349.242279" calcext:value-type="float">
            <text:p>349.242279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31]-[.C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13" calcext:value-type="float">
            <text:p>9913</text:p>
          </table:table-cell>
          <table:table-cell office:value-type="float" office:value="349.240448" calcext:value-type="float">
            <text:p>349.240448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32]-[.C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4" calcext:value-type="float">
            <text:p>10004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33]-[.C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95" calcext:value-type="float">
            <text:p>10095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34]-[.C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86" calcext:value-type="float">
            <text:p>10186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35]-[.C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77" calcext:value-type="float">
            <text:p>10277</text:p>
          </table:table-cell>
          <table:table-cell office:value-type="float" office:value="349.327698" calcext:value-type="float">
            <text:p>349.327698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36]-[.C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69" calcext:value-type="float">
            <text:p>10369</text:p>
          </table:table-cell>
          <table:table-cell office:value-type="float" office:value="349.360474" calcext:value-type="float">
            <text:p>349.360474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37]-[.C36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60" calcext:value-type="float">
            <text:p>10460</text:p>
          </table:table-cell>
          <table:table-cell office:value-type="float" office:value="349.31134" calcext:value-type="float">
            <text:p>349.31134</text:p>
          </table:table-cell>
          <table:table-cell office:value-type="float" office:value="349.056824" calcext:value-type="float">
            <text:p>349.056824</text:p>
          </table:table-cell>
          <table:table-cell office:value-type="float" office:value="12.312631" calcext:value-type="float">
            <text:p>12.312631</text:p>
          </table:table-cell>
          <table:table-cell table:formula="of:=[.C38]-[.C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51" calcext:value-type="float">
            <text:p>10551</text:p>
          </table:table-cell>
          <table:table-cell office:value-type="float" office:value="349.30954" calcext:value-type="float">
            <text:p>349.30954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39]-[.C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42" calcext:value-type="float">
            <text:p>10642</text:p>
          </table:table-cell>
          <table:table-cell office:value-type="float" office:value="349.271362" calcext:value-type="float">
            <text:p>349.271362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40]-[.C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33" calcext:value-type="float">
            <text:p>10733</text:p>
          </table:table-cell>
          <table:table-cell office:value-type="float" office:value="349.30365" calcext:value-type="float">
            <text:p>349.30365</text:p>
          </table:table-cell>
          <table:table-cell office:value-type="float" office:value="349.586365" calcext:value-type="float">
            <text:p>349.586365</text:p>
          </table:table-cell>
          <table:table-cell office:value-type="float" office:value="12.331309" calcext:value-type="float">
            <text:p>12.331309</text:p>
          </table:table-cell>
          <table:table-cell table:formula="of:=[.C41]-[.C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24" calcext:value-type="float">
            <text:p>10824</text:p>
          </table:table-cell>
          <table:table-cell office:value-type="float" office:value="349.23999" calcext:value-type="float">
            <text:p>349.23999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998" calcext:value-type="float">
            <text:p>12.315998</text:p>
          </table:table-cell>
          <table:table-cell table:formula="of:=[.C42]-[.C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15" calcext:value-type="float">
            <text:p>10915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993" calcext:value-type="float">
            <text:p>12.313993</text:p>
          </table:table-cell>
          <table:table-cell table:formula="of:=[.C43]-[.C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06" calcext:value-type="float">
            <text:p>11006</text:p>
          </table:table-cell>
          <table:table-cell office:value-type="float" office:value="349.298157" calcext:value-type="float">
            <text:p>349.298157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44]-[.C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97" calcext:value-type="float">
            <text:p>11097</text:p>
          </table:table-cell>
          <table:table-cell office:value-type="float" office:value="349.31543" calcext:value-type="float">
            <text:p>349.31543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45]-[.C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88" calcext:value-type="float">
            <text:p>11188</text:p>
          </table:table-cell>
          <table:table-cell office:value-type="float" office:value="349.272705" calcext:value-type="float">
            <text:p>349.272705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46]-[.C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79" calcext:value-type="float">
            <text:p>11279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47]-[.C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70" calcext:value-type="float">
            <text:p>11370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48]-[.C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61" calcext:value-type="float">
            <text:p>11461</text:p>
          </table:table-cell>
          <table:table-cell office:value-type="float" office:value="349.310944" calcext:value-type="float">
            <text:p>349.310944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49]-[.C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53" calcext:value-type="float">
            <text:p>11553</text:p>
          </table:table-cell>
          <table:table-cell office:value-type="float" office:value="349.330933" calcext:value-type="float">
            <text:p>349.330933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50]-[.C49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44" calcext:value-type="float">
            <text:p>11644</text:p>
          </table:table-cell>
          <table:table-cell office:value-type="float" office:value="349.300934" calcext:value-type="float">
            <text:p>349.300934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51]-[.C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35" calcext:value-type="float">
            <text:p>11735</text:p>
          </table:table-cell>
          <table:table-cell office:value-type="float" office:value="349.241821" calcext:value-type="float">
            <text:p>349.241821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15" calcext:value-type="float">
            <text:p>12.315115</text:p>
          </table:table-cell>
          <table:table-cell table:formula="of:=[.C52]-[.C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26" calcext:value-type="float">
            <text:p>11826</text:p>
          </table:table-cell>
          <table:table-cell office:value-type="float" office:value="349.253632" calcext:value-type="float">
            <text:p>349.253632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53]-[.C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17" calcext:value-type="float">
            <text:p>11917</text:p>
          </table:table-cell>
          <table:table-cell office:value-type="float" office:value="349.266357" calcext:value-type="float">
            <text:p>349.266357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54]-[.C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08" calcext:value-type="float">
            <text:p>12008</text:p>
          </table:table-cell>
          <table:table-cell office:value-type="float" office:value="349.262268" calcext:value-type="float">
            <text:p>349.262268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55]-[.C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99" calcext:value-type="float">
            <text:p>12099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56]-[.C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90" calcext:value-type="float">
            <text:p>12190</text:p>
          </table:table-cell>
          <table:table-cell office:value-type="float" office:value="349.302704" calcext:value-type="float">
            <text:p>349.302704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57]-[.C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81" calcext:value-type="float">
            <text:p>12281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58]-[.C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72" calcext:value-type="float">
            <text:p>12372</text:p>
          </table:table-cell>
          <table:table-cell office:value-type="float" office:value="349.27771" calcext:value-type="float">
            <text:p>349.27771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59]-[.C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63" calcext:value-type="float">
            <text:p>12463</text:p>
          </table:table-cell>
          <table:table-cell office:value-type="float" office:value="349.264526" calcext:value-type="float">
            <text:p>349.264526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60]-[.C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54" calcext:value-type="float">
            <text:p>12554</text:p>
          </table:table-cell>
          <table:table-cell office:value-type="float" office:value="349.263611" calcext:value-type="float">
            <text:p>349.26361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61]-[.C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45" calcext:value-type="float">
            <text:p>12645</text:p>
          </table:table-cell>
          <table:table-cell office:value-type="float" office:value="349.264526" calcext:value-type="float">
            <text:p>349.264526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62]-[.C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36" calcext:value-type="float">
            <text:p>12736</text:p>
          </table:table-cell>
          <table:table-cell office:value-type="float" office:value="349.263611" calcext:value-type="float">
            <text:p>349.263611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63]-[.C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28" calcext:value-type="float">
            <text:p>12828</text:p>
          </table:table-cell>
          <table:table-cell office:value-type="float" office:value="349.309509" calcext:value-type="float">
            <text:p>349.309509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64]-[.C63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19" calcext:value-type="float">
            <text:p>12919</text:p>
          </table:table-cell>
          <table:table-cell office:value-type="float" office:value="349.330444" calcext:value-type="float">
            <text:p>349.33044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65]-[.C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10" calcext:value-type="float">
            <text:p>13010</text:p>
          </table:table-cell>
          <table:table-cell office:value-type="float" office:value="349.34729" calcext:value-type="float">
            <text:p>349.34729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66]-[.C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01" calcext:value-type="float">
            <text:p>13101</text:p>
          </table:table-cell>
          <table:table-cell office:value-type="float" office:value="349.353638" calcext:value-type="float">
            <text:p>349.353638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67]-[.C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92" calcext:value-type="float">
            <text:p>13192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68]-[.C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83" calcext:value-type="float">
            <text:p>13283</text:p>
          </table:table-cell>
          <table:table-cell office:value-type="float" office:value="349.307739" calcext:value-type="float">
            <text:p>349.307739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69]-[.C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74" calcext:value-type="float">
            <text:p>13374</text:p>
          </table:table-cell>
          <table:table-cell office:value-type="float" office:value="349.283203" calcext:value-type="float">
            <text:p>349.283203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70]-[.C6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65" calcext:value-type="float">
            <text:p>13465</text:p>
          </table:table-cell>
          <table:table-cell office:value-type="float" office:value="349.280914" calcext:value-type="float">
            <text:p>349.280914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71]-[.C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56" calcext:value-type="float">
            <text:p>13556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72]-[.C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47" calcext:value-type="float">
            <text:p>13647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73]-[.C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38" calcext:value-type="float">
            <text:p>13738</text:p>
          </table:table-cell>
          <table:table-cell office:value-type="float" office:value="349.29184" calcext:value-type="float">
            <text:p>349.29184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74]-[.C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29" calcext:value-type="float">
            <text:p>13829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75]-[.C7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20" calcext:value-type="float">
            <text:p>13920</text:p>
          </table:table-cell>
          <table:table-cell office:value-type="float" office:value="349.237244" calcext:value-type="float">
            <text:p>349.237244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76]-[.C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12" calcext:value-type="float">
            <text:p>14012</text:p>
          </table:table-cell>
          <table:table-cell office:value-type="float" office:value="349.230896" calcext:value-type="float">
            <text:p>349.230896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77]-[.C76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03" calcext:value-type="float">
            <text:p>14103</text:p>
          </table:table-cell>
          <table:table-cell office:value-type="float" office:value="349.245026" calcext:value-type="float">
            <text:p>349.245026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78]-[.C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94" calcext:value-type="float">
            <text:p>14194</text:p>
          </table:table-cell>
          <table:table-cell office:value-type="float" office:value="349.295471" calcext:value-type="float">
            <text:p>349.295471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79]-[.C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85" calcext:value-type="float">
            <text:p>14285</text:p>
          </table:table-cell>
          <table:table-cell office:value-type="float" office:value="349.31955" calcext:value-type="float">
            <text:p>349.31955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80]-[.C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76" calcext:value-type="float">
            <text:p>14376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81]-[.C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67" calcext:value-type="float">
            <text:p>14467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82]-[.C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58" calcext:value-type="float">
            <text:p>14558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83]-[.C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49" calcext:value-type="float">
            <text:p>14649</text:p>
          </table:table-cell>
          <table:table-cell office:value-type="float" office:value="349.328644" calcext:value-type="float">
            <text:p>349.328644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84]-[.C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40" calcext:value-type="float">
            <text:p>14740</text:p>
          </table:table-cell>
          <table:table-cell office:value-type="float" office:value="349.294098" calcext:value-type="float">
            <text:p>349.294098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85]-[.C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31" calcext:value-type="float">
            <text:p>14831</text:p>
          </table:table-cell>
          <table:table-cell office:value-type="float" office:value="349.234528" calcext:value-type="float">
            <text:p>349.234528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86]-[.C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22" calcext:value-type="float">
            <text:p>14922</text:p>
          </table:table-cell>
          <table:table-cell office:value-type="float" office:value="349.251801" calcext:value-type="float">
            <text:p>349.251801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87]-[.C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13" calcext:value-type="float">
            <text:p>15013</text:p>
          </table:table-cell>
          <table:table-cell office:value-type="float" office:value="349.268158" calcext:value-type="float">
            <text:p>349.268158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88]-[.C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04" calcext:value-type="float">
            <text:p>15104</text:p>
          </table:table-cell>
          <table:table-cell office:value-type="float" office:value="349.259979" calcext:value-type="float">
            <text:p>349.259979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89]-[.C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96" calcext:value-type="float">
            <text:p>15196</text:p>
          </table:table-cell>
          <table:table-cell office:value-type="float" office:value="349.269531" calcext:value-type="float">
            <text:p>349.269531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90]-[.C89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87" calcext:value-type="float">
            <text:p>15287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91]-[.C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78" calcext:value-type="float">
            <text:p>15378</text:p>
          </table:table-cell>
          <table:table-cell office:value-type="float" office:value="349.328186" calcext:value-type="float">
            <text:p>349.328186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92]-[.C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69" calcext:value-type="float">
            <text:p>15469</text:p>
          </table:table-cell>
          <table:table-cell office:value-type="float" office:value="349.339081" calcext:value-type="float">
            <text:p>349.339081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93]-[.C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60" calcext:value-type="float">
            <text:p>15560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94]-[.C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51" calcext:value-type="float">
            <text:p>15651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95]-[.C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42" calcext:value-type="float">
            <text:p>15742</text:p>
          </table:table-cell>
          <table:table-cell office:value-type="float" office:value="349.324524" calcext:value-type="float">
            <text:p>349.324524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96]-[.C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33" calcext:value-type="float">
            <text:p>15833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97]-[.C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24" calcext:value-type="float">
            <text:p>15924</text:p>
          </table:table-cell>
          <table:table-cell table:number-columns-repeated="2"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98]-[.C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15" calcext:value-type="float">
            <text:p>16015</text:p>
          </table:table-cell>
          <table:table-cell office:value-type="float" office:value="349.239075" calcext:value-type="float">
            <text:p>349.239075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99]-[.C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06" calcext:value-type="float">
            <text:p>16106</text:p>
          </table:table-cell>
          <table:table-cell office:value-type="float" office:value="349.239075" calcext:value-type="float">
            <text:p>349.239075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100]-[.C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97" calcext:value-type="float">
            <text:p>16197</text:p>
          </table:table-cell>
          <table:table-cell office:value-type="float" office:value="349.278625" calcext:value-type="float">
            <text:p>349.278625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101]-[.C10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88" calcext:value-type="float">
            <text:p>16288</text:p>
          </table:table-cell>
          <table:table-cell office:value-type="float" office:value="349.330475" calcext:value-type="float">
            <text:p>349.330475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102]-[.C1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79" calcext:value-type="float">
            <text:p>16379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103]-[.C1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71" calcext:value-type="float">
            <text:p>16471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104]-[.C103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62" calcext:value-type="float">
            <text:p>16562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105]-[.C10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53" calcext:value-type="float">
            <text:p>16653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106]-[.C1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44" calcext:value-type="float">
            <text:p>16744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107]-[.C10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35" calcext:value-type="float">
            <text:p>16835</text:p>
          </table:table-cell>
          <table:table-cell office:value-type="float" office:value="349.345001" calcext:value-type="float">
            <text:p>349.345001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108]-[.C10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26" calcext:value-type="float">
            <text:p>16926</text:p>
          </table:table-cell>
          <table:table-cell office:value-type="float" office:value="349.330475" calcext:value-type="float">
            <text:p>349.330475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109]-[.C10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17" calcext:value-type="float">
            <text:p>17017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110]-[.C10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08" calcext:value-type="float">
            <text:p>17108</text:p>
          </table:table-cell>
          <table:table-cell office:value-type="float" office:value="349.282257" calcext:value-type="float">
            <text:p>349.282257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111]-[.C1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99" calcext:value-type="float">
            <text:p>17199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112]-[.C1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90" calcext:value-type="float">
            <text:p>17290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113]-[.C1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81" calcext:value-type="float">
            <text:p>17381</text:p>
          </table:table-cell>
          <table:table-cell office:value-type="float" office:value="349.382751" calcext:value-type="float">
            <text:p>349.382751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114]-[.C1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72" calcext:value-type="float">
            <text:p>17472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115]-[.C1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63" calcext:value-type="float">
            <text:p>17563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116]-[.C1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55" calcext:value-type="float">
            <text:p>17655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117]-[.C116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46" calcext:value-type="float">
            <text:p>17746</text:p>
          </table:table-cell>
          <table:table-cell office:value-type="float" office:value="349.422272" calcext:value-type="float">
            <text:p>349.422272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118]-[.C1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37" calcext:value-type="float">
            <text:p>17837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119]-[.C1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28" calcext:value-type="float">
            <text:p>17928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120]-[.C1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19" calcext:value-type="float">
            <text:p>18019</text:p>
          </table:table-cell>
          <table:table-cell office:value-type="float" office:value="349.399078" calcext:value-type="float">
            <text:p>349.399078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121]-[.C1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10" calcext:value-type="float">
            <text:p>18110</text:p>
          </table:table-cell>
          <table:table-cell office:value-type="float" office:value="349.391357" calcext:value-type="float">
            <text:p>349.391357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122]-[.C1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01" calcext:value-type="float">
            <text:p>18201</text:p>
          </table:table-cell>
          <table:table-cell office:value-type="float" office:value="349.383179" calcext:value-type="float">
            <text:p>349.383179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123]-[.C1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92" calcext:value-type="float">
            <text:p>18292</text:p>
          </table:table-cell>
          <table:table-cell office:value-type="float" office:value="349.422272" calcext:value-type="float">
            <text:p>349.422272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124]-[.C12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83" calcext:value-type="float">
            <text:p>18383</text:p>
          </table:table-cell>
          <table:table-cell office:value-type="float" office:value="349.408173" calcext:value-type="float">
            <text:p>349.408173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125]-[.C1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74" calcext:value-type="float">
            <text:p>18474</text:p>
          </table:table-cell>
          <table:table-cell office:value-type="float" office:value="349.391388" calcext:value-type="float">
            <text:p>349.391388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126]-[.C1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65" calcext:value-type="float">
            <text:p>18565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127]-[.C1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56" calcext:value-type="float">
            <text:p>18656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128]-[.C1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47" calcext:value-type="float">
            <text:p>18747</text:p>
          </table:table-cell>
          <table:table-cell office:value-type="float" office:value="349.375458" calcext:value-type="float">
            <text:p>349.375458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129]-[.C1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38" calcext:value-type="float">
            <text:p>18838</text:p>
          </table:table-cell>
          <table:table-cell office:value-type="float" office:value="349.384552" calcext:value-type="float">
            <text:p>349.384552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130]-[.C1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30" calcext:value-type="float">
            <text:p>18930</text:p>
          </table:table-cell>
          <table:table-cell office:value-type="float" office:value="349.389099" calcext:value-type="float">
            <text:p>349.389099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131]-[.C130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21" calcext:value-type="float">
            <text:p>19021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132]-[.C1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12" calcext:value-type="float">
            <text:p>19112</text:p>
          </table:table-cell>
          <table:table-cell office:value-type="float" office:value="349.375458" calcext:value-type="float">
            <text:p>349.375458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133]-[.C1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03" calcext:value-type="float">
            <text:p>19203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134]-[.C1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94" calcext:value-type="float">
            <text:p>19294</text:p>
          </table:table-cell>
          <table:table-cell office:value-type="float" office:value="349.390015" calcext:value-type="float">
            <text:p>349.390015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135]-[.C1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85" calcext:value-type="float">
            <text:p>19385</text:p>
          </table:table-cell>
          <table:table-cell office:value-type="float" office:value="349.375031" calcext:value-type="float">
            <text:p>349.375031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136]-[.C1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76" calcext:value-type="float">
            <text:p>19476</text:p>
          </table:table-cell>
          <table:table-cell office:value-type="float" office:value="349.392761" calcext:value-type="float">
            <text:p>349.392761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137]-[.C1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67" calcext:value-type="float">
            <text:p>19567</text:p>
          </table:table-cell>
          <table:table-cell office:value-type="float" office:value="349.417297" calcext:value-type="float">
            <text:p>349.417297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138]-[.C1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58" calcext:value-type="float">
            <text:p>1965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139]-[.C1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49" calcext:value-type="float">
            <text:p>19749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140]-[.C1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40" calcext:value-type="float">
            <text:p>19840</text:p>
          </table:table-cell>
          <table:table-cell office:value-type="float" office:value="349.388611" calcext:value-type="float">
            <text:p>349.388611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141]-[.C1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31" calcext:value-type="float">
            <text:p>19931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142]-[.C1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22" calcext:value-type="float">
            <text:p>20022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143]-[.C1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4" calcext:value-type="float">
            <text:p>20114</text:p>
          </table:table-cell>
          <table:table-cell office:value-type="float" office:value="349.357269" calcext:value-type="float">
            <text:p>349.35726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144]-[.C143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05" calcext:value-type="float">
            <text:p>20205</text:p>
          </table:table-cell>
          <table:table-cell office:value-type="float" office:value="349.353607" calcext:value-type="float">
            <text:p>349.353607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145]-[.C1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96" calcext:value-type="float">
            <text:p>20296</text:p>
          </table:table-cell>
          <table:table-cell office:value-type="float" office:value="349.361816" calcext:value-type="float">
            <text:p>349.361816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146]-[.C1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87" calcext:value-type="float">
            <text:p>20387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147]-[.C1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78" calcext:value-type="float">
            <text:p>20478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148]-[.C1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69" calcext:value-type="float">
            <text:p>20569</text:p>
          </table:table-cell>
          <table:table-cell office:value-type="float" office:value="349.330475" calcext:value-type="float">
            <text:p>349.33047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149]-[.C1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60" calcext:value-type="float">
            <text:p>20660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150]-[.C1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51" calcext:value-type="float">
            <text:p>20751</text:p>
          </table:table-cell>
          <table:table-cell office:value-type="float" office:value="349.350922" calcext:value-type="float">
            <text:p>349.35092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151]-[.C1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42" calcext:value-type="float">
            <text:p>20842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152]-[.C1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33" calcext:value-type="float">
            <text:p>20933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153]-[.C1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24" calcext:value-type="float">
            <text:p>21024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154]-[.C1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15" calcext:value-type="float">
            <text:p>21115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155]-[.C1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06" calcext:value-type="float">
            <text:p>21206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156]-[.C1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98" calcext:value-type="float">
            <text:p>21298</text:p>
          </table:table-cell>
          <table:table-cell office:value-type="float" office:value="349.389099" calcext:value-type="float">
            <text:p>349.389099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157]-[.C156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89" calcext:value-type="float">
            <text:p>21389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158]-[.C1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80" calcext:value-type="float">
            <text:p>21480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159]-[.C1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71" calcext:value-type="float">
            <text:p>21571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160]-[.C1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62" calcext:value-type="float">
            <text:p>21662</text:p>
          </table:table-cell>
          <table:table-cell office:value-type="float" office:value="349.380463" calcext:value-type="float">
            <text:p>349.380463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161]-[.C1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53" calcext:value-type="float">
            <text:p>21753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162]-[.C1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44" calcext:value-type="float">
            <text:p>21844</text:p>
          </table:table-cell>
          <table:table-cell office:value-type="float" office:value="349.407288" calcext:value-type="float">
            <text:p>349.407288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163]-[.C1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35" calcext:value-type="float">
            <text:p>21935</text:p>
          </table:table-cell>
          <table:table-cell office:value-type="float" office:value="349.410919" calcext:value-type="float">
            <text:p>349.410919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164]-[.C1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26" calcext:value-type="float">
            <text:p>22026</text:p>
          </table:table-cell>
          <table:table-cell office:value-type="float" office:value="349.391815" calcext:value-type="float">
            <text:p>349.391815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165]-[.C1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17" calcext:value-type="float">
            <text:p>22117</text:p>
          </table:table-cell>
          <table:table-cell office:value-type="float" office:value="349.378174" calcext:value-type="float">
            <text:p>349.378174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166]-[.C1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08" calcext:value-type="float">
            <text:p>22208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167]-[.C1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99" calcext:value-type="float">
            <text:p>22299</text:p>
          </table:table-cell>
          <table:table-cell office:value-type="float" office:value="349.35318" calcext:value-type="float">
            <text:p>349.35318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168]-[.C1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90" calcext:value-type="float">
            <text:p>22390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169]-[.C1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82" calcext:value-type="float">
            <text:p>22482</text:p>
          </table:table-cell>
          <table:table-cell office:value-type="float" office:value="349.387726" calcext:value-type="float">
            <text:p>349.387726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170]-[.C169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73" calcext:value-type="float">
            <text:p>22573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171]-[.C1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64" calcext:value-type="float">
            <text:p>22664</text:p>
          </table:table-cell>
          <table:table-cell office:value-type="float" office:value="349.380005" calcext:value-type="float">
            <text:p>349.380005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172]-[.C1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55" calcext:value-type="float">
            <text:p>22755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173]-[.C1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46" calcext:value-type="float">
            <text:p>22846</text:p>
          </table:table-cell>
          <table:table-cell office:value-type="float" office:value="349.324554" calcext:value-type="float">
            <text:p>349.324554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174]-[.C1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37" calcext:value-type="float">
            <text:p>22937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175]-[.C17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28" calcext:value-type="float">
            <text:p>23028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176]-[.C1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19" calcext:value-type="float">
            <text:p>23119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177]-[.C1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10" calcext:value-type="float">
            <text:p>23210</text:p>
          </table:table-cell>
          <table:table-cell office:value-type="float" office:value="349.390472" calcext:value-type="float">
            <text:p>349.39047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178]-[.C1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01" calcext:value-type="float">
            <text:p>23301</text:p>
          </table:table-cell>
          <table:table-cell office:value-type="float" office:value="349.393646" calcext:value-type="float">
            <text:p>349.393646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179]-[.C1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92" calcext:value-type="float">
            <text:p>23392</text:p>
          </table:table-cell>
          <table:table-cell office:value-type="float" office:value="349.366852" calcext:value-type="float">
            <text:p>349.36685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180]-[.C1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83" calcext:value-type="float">
            <text:p>23483</text:p>
          </table:table-cell>
          <table:table-cell office:value-type="float" office:value="349.317719" calcext:value-type="float">
            <text:p>349.317719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181]-[.C1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74" calcext:value-type="float">
            <text:p>23574</text:p>
          </table:table-cell>
          <table:table-cell office:value-type="float" office:value="349.307281" calcext:value-type="float">
            <text:p>349.307281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182]-[.C1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66" calcext:value-type="float">
            <text:p>23666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183]-[.C182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57" calcext:value-type="float">
            <text:p>23757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C184]-[.C1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48" calcext:value-type="float">
            <text:p>23848</text:p>
          </table:table-cell>
          <table:table-cell office:value-type="float" office:value="349.366364" calcext:value-type="float">
            <text:p>349.366364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185]-[.C1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39" calcext:value-type="float">
            <text:p>23939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186]-[.C1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30" calcext:value-type="float">
            <text:p>24030</text:p>
          </table:table-cell>
          <table:table-cell office:value-type="float" office:value="349.422272" calcext:value-type="float">
            <text:p>349.422272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187]-[.C1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21" calcext:value-type="float">
            <text:p>24121</text:p>
          </table:table-cell>
          <table:table-cell office:value-type="float" office:value="349.41275" calcext:value-type="float">
            <text:p>349.41275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188]-[.C1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12" calcext:value-type="float">
            <text:p>24212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189]-[.C1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303" calcext:value-type="float">
            <text:p>24303</text:p>
          </table:table-cell>
          <table:table-cell office:value-type="float" office:value="349.372253" calcext:value-type="float">
            <text:p>349.372253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190]-[.C1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394" calcext:value-type="float">
            <text:p>24394</text:p>
          </table:table-cell>
          <table:table-cell office:value-type="float" office:value="349.36319" calcext:value-type="float">
            <text:p>349.36319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191]-[.C1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485" calcext:value-type="float">
            <text:p>24485</text:p>
          </table:table-cell>
          <table:table-cell office:value-type="float" office:value="349.356354" calcext:value-type="float">
            <text:p>349.356354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192]-[.C1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576" calcext:value-type="float">
            <text:p>24576</text:p>
          </table:table-cell>
          <table:table-cell office:value-type="float" office:value="349.365479" calcext:value-type="float">
            <text:p>349.365479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193]-[.C1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67" calcext:value-type="float">
            <text:p>24667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194]-[.C1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758" calcext:value-type="float">
            <text:p>24758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195]-[.C1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49" calcext:value-type="float">
            <text:p>24849</text:p>
          </table:table-cell>
          <table:table-cell office:value-type="float" office:value="349.408173" calcext:value-type="float">
            <text:p>349.408173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196]-[.C1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41" calcext:value-type="float">
            <text:p>24941</text:p>
          </table:table-cell>
          <table:table-cell office:value-type="float" office:value="349.409546" calcext:value-type="float">
            <text:p>349.409546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197]-[.C196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32" calcext:value-type="float">
            <text:p>25032</text:p>
          </table:table-cell>
          <table:table-cell office:value-type="float" office:value="349.425903" calcext:value-type="float">
            <text:p>349.425903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198]-[.C1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123" calcext:value-type="float">
            <text:p>25123</text:p>
          </table:table-cell>
          <table:table-cell office:value-type="float" office:value="349.425446" calcext:value-type="float">
            <text:p>349.425446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199]-[.C1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14" calcext:value-type="float">
            <text:p>25214</text:p>
          </table:table-cell>
          <table:table-cell office:value-type="float" office:value="349.411346" calcext:value-type="float">
            <text:p>349.411346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200]-[.C1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05" calcext:value-type="float">
            <text:p>25305</text:p>
          </table:table-cell>
          <table:table-cell office:value-type="float" office:value="349.451355" calcext:value-type="float">
            <text:p>349.451355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201]-[.C20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96" calcext:value-type="float">
            <text:p>25396</text:p>
          </table:table-cell>
          <table:table-cell office:value-type="float" office:value="349.469055" calcext:value-type="float">
            <text:p>349.469055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202]-[.C2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487" calcext:value-type="float">
            <text:p>25487</text:p>
          </table:table-cell>
          <table:table-cell office:value-type="float" office:value="349.470001" calcext:value-type="float">
            <text:p>349.470001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203]-[.C2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78" calcext:value-type="float">
            <text:p>25578</text:p>
          </table:table-cell>
          <table:table-cell office:value-type="float" office:value="349.480896" calcext:value-type="float">
            <text:p>349.480896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204]-[.C20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69" calcext:value-type="float">
            <text:p>25669</text:p>
          </table:table-cell>
          <table:table-cell office:value-type="float" office:value="349.498199" calcext:value-type="float">
            <text:p>349.498199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205]-[.C20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760" calcext:value-type="float">
            <text:p>25760</text:p>
          </table:table-cell>
          <table:table-cell office:value-type="float" office:value="349.496826" calcext:value-type="float">
            <text:p>349.496826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206]-[.C2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51" calcext:value-type="float">
            <text:p>25851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207]-[.C20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942" calcext:value-type="float">
            <text:p>25942</text:p>
          </table:table-cell>
          <table:table-cell office:value-type="float" office:value="349.470917" calcext:value-type="float">
            <text:p>349.470917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208]-[.C20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33" calcext:value-type="float">
            <text:p>26033</text:p>
          </table:table-cell>
          <table:table-cell office:value-type="float" office:value="349.509583" calcext:value-type="float">
            <text:p>349.509583</text:p>
          </table:table-cell>
          <table:table-cell office:value-type="float" office:value="349.6091" calcext:value-type="float">
            <text:p>349.6091</text:p>
          </table:table-cell>
          <table:table-cell office:value-type="float" office:value="12.332111" calcext:value-type="float">
            <text:p>12.332111</text:p>
          </table:table-cell>
          <table:table-cell table:formula="of:=[.C209]-[.C20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125" calcext:value-type="float">
            <text:p>26125</text:p>
          </table:table-cell>
          <table:table-cell office:value-type="float" office:value="349.514557" calcext:value-type="float">
            <text:p>349.514557</text:p>
          </table:table-cell>
          <table:table-cell office:value-type="float" office:value="349.556824" calcext:value-type="float">
            <text:p>349.556824</text:p>
          </table:table-cell>
          <table:table-cell office:value-type="float" office:value="12.330267" calcext:value-type="float">
            <text:p>12.330267</text:p>
          </table:table-cell>
          <table:table-cell table:formula="of:=[.C210]-[.C209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16" calcext:value-type="float">
            <text:p>26216</text:p>
          </table:table-cell>
          <table:table-cell office:value-type="float" office:value="349.506836" calcext:value-type="float">
            <text:p>349.506836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211]-[.C2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07" calcext:value-type="float">
            <text:p>26307</text:p>
          </table:table-cell>
          <table:table-cell office:value-type="float" office:value="349.484131" calcext:value-type="float">
            <text:p>349.48413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212]-[.C2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98" calcext:value-type="float">
            <text:p>26398</text:p>
          </table:table-cell>
          <table:table-cell office:value-type="float" office:value="349.484131" calcext:value-type="float">
            <text:p>349.484131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213]-[.C2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89" calcext:value-type="float">
            <text:p>26489</text:p>
          </table:table-cell>
          <table:table-cell office:value-type="float" office:value="349.465485" calcext:value-type="float">
            <text:p>349.465485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214]-[.C2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580" calcext:value-type="float">
            <text:p>26580</text:p>
          </table:table-cell>
          <table:table-cell office:value-type="float" office:value="349.459564" calcext:value-type="float">
            <text:p>349.459564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215]-[.C2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71" calcext:value-type="float">
            <text:p>26671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216]-[.C2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762" calcext:value-type="float">
            <text:p>26762</text:p>
          </table:table-cell>
          <table:table-cell office:value-type="float" office:value="349.474548" calcext:value-type="float">
            <text:p>349.474548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217]-[.C2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53" calcext:value-type="float">
            <text:p>26853</text:p>
          </table:table-cell>
          <table:table-cell office:value-type="float" office:value="349.513184" calcext:value-type="float">
            <text:p>349.513184</text:p>
          </table:table-cell>
          <table:table-cell office:value-type="float" office:value="349.629547" calcext:value-type="float">
            <text:p>349.629547</text:p>
          </table:table-cell>
          <table:table-cell office:value-type="float" office:value="12.332832" calcext:value-type="float">
            <text:p>12.332832</text:p>
          </table:table-cell>
          <table:table-cell table:formula="of:=[.C218]-[.C2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44" calcext:value-type="float">
            <text:p>26944</text:p>
          </table:table-cell>
          <table:table-cell office:value-type="float" office:value="349.524567" calcext:value-type="float">
            <text:p>349.524567</text:p>
          </table:table-cell>
          <table:table-cell office:value-type="float" office:value="349.572723" calcext:value-type="float">
            <text:p>349.572723</text:p>
          </table:table-cell>
          <table:table-cell office:value-type="float" office:value="12.330829" calcext:value-type="float">
            <text:p>12.330829</text:p>
          </table:table-cell>
          <table:table-cell table:formula="of:=[.C219]-[.C2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35" calcext:value-type="float">
            <text:p>27035</text:p>
          </table:table-cell>
          <table:table-cell office:value-type="float" office:value="349.496826" calcext:value-type="float">
            <text:p>349.496826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220]-[.C2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126" calcext:value-type="float">
            <text:p>27126</text:p>
          </table:table-cell>
          <table:table-cell office:value-type="float" office:value="349.504089" calcext:value-type="float">
            <text:p>349.504089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221]-[.C2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17" calcext:value-type="float">
            <text:p>27217</text:p>
          </table:table-cell>
          <table:table-cell office:value-type="float" office:value="349.52774" calcext:value-type="float">
            <text:p>349.52774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222]-[.C2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308" calcext:value-type="float">
            <text:p>27308</text:p>
          </table:table-cell>
          <table:table-cell office:value-type="float" office:value="349.531372" calcext:value-type="float">
            <text:p>349.531372</text:p>
          </table:table-cell>
          <table:table-cell office:value-type="float" office:value="349.647736" calcext:value-type="float">
            <text:p>349.647736</text:p>
          </table:table-cell>
          <table:table-cell office:value-type="float" office:value="12.333474" calcext:value-type="float">
            <text:p>12.333474</text:p>
          </table:table-cell>
          <table:table-cell table:formula="of:=[.C223]-[.C2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00" calcext:value-type="float">
            <text:p>27400</text:p>
          </table:table-cell>
          <table:table-cell office:value-type="float" office:value="349.520905" calcext:value-type="float">
            <text:p>349.520905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8984" calcext:value-type="float">
            <text:p>12.328984</text:p>
          </table:table-cell>
          <table:table-cell table:formula="of:=[.C224]-[.C223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91" calcext:value-type="float">
            <text:p>27491</text:p>
          </table:table-cell>
          <table:table-cell office:value-type="float" office:value="349.594055" calcext:value-type="float">
            <text:p>349.594055</text:p>
          </table:table-cell>
          <table:table-cell office:value-type="float" office:value="349.754547" calcext:value-type="float">
            <text:p>349.754547</text:p>
          </table:table-cell>
          <table:table-cell office:value-type="float" office:value="12.337242" calcext:value-type="float">
            <text:p>12.337242</text:p>
          </table:table-cell>
          <table:table-cell table:formula="of:=[.C225]-[.C2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82" calcext:value-type="float">
            <text:p>27582</text:p>
          </table:table-cell>
          <table:table-cell office:value-type="float" office:value="349.610413" calcext:value-type="float">
            <text:p>349.610413</text:p>
          </table:table-cell>
          <table:table-cell office:value-type="float" office:value="349.615906" calcext:value-type="float">
            <text:p>349.615906</text:p>
          </table:table-cell>
          <table:table-cell office:value-type="float" office:value="12.332352" calcext:value-type="float">
            <text:p>12.332352</text:p>
          </table:table-cell>
          <table:table-cell table:formula="of:=[.C226]-[.C2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673" calcext:value-type="float">
            <text:p>27673</text:p>
          </table:table-cell>
          <table:table-cell office:value-type="float" office:value="349.629089" calcext:value-type="float">
            <text:p>349.629089</text:p>
          </table:table-cell>
          <table:table-cell office:value-type="float" office:value="349.606812" calcext:value-type="float">
            <text:p>349.606812</text:p>
          </table:table-cell>
          <table:table-cell office:value-type="float" office:value="12.33203" calcext:value-type="float">
            <text:p>12.33203</text:p>
          </table:table-cell>
          <table:table-cell table:formula="of:=[.C227]-[.C2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764" calcext:value-type="float">
            <text:p>27764</text:p>
          </table:table-cell>
          <table:table-cell office:value-type="float" office:value="349.633606" calcext:value-type="float">
            <text:p>349.633606</text:p>
          </table:table-cell>
          <table:table-cell office:value-type="float" office:value="349.670441" calcext:value-type="float">
            <text:p>349.670441</text:p>
          </table:table-cell>
          <table:table-cell office:value-type="float" office:value="12.334275" calcext:value-type="float">
            <text:p>12.334275</text:p>
          </table:table-cell>
          <table:table-cell table:formula="of:=[.C228]-[.C2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55" calcext:value-type="float">
            <text:p>27855</text:p>
          </table:table-cell>
          <table:table-cell office:value-type="float" office:value="349.645447" calcext:value-type="float">
            <text:p>349.645447</text:p>
          </table:table-cell>
          <table:table-cell office:value-type="float" office:value="349.579559" calcext:value-type="float">
            <text:p>349.579559</text:p>
          </table:table-cell>
          <table:table-cell office:value-type="float" office:value="12.331069" calcext:value-type="float">
            <text:p>12.331069</text:p>
          </table:table-cell>
          <table:table-cell table:formula="of:=[.C229]-[.C2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946" calcext:value-type="float">
            <text:p>27946</text:p>
          </table:table-cell>
          <table:table-cell office:value-type="float" office:value="349.616394" calcext:value-type="float">
            <text:p>349.616394</text:p>
          </table:table-cell>
          <table:table-cell office:value-type="float" office:value="349.6091" calcext:value-type="float">
            <text:p>349.6091</text:p>
          </table:table-cell>
          <table:table-cell office:value-type="float" office:value="12.332111" calcext:value-type="float">
            <text:p>12.332111</text:p>
          </table:table-cell>
          <table:table-cell table:formula="of:=[.C230]-[.C2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37" calcext:value-type="float">
            <text:p>28037</text:p>
          </table:table-cell>
          <table:table-cell office:value-type="float" office:value="349.616394" calcext:value-type="float">
            <text:p>349.616394</text:p>
          </table:table-cell>
          <table:table-cell office:value-type="float" office:value="349.615906" calcext:value-type="float">
            <text:p>349.615906</text:p>
          </table:table-cell>
          <table:table-cell office:value-type="float" office:value="12.332352" calcext:value-type="float">
            <text:p>12.332352</text:p>
          </table:table-cell>
          <table:table-cell table:formula="of:=[.C231]-[.C2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128" calcext:value-type="float">
            <text:p>28128</text:p>
          </table:table-cell>
          <table:table-cell office:value-type="float" office:value="349.630005" calcext:value-type="float">
            <text:p>349.630005</text:p>
          </table:table-cell>
          <table:table-cell office:value-type="float" office:value="349.674988" calcext:value-type="float">
            <text:p>349.674988</text:p>
          </table:table-cell>
          <table:table-cell office:value-type="float" office:value="12.334435" calcext:value-type="float">
            <text:p>12.334435</text:p>
          </table:table-cell>
          <table:table-cell table:formula="of:=[.C232]-[.C2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19" calcext:value-type="float">
            <text:p>28219</text:p>
          </table:table-cell>
          <table:table-cell office:value-type="float" office:value="349.610931" calcext:value-type="float">
            <text:p>349.610931</text:p>
          </table:table-cell>
          <table:table-cell office:value-type="float" office:value="349.575012" calcext:value-type="float">
            <text:p>349.575012</text:p>
          </table:table-cell>
          <table:table-cell office:value-type="float" office:value="12.330909" calcext:value-type="float">
            <text:p>12.330909</text:p>
          </table:table-cell>
          <table:table-cell table:formula="of:=[.C233]-[.C2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10" calcext:value-type="float">
            <text:p>28310</text:p>
          </table:table-cell>
          <table:table-cell office:value-type="float" office:value="349.636383" calcext:value-type="float">
            <text:p>349.636383</text:p>
          </table:table-cell>
          <table:table-cell office:value-type="float" office:value="349.706818" calcext:value-type="float">
            <text:p>349.706818</text:p>
          </table:table-cell>
          <table:table-cell office:value-type="float" office:value="12.335558" calcext:value-type="float">
            <text:p>12.335558</text:p>
          </table:table-cell>
          <table:table-cell table:formula="of:=[.C234]-[.C2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01" calcext:value-type="float">
            <text:p>28401</text:p>
          </table:table-cell>
          <table:table-cell office:value-type="float" office:value="349.643646" calcext:value-type="float">
            <text:p>349.643646</text:p>
          </table:table-cell>
          <table:table-cell office:value-type="float" office:value="349.645447" calcext:value-type="float">
            <text:p>349.645447</text:p>
          </table:table-cell>
          <table:table-cell office:value-type="float" office:value="12.333393" calcext:value-type="float">
            <text:p>12.333393</text:p>
          </table:table-cell>
          <table:table-cell table:formula="of:=[.C235]-[.C2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92" calcext:value-type="float">
            <text:p>28492</text:p>
          </table:table-cell>
          <table:table-cell office:value-type="float" office:value="349.667725" calcext:value-type="float">
            <text:p>349.667725</text:p>
          </table:table-cell>
          <table:table-cell office:value-type="float" office:value="349.736359" calcext:value-type="float">
            <text:p>349.736359</text:p>
          </table:table-cell>
          <table:table-cell office:value-type="float" office:value="12.3366" calcext:value-type="float">
            <text:p>12.3366</text:p>
          </table:table-cell>
          <table:table-cell table:formula="of:=[.C236]-[.C2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84" calcext:value-type="float">
            <text:p>28584</text:p>
          </table:table-cell>
          <table:table-cell office:value-type="float" office:value="349.697266" calcext:value-type="float">
            <text:p>349.697266</text:p>
          </table:table-cell>
          <table:table-cell office:value-type="float" office:value="349.822723" calcext:value-type="float">
            <text:p>349.822723</text:p>
          </table:table-cell>
          <table:table-cell office:value-type="float" office:value="12.339646" calcext:value-type="float">
            <text:p>12.339646</text:p>
          </table:table-cell>
          <table:table-cell table:formula="of:=[.C237]-[.C236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675" calcext:value-type="float">
            <text:p>28675</text:p>
          </table:table-cell>
          <table:table-cell office:value-type="float" office:value="349.692291" calcext:value-type="float">
            <text:p>349.692291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30027" calcext:value-type="float">
            <text:p>12.330027</text:p>
          </table:table-cell>
          <table:table-cell table:formula="of:=[.C238]-[.C2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66" calcext:value-type="float">
            <text:p>28766</text:p>
          </table:table-cell>
          <table:table-cell office:value-type="float" office:value="349.698639" calcext:value-type="float">
            <text:p>349.698639</text:p>
          </table:table-cell>
          <table:table-cell office:value-type="float" office:value="349.738647" calcext:value-type="float">
            <text:p>349.738647</text:p>
          </table:table-cell>
          <table:table-cell office:value-type="float" office:value="12.336681" calcext:value-type="float">
            <text:p>12.336681</text:p>
          </table:table-cell>
          <table:table-cell table:formula="of:=[.C239]-[.C2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857" calcext:value-type="float">
            <text:p>28857</text:p>
          </table:table-cell>
          <table:table-cell office:value-type="float" office:value="349.654999" calcext:value-type="float">
            <text:p>349.654999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240]-[.C2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48" calcext:value-type="float">
            <text:p>28948</text:p>
          </table:table-cell>
          <table:table-cell office:value-type="float" office:value="349.600891" calcext:value-type="float">
            <text:p>349.600891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241]-[.C2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039" calcext:value-type="float">
            <text:p>29039</text:p>
          </table:table-cell>
          <table:table-cell office:value-type="float" office:value="349.560455" calcext:value-type="float">
            <text:p>349.560455</text:p>
          </table:table-cell>
          <table:table-cell office:value-type="float" office:value="349.620453" calcext:value-type="float">
            <text:p>349.620453</text:p>
          </table:table-cell>
          <table:table-cell office:value-type="float" office:value="12.332512" calcext:value-type="float">
            <text:p>12.332512</text:p>
          </table:table-cell>
          <table:table-cell table:formula="of:=[.C242]-[.C2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130" calcext:value-type="float">
            <text:p>29130</text:p>
          </table:table-cell>
          <table:table-cell office:value-type="float" office:value="349.569092" calcext:value-type="float">
            <text:p>349.569092</text:p>
          </table:table-cell>
          <table:table-cell office:value-type="float" office:value="349.59317" calcext:value-type="float">
            <text:p>349.59317</text:p>
          </table:table-cell>
          <table:table-cell office:value-type="float" office:value="12.33155" calcext:value-type="float">
            <text:p>12.33155</text:p>
          </table:table-cell>
          <table:table-cell table:formula="of:=[.C243]-[.C2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21" calcext:value-type="float">
            <text:p>29221</text:p>
          </table:table-cell>
          <table:table-cell office:value-type="float" office:value="349.533173" calcext:value-type="float">
            <text:p>349.533173</text:p>
          </table:table-cell>
          <table:table-cell office:value-type="float" office:value="349.559082" calcext:value-type="float">
            <text:p>349.559082</text:p>
          </table:table-cell>
          <table:table-cell office:value-type="float" office:value="12.330347" calcext:value-type="float">
            <text:p>12.330347</text:p>
          </table:table-cell>
          <table:table-cell table:formula="of:=[.C244]-[.C2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12" calcext:value-type="float">
            <text:p>29312</text:p>
          </table:table-cell>
          <table:table-cell office:value-type="float" office:value="349.550476" calcext:value-type="float">
            <text:p>349.550476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245]-[.C2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03" calcext:value-type="float">
            <text:p>29403</text:p>
          </table:table-cell>
          <table:table-cell office:value-type="float" office:value="349.564545" calcext:value-type="float">
            <text:p>349.564545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246]-[.C2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94" calcext:value-type="float">
            <text:p>29494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349.649994" calcext:value-type="float">
            <text:p>349.649994</text:p>
          </table:table-cell>
          <table:table-cell office:value-type="float" office:value="12.333554" calcext:value-type="float">
            <text:p>12.333554</text:p>
          </table:table-cell>
          <table:table-cell table:formula="of:=[.C247]-[.C2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585" calcext:value-type="float">
            <text:p>29585</text:p>
          </table:table-cell>
          <table:table-cell office:value-type="float" office:value="349.532745" calcext:value-type="float">
            <text:p>349.532745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248]-[.C2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76" calcext:value-type="float">
            <text:p>29676</text:p>
          </table:table-cell>
          <table:table-cell office:value-type="float" office:value="349.517761" calcext:value-type="float">
            <text:p>349.517761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249]-[.C2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67" calcext:value-type="float">
            <text:p>29767</text:p>
          </table:table-cell>
          <table:table-cell office:value-type="float" office:value="349.53775" calcext:value-type="float">
            <text:p>349.53775</text:p>
          </table:table-cell>
          <table:table-cell office:value-type="float" office:value="349.613647" calcext:value-type="float">
            <text:p>349.613647</text:p>
          </table:table-cell>
          <table:table-cell office:value-type="float" office:value="12.332272" calcext:value-type="float">
            <text:p>12.332272</text:p>
          </table:table-cell>
          <table:table-cell table:formula="of:=[.C250]-[.C2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58" calcext:value-type="float">
            <text:p>29858</text:p>
          </table:table-cell>
          <table:table-cell office:value-type="float" office:value="349.525909" calcext:value-type="float">
            <text:p>349.525909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251]-[.C2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950" calcext:value-type="float">
            <text:p>29950</text:p>
          </table:table-cell>
          <table:table-cell office:value-type="float" office:value="349.504578" calcext:value-type="float">
            <text:p>349.504578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9786" calcext:value-type="float">
            <text:p>12.329786</text:p>
          </table:table-cell>
          <table:table-cell table:formula="of:=[.C252]-[.C251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41" calcext:value-type="float">
            <text:p>30041</text:p>
          </table:table-cell>
          <table:table-cell office:value-type="float" office:value="349.523193" calcext:value-type="float">
            <text:p>349.523193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253]-[.C2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32" calcext:value-type="float">
            <text:p>30132</text:p>
          </table:table-cell>
          <table:table-cell office:value-type="float" office:value="349.530914" calcext:value-type="float">
            <text:p>349.530914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254]-[.C2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23" calcext:value-type="float">
            <text:p>30223</text:p>
          </table:table-cell>
          <table:table-cell office:value-type="float" office:value="349.532715" calcext:value-type="float">
            <text:p>349.532715</text:p>
          </table:table-cell>
          <table:table-cell office:value-type="float" office:value="349.622742" calcext:value-type="float">
            <text:p>349.622742</text:p>
          </table:table-cell>
          <table:table-cell office:value-type="float" office:value="12.332593" calcext:value-type="float">
            <text:p>12.332593</text:p>
          </table:table-cell>
          <table:table-cell table:formula="of:=[.C255]-[.C2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14" calcext:value-type="float">
            <text:p>30314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256]-[.C2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05" calcext:value-type="float">
            <text:p>30405</text:p>
          </table:table-cell>
          <table:table-cell office:value-type="float" office:value="349.504089" calcext:value-type="float">
            <text:p>349.504089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257]-[.C2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96" calcext:value-type="float">
            <text:p>30496</text:p>
          </table:table-cell>
          <table:table-cell office:value-type="float" office:value="349.520905" calcext:value-type="float">
            <text:p>349.520905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31149" calcext:value-type="float">
            <text:p>12.331149</text:p>
          </table:table-cell>
          <table:table-cell table:formula="of:=[.C258]-[.C2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87" calcext:value-type="float">
            <text:p>30587</text:p>
          </table:table-cell>
          <table:table-cell office:value-type="float" office:value="349.508636" calcext:value-type="float">
            <text:p>349.508636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259]-[.C2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678" calcext:value-type="float">
            <text:p>30678</text:p>
          </table:table-cell>
          <table:table-cell office:value-type="float" office:value="349.484985" calcext:value-type="float">
            <text:p>349.484985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260]-[.C2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769" calcext:value-type="float">
            <text:p>30769</text:p>
          </table:table-cell>
          <table:table-cell office:value-type="float" office:value="349.455444" calcext:value-type="float">
            <text:p>349.45544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261]-[.C2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860" calcext:value-type="float">
            <text:p>30860</text:p>
          </table:table-cell>
          <table:table-cell office:value-type="float" office:value="349.469055" calcext:value-type="float">
            <text:p>349.469055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262]-[.C2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51" calcext:value-type="float">
            <text:p>30951</text:p>
          </table:table-cell>
          <table:table-cell office:value-type="float" office:value="349.424103" calcext:value-type="float">
            <text:p>349.424103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263]-[.C2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42" calcext:value-type="float">
            <text:p>31042</text:p>
          </table:table-cell>
          <table:table-cell office:value-type="float" office:value="349.439087" calcext:value-type="float">
            <text:p>349.439087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264]-[.C2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133" calcext:value-type="float">
            <text:p>31133</text:p>
          </table:table-cell>
          <table:table-cell office:value-type="float" office:value="349.430908" calcext:value-type="float">
            <text:p>349.430908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265]-[.C2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25" calcext:value-type="float">
            <text:p>31225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266]-[.C265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16" calcext:value-type="float">
            <text:p>31316</text:p>
          </table:table-cell>
          <table:table-cell office:value-type="float" office:value="349.451813" calcext:value-type="float">
            <text:p>349.45181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267]-[.C2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07" calcext:value-type="float">
            <text:p>31407</text:p>
          </table:table-cell>
          <table:table-cell office:value-type="float" office:value="349.471375" calcext:value-type="float">
            <text:p>349.471375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268]-[.C2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98" calcext:value-type="float">
            <text:p>31498</text:p>
          </table:table-cell>
          <table:table-cell office:value-type="float" office:value="349.444092" calcext:value-type="float">
            <text:p>349.444092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269]-[.C2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589" calcext:value-type="float">
            <text:p>31589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270]-[.C26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680" calcext:value-type="float">
            <text:p>31680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271]-[.C2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71" calcext:value-type="float">
            <text:p>31771</text:p>
          </table:table-cell>
          <table:table-cell office:value-type="float" office:value="349.389099" calcext:value-type="float">
            <text:p>349.389099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272]-[.C2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62" calcext:value-type="float">
            <text:p>31862</text:p>
          </table:table-cell>
          <table:table-cell office:value-type="float" office:value="349.391357" calcext:value-type="float">
            <text:p>349.391357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273]-[.C2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953" calcext:value-type="float">
            <text:p>31953</text:p>
          </table:table-cell>
          <table:table-cell office:value-type="float" office:value="349.366791" calcext:value-type="float">
            <text:p>349.366791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274]-[.C2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44" calcext:value-type="float">
            <text:p>32044</text:p>
          </table:table-cell>
          <table:table-cell office:value-type="float" office:value="349.372711" calcext:value-type="float">
            <text:p>349.372711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275]-[.C27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35" calcext:value-type="float">
            <text:p>32135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276]-[.C2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26" calcext:value-type="float">
            <text:p>32226</text:p>
          </table:table-cell>
          <table:table-cell office:value-type="float" office:value="349.361816" calcext:value-type="float">
            <text:p>349.361816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277]-[.C2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17" calcext:value-type="float">
            <text:p>32317</text:p>
          </table:table-cell>
          <table:table-cell office:value-type="float" office:value="349.34906" calcext:value-type="float">
            <text:p>349.34906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278]-[.C2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408" calcext:value-type="float">
            <text:p>32408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279]-[.C2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00" calcext:value-type="float">
            <text:p>32500</text:p>
          </table:table-cell>
          <table:table-cell office:value-type="float" office:value="349.348206" calcext:value-type="float">
            <text:p>349.348206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280]-[.C279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91" calcext:value-type="float">
            <text:p>32591</text:p>
          </table:table-cell>
          <table:table-cell office:value-type="float" office:value="349.387695" calcext:value-type="float">
            <text:p>349.387695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281]-[.C2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82" calcext:value-type="float">
            <text:p>32682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282]-[.C2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73" calcext:value-type="float">
            <text:p>32773</text:p>
          </table:table-cell>
          <table:table-cell office:value-type="float" office:value="349.41275" calcext:value-type="float">
            <text:p>349.41275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283]-[.C2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864" calcext:value-type="float">
            <text:p>32864</text:p>
          </table:table-cell>
          <table:table-cell office:value-type="float" office:value="349.419098" calcext:value-type="float">
            <text:p>349.419098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284]-[.C2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55" calcext:value-type="float">
            <text:p>32955</text:p>
          </table:table-cell>
          <table:table-cell office:value-type="float" office:value="349.420471" calcext:value-type="float">
            <text:p>349.420471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285]-[.C2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46" calcext:value-type="float">
            <text:p>33046</text:p>
          </table:table-cell>
          <table:table-cell office:value-type="float" office:value="349.39682" calcext:value-type="float">
            <text:p>349.3968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286]-[.C2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37" calcext:value-type="float">
            <text:p>33137</text:p>
          </table:table-cell>
          <table:table-cell office:value-type="float" office:value="349.42453" calcext:value-type="float">
            <text:p>349.42453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287]-[.C2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228" calcext:value-type="float">
            <text:p>33228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288]-[.C2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19" calcext:value-type="float">
            <text:p>33319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103" calcext:value-type="float">
            <text:p>12.328103</text:p>
          </table:table-cell>
          <table:table-cell table:formula="of:=[.C289]-[.C2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410" calcext:value-type="float">
            <text:p>33410</text:p>
          </table:table-cell>
          <table:table-cell office:value-type="float" office:value="349.407288" calcext:value-type="float">
            <text:p>349.407288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290]-[.C2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01" calcext:value-type="float">
            <text:p>33501</text:p>
          </table:table-cell>
          <table:table-cell office:value-type="float" office:value="349.384552" calcext:value-type="float">
            <text:p>349.384552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291]-[.C2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92" calcext:value-type="float">
            <text:p>33592</text:p>
          </table:table-cell>
          <table:table-cell office:value-type="float" office:value="349.372711" calcext:value-type="float">
            <text:p>349.372711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292]-[.C2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684" calcext:value-type="float">
            <text:p>33684</text:p>
          </table:table-cell>
          <table:table-cell office:value-type="float" office:value="349.371368" calcext:value-type="float">
            <text:p>349.371368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293]-[.C292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75" calcext:value-type="float">
            <text:p>33775</text:p>
          </table:table-cell>
          <table:table-cell office:value-type="float" office:value="349.344086" calcext:value-type="float">
            <text:p>349.344086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294]-[.C2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866" calcext:value-type="float">
            <text:p>33866</text:p>
          </table:table-cell>
          <table:table-cell office:value-type="float" office:value="349.366821" calcext:value-type="float">
            <text:p>349.366821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295]-[.C2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57" calcext:value-type="float">
            <text:p>33957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296]-[.C2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048" calcext:value-type="float">
            <text:p>34048</text:p>
          </table:table-cell>
          <table:table-cell office:value-type="float" office:value="349.390472" calcext:value-type="float">
            <text:p>349.390472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12.330749" calcext:value-type="float">
            <text:p>12.330749</text:p>
          </table:table-cell>
          <table:table-cell table:formula="of:=[.C297]-[.C2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139" calcext:value-type="float">
            <text:p>34139</text:p>
          </table:table-cell>
          <table:table-cell office:value-type="float" office:value="349.419556" calcext:value-type="float">
            <text:p>349.419556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298]-[.C2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30" calcext:value-type="float">
            <text:p>34230</text:p>
          </table:table-cell>
          <table:table-cell office:value-type="float" office:value="349.424561" calcext:value-type="float">
            <text:p>349.424561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299]-[.C2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21" calcext:value-type="float">
            <text:p>34321</text:p>
          </table:table-cell>
          <table:table-cell office:value-type="float" office:value="349.401367" calcext:value-type="float">
            <text:p>349.401367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300]-[.C2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12" calcext:value-type="float">
            <text:p>34412</text:p>
          </table:table-cell>
          <table:table-cell office:value-type="float" office:value="349.449066" calcext:value-type="float">
            <text:p>349.449066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301]-[.C30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503" calcext:value-type="float">
            <text:p>34503</text:p>
          </table:table-cell>
          <table:table-cell office:value-type="float" office:value="349.409973" calcext:value-type="float">
            <text:p>349.40997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302]-[.C3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594" calcext:value-type="float">
            <text:p>34594</text:p>
          </table:table-cell>
          <table:table-cell office:value-type="float" office:value="349.388123" calcext:value-type="float">
            <text:p>349.388123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303]-[.C3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85" calcext:value-type="float">
            <text:p>34685</text:p>
          </table:table-cell>
          <table:table-cell office:value-type="float" office:value="349.364075" calcext:value-type="float">
            <text:p>349.364075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304]-[.C30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76" calcext:value-type="float">
            <text:p>34776</text:p>
          </table:table-cell>
          <table:table-cell office:value-type="float" office:value="349.375885" calcext:value-type="float">
            <text:p>349.37588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305]-[.C30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67" calcext:value-type="float">
            <text:p>34867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306]-[.C3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59" calcext:value-type="float">
            <text:p>34959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307]-[.C306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50" calcext:value-type="float">
            <text:p>35050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308]-[.C30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41" calcext:value-type="float">
            <text:p>35141</text:p>
          </table:table-cell>
          <table:table-cell office:value-type="float" office:value="349.368164" calcext:value-type="float">
            <text:p>349.368164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309]-[.C30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32" calcext:value-type="float">
            <text:p>35232</text:p>
          </table:table-cell>
          <table:table-cell office:value-type="float" office:value="349.371368" calcext:value-type="float">
            <text:p>349.371368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310]-[.C30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323" calcext:value-type="float">
            <text:p>35323</text:p>
          </table:table-cell>
          <table:table-cell office:value-type="float" office:value="349.38501" calcext:value-type="float">
            <text:p>349.38501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311]-[.C3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14" calcext:value-type="float">
            <text:p>35414</text:p>
          </table:table-cell>
          <table:table-cell office:value-type="float" office:value="349.391815" calcext:value-type="float">
            <text:p>349.391815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312]-[.C3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05" calcext:value-type="float">
            <text:p>35505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313]-[.C3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96" calcext:value-type="float">
            <text:p>35596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314]-[.C3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687" calcext:value-type="float">
            <text:p>35687</text:p>
          </table:table-cell>
          <table:table-cell office:value-type="float" office:value="349.420471" calcext:value-type="float">
            <text:p>349.420471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315]-[.C3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778" calcext:value-type="float">
            <text:p>35778</text:p>
          </table:table-cell>
          <table:table-cell office:value-type="float" office:value="349.448181" calcext:value-type="float">
            <text:p>349.448181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316]-[.C3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869" calcext:value-type="float">
            <text:p>35869</text:p>
          </table:table-cell>
          <table:table-cell office:value-type="float" office:value="349.432739" calcext:value-type="float">
            <text:p>349.432739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317]-[.C3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960" calcext:value-type="float">
            <text:p>35960</text:p>
          </table:table-cell>
          <table:table-cell office:value-type="float" office:value="349.42865" calcext:value-type="float">
            <text:p>349.42865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318]-[.C3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051" calcext:value-type="float">
            <text:p>36051</text:p>
          </table:table-cell>
          <table:table-cell office:value-type="float" office:value="349.447266" calcext:value-type="float">
            <text:p>349.447266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319]-[.C3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142" calcext:value-type="float">
            <text:p>36142</text:p>
          </table:table-cell>
          <table:table-cell office:value-type="float" office:value="349.449066" calcext:value-type="float">
            <text:p>349.449066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320]-[.C3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234" calcext:value-type="float">
            <text:p>36234</text:p>
          </table:table-cell>
          <table:table-cell office:value-type="float" office:value="349.435455" calcext:value-type="float">
            <text:p>349.435455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321]-[.C320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325" calcext:value-type="float">
            <text:p>36325</text:p>
          </table:table-cell>
          <table:table-cell office:value-type="float" office:value="349.454529" calcext:value-type="float">
            <text:p>349.454529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322]-[.C3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416" calcext:value-type="float">
            <text:p>36416</text:p>
          </table:table-cell>
          <table:table-cell office:value-type="float" office:value="349.441345" calcext:value-type="float">
            <text:p>349.441345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323]-[.C3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507" calcext:value-type="float">
            <text:p>36507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349.59317" calcext:value-type="float">
            <text:p>349.59317</text:p>
          </table:table-cell>
          <table:table-cell office:value-type="float" office:value="12.33155" calcext:value-type="float">
            <text:p>12.33155</text:p>
          </table:table-cell>
          <table:table-cell table:formula="of:=[.C324]-[.C32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598" calcext:value-type="float">
            <text:p>36598</text:p>
          </table:table-cell>
          <table:table-cell office:value-type="float" office:value="349.468597" calcext:value-type="float">
            <text:p>349.468597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325]-[.C3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689" calcext:value-type="float">
            <text:p>36689</text:p>
          </table:table-cell>
          <table:table-cell office:value-type="float" office:value="349.457275" calcext:value-type="float">
            <text:p>349.45727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326]-[.C3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780" calcext:value-type="float">
            <text:p>36780</text:p>
          </table:table-cell>
          <table:table-cell office:value-type="float" office:value="349.449066" calcext:value-type="float">
            <text:p>349.449066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327]-[.C3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871" calcext:value-type="float">
            <text:p>36871</text:p>
          </table:table-cell>
          <table:table-cell office:value-type="float" office:value="349.434509" calcext:value-type="float">
            <text:p>349.434509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328]-[.C3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962" calcext:value-type="float">
            <text:p>36962</text:p>
          </table:table-cell>
          <table:table-cell office:value-type="float" office:value="349.420013" calcext:value-type="float">
            <text:p>349.420013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8984" calcext:value-type="float">
            <text:p>12.328984</text:p>
          </table:table-cell>
          <table:table-cell table:formula="of:=[.C329]-[.C3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053" calcext:value-type="float">
            <text:p>37053</text:p>
          </table:table-cell>
          <table:table-cell office:value-type="float" office:value="349.385925" calcext:value-type="float">
            <text:p>349.385925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330]-[.C3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144" calcext:value-type="float">
            <text:p>37144</text:p>
          </table:table-cell>
          <table:table-cell office:value-type="float" office:value="349.40271" calcext:value-type="float">
            <text:p>349.40271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331]-[.C3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235" calcext:value-type="float">
            <text:p>37235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332]-[.C3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326" calcext:value-type="float">
            <text:p>37326</text:p>
          </table:table-cell>
          <table:table-cell office:value-type="float" office:value="349.370422" calcext:value-type="float">
            <text:p>349.370422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333]-[.C3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417" calcext:value-type="float">
            <text:p>37417</text:p>
          </table:table-cell>
          <table:table-cell office:value-type="float" office:value="349.368622" calcext:value-type="float">
            <text:p>349.368622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334]-[.C3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509" calcext:value-type="float">
            <text:p>37509</text:p>
          </table:table-cell>
          <table:table-cell office:value-type="float" office:value="349.366821" calcext:value-type="float">
            <text:p>349.366821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335]-[.C334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600" calcext:value-type="float">
            <text:p>37600</text:p>
          </table:table-cell>
          <table:table-cell office:value-type="float" office:value="349.331848" calcext:value-type="float">
            <text:p>349.331848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336]-[.C3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691" calcext:value-type="float">
            <text:p>37691</text:p>
          </table:table-cell>
          <table:table-cell office:value-type="float" office:value="349.379578" calcext:value-type="float">
            <text:p>349.379578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337]-[.C3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782" calcext:value-type="float">
            <text:p>37782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338]-[.C3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873" calcext:value-type="float">
            <text:p>37873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339]-[.C3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964" calcext:value-type="float">
            <text:p>37964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340]-[.C3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055" calcext:value-type="float">
            <text:p>38055</text:p>
          </table:table-cell>
          <table:table-cell office:value-type="float" office:value="349.404083" calcext:value-type="float">
            <text:p>349.404083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341]-[.C3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146" calcext:value-type="float">
            <text:p>38146</text:p>
          </table:table-cell>
          <table:table-cell office:value-type="float" office:value="349.368622" calcext:value-type="float">
            <text:p>349.36862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342]-[.C3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237" calcext:value-type="float">
            <text:p>38237</text:p>
          </table:table-cell>
          <table:table-cell office:value-type="float" office:value="349.398621" calcext:value-type="float">
            <text:p>349.398621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343]-[.C3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328" calcext:value-type="float">
            <text:p>38328</text:p>
          </table:table-cell>
          <table:table-cell office:value-type="float" office:value="349.391815" calcext:value-type="float">
            <text:p>349.391815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344]-[.C3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419" calcext:value-type="float">
            <text:p>38419</text:p>
          </table:table-cell>
          <table:table-cell office:value-type="float" office:value="349.374573" calcext:value-type="float">
            <text:p>349.374573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345]-[.C3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510" calcext:value-type="float">
            <text:p>38510</text:p>
          </table:table-cell>
          <table:table-cell office:value-type="float" office:value="349.371399" calcext:value-type="float">
            <text:p>349.371399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346]-[.C3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601" calcext:value-type="float">
            <text:p>38601</text:p>
          </table:table-cell>
          <table:table-cell office:value-type="float" office:value="349.375427" calcext:value-type="float">
            <text:p>349.375427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347]-[.C3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692" calcext:value-type="float">
            <text:p>38692</text:p>
          </table:table-cell>
          <table:table-cell office:value-type="float" office:value="349.35318" calcext:value-type="float">
            <text:p>349.35318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348]-[.C3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784" calcext:value-type="float">
            <text:p>38784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349]-[.C348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875" calcext:value-type="float">
            <text:p>38875</text:p>
          </table:table-cell>
          <table:table-cell office:value-type="float" office:value="349.353638" calcext:value-type="float">
            <text:p>349.353638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350]-[.C3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966" calcext:value-type="float">
            <text:p>38966</text:p>
          </table:table-cell>
          <table:table-cell office:value-type="float" office:value="349.344086" calcext:value-type="float">
            <text:p>349.344086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351]-[.C3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057" calcext:value-type="float">
            <text:p>39057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352]-[.C3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148" calcext:value-type="float">
            <text:p>39148</text:p>
          </table:table-cell>
          <table:table-cell office:value-type="float" office:value="349.357269" calcext:value-type="float">
            <text:p>349.357269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353]-[.C3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239" calcext:value-type="float">
            <text:p>39239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354]-[.C3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330" calcext:value-type="float">
            <text:p>39330</text:p>
          </table:table-cell>
          <table:table-cell office:value-type="float" office:value="349.361847" calcext:value-type="float">
            <text:p>349.361847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355]-[.C3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421" calcext:value-type="float">
            <text:p>39421</text:p>
          </table:table-cell>
          <table:table-cell office:value-type="float" office:value="349.371399" calcext:value-type="float">
            <text:p>349.371399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356]-[.C3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512" calcext:value-type="float">
            <text:p>39512</text:p>
          </table:table-cell>
          <table:table-cell office:value-type="float" office:value="349.376404" calcext:value-type="float">
            <text:p>349.376404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357]-[.C3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603" calcext:value-type="float">
            <text:p>39603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358]-[.C3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694" calcext:value-type="float">
            <text:p>39694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359]-[.C3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785" calcext:value-type="float">
            <text:p>39785</text:p>
          </table:table-cell>
          <table:table-cell office:value-type="float" office:value="349.334106" calcext:value-type="float">
            <text:p>349.334106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360]-[.C3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876" calcext:value-type="float">
            <text:p>39876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361]-[.C3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968" calcext:value-type="float">
            <text:p>39968</text:p>
          </table:table-cell>
          <table:table-cell office:value-type="float" office:value="349.267731" calcext:value-type="float">
            <text:p>349.267731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362]-[.C361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59" calcext:value-type="float">
            <text:p>40059</text:p>
          </table:table-cell>
          <table:table-cell office:value-type="float" office:value="349.28772" calcext:value-type="float">
            <text:p>349.28772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363]-[.C3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150" calcext:value-type="float">
            <text:p>40150</text:p>
          </table:table-cell>
          <table:table-cell office:value-type="float" office:value="349.327728" calcext:value-type="float">
            <text:p>349.327728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364]-[.C3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241" calcext:value-type="float">
            <text:p>40241</text:p>
          </table:table-cell>
          <table:table-cell office:value-type="float" office:value="349.321838" calcext:value-type="float">
            <text:p>349.321838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365]-[.C3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332" calcext:value-type="float">
            <text:p>40332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366]-[.C3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423" calcext:value-type="float">
            <text:p>40423</text:p>
          </table:table-cell>
          <table:table-cell office:value-type="float" office:value="349.389099" calcext:value-type="float">
            <text:p>349.389099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367]-[.C3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514" calcext:value-type="float">
            <text:p>40514</text:p>
          </table:table-cell>
          <table:table-cell office:value-type="float" office:value="349.366852" calcext:value-type="float">
            <text:p>349.366852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368]-[.C3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605" calcext:value-type="float">
            <text:p>40605</text:p>
          </table:table-cell>
          <table:table-cell office:value-type="float" office:value="349.376831" calcext:value-type="float">
            <text:p>349.376831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369]-[.C3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696" calcext:value-type="float">
            <text:p>40696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370]-[.C36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787" calcext:value-type="float">
            <text:p>40787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371]-[.C3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878" calcext:value-type="float">
            <text:p>40878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372]-[.C3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969" calcext:value-type="float">
            <text:p>40969</text:p>
          </table:table-cell>
          <table:table-cell office:value-type="float" office:value="349.355011" calcext:value-type="float">
            <text:p>349.355011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373]-[.C3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060" calcext:value-type="float">
            <text:p>41060</text:p>
          </table:table-cell>
          <table:table-cell office:value-type="float" office:value="349.329529" calcext:value-type="float">
            <text:p>349.329529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374]-[.C3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152" calcext:value-type="float">
            <text:p>41152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375]-[.C374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243" calcext:value-type="float">
            <text:p>41243</text:p>
          </table:table-cell>
          <table:table-cell office:value-type="float" office:value="349.345428" calcext:value-type="float">
            <text:p>349.345428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376]-[.C3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334" calcext:value-type="float">
            <text:p>41334</text:p>
          </table:table-cell>
          <table:table-cell office:value-type="float" office:value="349.350037" calcext:value-type="float">
            <text:p>349.350037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377]-[.C3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425" calcext:value-type="float">
            <text:p>41425</text:p>
          </table:table-cell>
          <table:table-cell office:value-type="float" office:value="349.351837" calcext:value-type="float">
            <text:p>349.351837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378]-[.C3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516" calcext:value-type="float">
            <text:p>41516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379]-[.C3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607" calcext:value-type="float">
            <text:p>41607</text:p>
          </table:table-cell>
          <table:table-cell office:value-type="float" office:value="349.350922" calcext:value-type="float">
            <text:p>349.350922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380]-[.C3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698" calcext:value-type="float">
            <text:p>41698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381]-[.C3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789" calcext:value-type="float">
            <text:p>41789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382]-[.C3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880" calcext:value-type="float">
            <text:p>41880</text:p>
          </table:table-cell>
          <table:table-cell office:value-type="float" office:value="349.373199" calcext:value-type="float">
            <text:p>349.373199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383]-[.C3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971" calcext:value-type="float">
            <text:p>41971</text:p>
          </table:table-cell>
          <table:table-cell office:value-type="float" office:value="349.353607" calcext:value-type="float">
            <text:p>349.353607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384]-[.C3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062" calcext:value-type="float">
            <text:p>42062</text:p>
          </table:table-cell>
          <table:table-cell office:value-type="float" office:value="349.317261" calcext:value-type="float">
            <text:p>349.317261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385]-[.C3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153" calcext:value-type="float">
            <text:p>42153</text:p>
          </table:table-cell>
          <table:table-cell office:value-type="float" office:value="349.312714" calcext:value-type="float">
            <text:p>349.312714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386]-[.C3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244" calcext:value-type="float">
            <text:p>42244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387]-[.C3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335" calcext:value-type="float">
            <text:p>42335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388]-[.C3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427" calcext:value-type="float">
            <text:p>42427</text:p>
          </table:table-cell>
          <table:table-cell office:value-type="float" office:value="349.324097" calcext:value-type="float">
            <text:p>349.324097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389]-[.C388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518" calcext:value-type="float">
            <text:p>42518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390]-[.C3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609" calcext:value-type="float">
            <text:p>42609</text:p>
          </table:table-cell>
          <table:table-cell office:value-type="float" office:value="349.384583" calcext:value-type="float">
            <text:p>349.384583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391]-[.C3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700" calcext:value-type="float">
            <text:p>42700</text:p>
          </table:table-cell>
          <table:table-cell office:value-type="float" office:value="349.410004" calcext:value-type="float">
            <text:p>349.410004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392]-[.C3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791" calcext:value-type="float">
            <text:p>42791</text:p>
          </table:table-cell>
          <table:table-cell office:value-type="float" office:value="349.386383" calcext:value-type="float">
            <text:p>349.386383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393]-[.C3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882" calcext:value-type="float">
            <text:p>42882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394]-[.C3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973" calcext:value-type="float">
            <text:p>42973</text:p>
          </table:table-cell>
          <table:table-cell office:value-type="float" office:value="349.366821" calcext:value-type="float">
            <text:p>349.366821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395]-[.C3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064" calcext:value-type="float">
            <text:p>43064</text:p>
          </table:table-cell>
          <table:table-cell office:value-type="float" office:value="349.345917" calcext:value-type="float">
            <text:p>349.345917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396]-[.C3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55" calcext:value-type="float">
            <text:p>43155</text:p>
          </table:table-cell>
          <table:table-cell office:value-type="float" office:value="349.330475" calcext:value-type="float">
            <text:p>349.330475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397]-[.C3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46" calcext:value-type="float">
            <text:p>43246</text:p>
          </table:table-cell>
          <table:table-cell office:value-type="float" office:value="349.321838" calcext:value-type="float">
            <text:p>349.321838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398]-[.C3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337" calcext:value-type="float">
            <text:p>43337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399]-[.C3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428" calcext:value-type="float">
            <text:p>43428</text:p>
          </table:table-cell>
          <table:table-cell office:value-type="float" office:value="349.304077" calcext:value-type="float">
            <text:p>349.304077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400]-[.C3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519" calcext:value-type="float">
            <text:p>43519</text:p>
          </table:table-cell>
          <table:table-cell office:value-type="float" office:value="349.304993" calcext:value-type="float">
            <text:p>349.304993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401]-[.C40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610" calcext:value-type="float">
            <text:p>43610</text:p>
          </table:table-cell>
          <table:table-cell office:value-type="float" office:value="349.314087" calcext:value-type="float">
            <text:p>349.314087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402]-[.C4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01" calcext:value-type="float">
            <text:p>43701</text:p>
          </table:table-cell>
          <table:table-cell office:value-type="float" office:value="349.334106" calcext:value-type="float">
            <text:p>349.33410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403]-[.C4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793" calcext:value-type="float">
            <text:p>43793</text:p>
          </table:table-cell>
          <table:table-cell office:value-type="float" office:value="349.320923" calcext:value-type="float">
            <text:p>349.320923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404]-[.C403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884" calcext:value-type="float">
            <text:p>43884</text:p>
          </table:table-cell>
          <table:table-cell office:value-type="float" office:value="349.344574" calcext:value-type="float">
            <text:p>349.34457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405]-[.C40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975" calcext:value-type="float">
            <text:p>43975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406]-[.C4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066" calcext:value-type="float">
            <text:p>44066</text:p>
          </table:table-cell>
          <table:table-cell office:value-type="float" office:value="349.344574" calcext:value-type="float">
            <text:p>349.34457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407]-[.C40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57" calcext:value-type="float">
            <text:p>44157</text:p>
          </table:table-cell>
          <table:table-cell office:value-type="float" office:value="349.308197" calcext:value-type="float">
            <text:p>349.308197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408]-[.C40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248" calcext:value-type="float">
            <text:p>44248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409]-[.C40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339" calcext:value-type="float">
            <text:p>44339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410]-[.C40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430" calcext:value-type="float">
            <text:p>44430</text:p>
          </table:table-cell>
          <table:table-cell office:value-type="float" office:value="349.322754" calcext:value-type="float">
            <text:p>349.322754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411]-[.C4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521" calcext:value-type="float">
            <text:p>44521</text:p>
          </table:table-cell>
          <table:table-cell office:value-type="float" office:value="349.279114" calcext:value-type="float">
            <text:p>349.279114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412]-[.C4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612" calcext:value-type="float">
            <text:p>44612</text:p>
          </table:table-cell>
          <table:table-cell office:value-type="float" office:value="349.299561" calcext:value-type="float">
            <text:p>349.29956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413]-[.C4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703" calcext:value-type="float">
            <text:p>44703</text:p>
          </table:table-cell>
          <table:table-cell office:value-type="float" office:value="349.305481" calcext:value-type="float">
            <text:p>349.305481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414]-[.C4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794" calcext:value-type="float">
            <text:p>44794</text:p>
          </table:table-cell>
          <table:table-cell office:value-type="float" office:value="349.325439" calcext:value-type="float">
            <text:p>349.325439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415]-[.C4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885" calcext:value-type="float">
            <text:p>44885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416]-[.C4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977" calcext:value-type="float">
            <text:p>44977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417]-[.C416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68" calcext:value-type="float">
            <text:p>45068</text:p>
          </table:table-cell>
          <table:table-cell office:value-type="float" office:value="349.39682" calcext:value-type="float">
            <text:p>349.39682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418]-[.C4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159" calcext:value-type="float">
            <text:p>45159</text:p>
          </table:table-cell>
          <table:table-cell office:value-type="float" office:value="349.401794" calcext:value-type="float">
            <text:p>349.401794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103" calcext:value-type="float">
            <text:p>12.328103</text:p>
          </table:table-cell>
          <table:table-cell table:formula="of:=[.C419]-[.C4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250" calcext:value-type="float">
            <text:p>45250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420]-[.C4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341" calcext:value-type="float">
            <text:p>45341</text:p>
          </table:table-cell>
          <table:table-cell office:value-type="float" office:value="349.369568" calcext:value-type="float">
            <text:p>349.369568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421]-[.C4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432" calcext:value-type="float">
            <text:p>45432</text:p>
          </table:table-cell>
          <table:table-cell office:value-type="float" office:value="349.374573" calcext:value-type="float">
            <text:p>349.374573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422]-[.C4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523" calcext:value-type="float">
            <text:p>45523</text:p>
          </table:table-cell>
          <table:table-cell office:value-type="float" office:value="349.393646" calcext:value-type="float">
            <text:p>349.393646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423]-[.C4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614" calcext:value-type="float">
            <text:p>45614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424]-[.C42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705" calcext:value-type="float">
            <text:p>45705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425]-[.C4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796" calcext:value-type="float">
            <text:p>45796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426]-[.C4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887" calcext:value-type="float">
            <text:p>45887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427]-[.C4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978" calcext:value-type="float">
            <text:p>45978</text:p>
          </table:table-cell>
          <table:table-cell office:value-type="float" office:value="349.380463" calcext:value-type="float">
            <text:p>349.380463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428]-[.C4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069" calcext:value-type="float">
            <text:p>46069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429]-[.C4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160" calcext:value-type="float">
            <text:p>46160</text:p>
          </table:table-cell>
          <table:table-cell office:value-type="float" office:value="349.318665" calcext:value-type="float">
            <text:p>349.318665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430]-[.C4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252" calcext:value-type="float">
            <text:p>46252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431]-[.C430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343" calcext:value-type="float">
            <text:p>46343</text:p>
          </table:table-cell>
          <table:table-cell office:value-type="float" office:value="349.322266" calcext:value-type="float">
            <text:p>349.322266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432]-[.C4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434" calcext:value-type="float">
            <text:p>46434</text:p>
          </table:table-cell>
          <table:table-cell office:value-type="float" office:value="349.317291" calcext:value-type="float">
            <text:p>349.317291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433]-[.C4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525" calcext:value-type="float">
            <text:p>46525</text:p>
          </table:table-cell>
          <table:table-cell office:value-type="float" office:value="349.323669" calcext:value-type="float">
            <text:p>349.323669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434]-[.C4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616" calcext:value-type="float">
            <text:p>46616</text:p>
          </table:table-cell>
          <table:table-cell office:value-type="float" office:value="349.330475" calcext:value-type="float">
            <text:p>349.330475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435]-[.C4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707" calcext:value-type="float">
            <text:p>46707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436]-[.C4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798" calcext:value-type="float">
            <text:p>46798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437]-[.C4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889" calcext:value-type="float">
            <text:p>46889</text:p>
          </table:table-cell>
          <table:table-cell office:value-type="float" office:value="349.304108" calcext:value-type="float">
            <text:p>349.304108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438]-[.C4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980" calcext:value-type="float">
            <text:p>46980</text:p>
          </table:table-cell>
          <table:table-cell office:value-type="float" office:value="349.285919" calcext:value-type="float">
            <text:p>349.28591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439]-[.C4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071" calcext:value-type="float">
            <text:p>47071</text:p>
          </table:table-cell>
          <table:table-cell office:value-type="float" office:value="349.31546" calcext:value-type="float">
            <text:p>349.31546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440]-[.C4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162" calcext:value-type="float">
            <text:p>47162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441]-[.C4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253" calcext:value-type="float">
            <text:p>47253</text:p>
          </table:table-cell>
          <table:table-cell office:value-type="float" office:value="349.327698" calcext:value-type="float">
            <text:p>349.327698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442]-[.C4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344" calcext:value-type="float">
            <text:p>47344</text:p>
          </table:table-cell>
          <table:table-cell office:value-type="float" office:value="349.329529" calcext:value-type="float">
            <text:p>349.329529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443]-[.C4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35" calcext:value-type="float">
            <text:p>47435</text:p>
          </table:table-cell>
          <table:table-cell office:value-type="float" office:value="349.354095" calcext:value-type="float">
            <text:p>349.35409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444]-[.C4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527" calcext:value-type="float">
            <text:p>47527</text:p>
          </table:table-cell>
          <table:table-cell office:value-type="float" office:value="349.34729" calcext:value-type="float">
            <text:p>349.3472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445]-[.C444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618" calcext:value-type="float">
            <text:p>47618</text:p>
          </table:table-cell>
          <table:table-cell office:value-type="float" office:value="349.320496" calcext:value-type="float">
            <text:p>349.320496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446]-[.C4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709" calcext:value-type="float">
            <text:p>47709</text:p>
          </table:table-cell>
          <table:table-cell office:value-type="float" office:value="349.311829" calcext:value-type="float">
            <text:p>349.311829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447]-[.C4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800" calcext:value-type="float">
            <text:p>47800</text:p>
          </table:table-cell>
          <table:table-cell office:value-type="float" office:value="349.28952" calcext:value-type="float">
            <text:p>349.28952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448]-[.C4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891" calcext:value-type="float">
            <text:p>47891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449]-[.C4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982" calcext:value-type="float">
            <text:p>47982</text:p>
          </table:table-cell>
          <table:table-cell office:value-type="float" office:value="349.268616" calcext:value-type="float">
            <text:p>349.268616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450]-[.C4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073" calcext:value-type="float">
            <text:p>48073</text:p>
          </table:table-cell>
          <table:table-cell office:value-type="float" office:value="349.291382" calcext:value-type="float">
            <text:p>349.291382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451]-[.C4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164" calcext:value-type="float">
            <text:p>48164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452]-[.C4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255" calcext:value-type="float">
            <text:p>48255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453]-[.C4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346" calcext:value-type="float">
            <text:p>48346</text:p>
          </table:table-cell>
          <table:table-cell office:value-type="float" office:value="349.334991" calcext:value-type="float">
            <text:p>349.33499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454]-[.C4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437" calcext:value-type="float">
            <text:p>48437</text:p>
          </table:table-cell>
          <table:table-cell office:value-type="float" office:value="349.330444" calcext:value-type="float">
            <text:p>349.330444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455]-[.C4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528" calcext:value-type="float">
            <text:p>48528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456]-[.C4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619" calcext:value-type="float">
            <text:p>48619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457]-[.C4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710" calcext:value-type="float">
            <text:p>48710</text:p>
          </table:table-cell>
          <table:table-cell office:value-type="float" office:value="349.325439" calcext:value-type="float">
            <text:p>349.325439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458]-[.C4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802" calcext:value-type="float">
            <text:p>48802</text:p>
          </table:table-cell>
          <table:table-cell office:value-type="float" office:value="349.324524" calcext:value-type="float">
            <text:p>349.324524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459]-[.C458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893" calcext:value-type="float">
            <text:p>48893</text:p>
          </table:table-cell>
          <table:table-cell office:value-type="float" office:value="349.366791" calcext:value-type="float">
            <text:p>349.366791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460]-[.C4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984" calcext:value-type="float">
            <text:p>48984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461]-[.C4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075" calcext:value-type="float">
            <text:p>49075</text:p>
          </table:table-cell>
          <table:table-cell office:value-type="float" office:value="349.329529" calcext:value-type="float">
            <text:p>349.329529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4714" calcext:value-type="float">
            <text:p>12.314714</text:p>
          </table:table-cell>
          <table:table-cell table:formula="of:=[.C462]-[.C4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166" calcext:value-type="float">
            <text:p>49166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463]-[.C4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257" calcext:value-type="float">
            <text:p>49257</text:p>
          </table:table-cell>
          <table:table-cell office:value-type="float" office:value="349.360931" calcext:value-type="float">
            <text:p>349.360931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464]-[.C4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348" calcext:value-type="float">
            <text:p>49348</text:p>
          </table:table-cell>
          <table:table-cell office:value-type="float" office:value="349.328674" calcext:value-type="float">
            <text:p>349.32867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465]-[.C4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439" calcext:value-type="float">
            <text:p>49439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466]-[.C4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530" calcext:value-type="float">
            <text:p>49530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467]-[.C4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621" calcext:value-type="float">
            <text:p>4962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468]-[.C4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712" calcext:value-type="float">
            <text:p>49712</text:p>
          </table:table-cell>
          <table:table-cell office:value-type="float" office:value="349.316345" calcext:value-type="float">
            <text:p>349.316345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469]-[.C4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803" calcext:value-type="float">
            <text:p>49803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470]-[.C46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894" calcext:value-type="float">
            <text:p>49894</text:p>
          </table:table-cell>
          <table:table-cell office:value-type="float" office:value="349.346832" calcext:value-type="float">
            <text:p>349.346832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584" calcext:value-type="float">
            <text:p>12.328584</text:p>
          </table:table-cell>
          <table:table-cell table:formula="of:=[.C471]-[.C4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985" calcext:value-type="float">
            <text:p>49985</text:p>
          </table:table-cell>
          <table:table-cell office:value-type="float" office:value="349.367249" calcext:value-type="float">
            <text:p>349.367249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472]-[.C4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77" calcext:value-type="float">
            <text:p>50077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473]-[.C472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168" calcext:value-type="float">
            <text:p>50168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474]-[.C4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259" calcext:value-type="float">
            <text:p>50259</text:p>
          </table:table-cell>
          <table:table-cell office:value-type="float" office:value="349.332703" calcext:value-type="float">
            <text:p>349.332703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475]-[.C47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350" calcext:value-type="float">
            <text:p>50350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795" calcext:value-type="float">
            <text:p>12.314795</text:p>
          </table:table-cell>
          <table:table-cell table:formula="of:=[.C476]-[.C4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441" calcext:value-type="float">
            <text:p>50441</text:p>
          </table:table-cell>
          <table:table-cell office:value-type="float" office:value="349.274109" calcext:value-type="float">
            <text:p>349.27410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477]-[.C4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532" calcext:value-type="float">
            <text:p>50532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C478]-[.C4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623" calcext:value-type="float">
            <text:p>50623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479]-[.C4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714" calcext:value-type="float">
            <text:p>50714</text:p>
          </table:table-cell>
          <table:table-cell office:value-type="float" office:value="349.332733" calcext:value-type="float">
            <text:p>349.332733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480]-[.C4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805" calcext:value-type="float">
            <text:p>50805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481]-[.C4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896" calcext:value-type="float">
            <text:p>50896</text:p>
          </table:table-cell>
          <table:table-cell office:value-type="float" office:value="349.339081" calcext:value-type="float">
            <text:p>349.339081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482]-[.C4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987" calcext:value-type="float">
            <text:p>50987</text:p>
          </table:table-cell>
          <table:table-cell office:value-type="float" office:value="349.310486" calcext:value-type="float">
            <text:p>349.310486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483]-[.C4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078" calcext:value-type="float">
            <text:p>51078</text:p>
          </table:table-cell>
          <table:table-cell office:value-type="float" office:value="349.339111" calcext:value-type="float">
            <text:p>349.339111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484]-[.C4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169" calcext:value-type="float">
            <text:p>51169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8263" calcext:value-type="float">
            <text:p>12.328263</text:p>
          </table:table-cell>
          <table:table-cell table:formula="of:=[.C485]-[.C4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61" calcext:value-type="float">
            <text:p>51261</text:p>
          </table:table-cell>
          <table:table-cell office:value-type="float" office:value="349.354065" calcext:value-type="float">
            <text:p>349.354065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486]-[.C485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352" calcext:value-type="float">
            <text:p>51352</text:p>
          </table:table-cell>
          <table:table-cell office:value-type="float" office:value="349.377747" calcext:value-type="float">
            <text:p>349.377747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487]-[.C4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443" calcext:value-type="float">
            <text:p>51443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488]-[.C4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534" calcext:value-type="float">
            <text:p>51534</text:p>
          </table:table-cell>
          <table:table-cell office:value-type="float" office:value="349.377747" calcext:value-type="float">
            <text:p>349.377747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489]-[.C4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625" calcext:value-type="float">
            <text:p>51625</text:p>
          </table:table-cell>
          <table:table-cell office:value-type="float" office:value="349.344543" calcext:value-type="float">
            <text:p>349.344543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490]-[.C4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716" calcext:value-type="float">
            <text:p>51716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491]-[.C4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807" calcext:value-type="float">
            <text:p>51807</text:p>
          </table:table-cell>
          <table:table-cell office:value-type="float" office:value="349.378632" calcext:value-type="float">
            <text:p>349.378632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492]-[.C4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898" calcext:value-type="float">
            <text:p>51898</text:p>
          </table:table-cell>
          <table:table-cell office:value-type="float" office:value="349.361816" calcext:value-type="float">
            <text:p>349.361816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493]-[.C4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989" calcext:value-type="float">
            <text:p>51989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494]-[.C4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080" calcext:value-type="float">
            <text:p>52080</text:p>
          </table:table-cell>
          <table:table-cell office:value-type="float" office:value="349.364105" calcext:value-type="float">
            <text:p>349.364105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495]-[.C4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171" calcext:value-type="float">
            <text:p>52171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496]-[.C4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262" calcext:value-type="float">
            <text:p>52262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497]-[.C4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353" calcext:value-type="float">
            <text:p>52353</text:p>
          </table:table-cell>
          <table:table-cell office:value-type="float" office:value="349.332703" calcext:value-type="float">
            <text:p>349.332703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498]-[.C4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444" calcext:value-type="float">
            <text:p>52444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499]-[.C4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536" calcext:value-type="float">
            <text:p>52536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500]-[.C499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627" calcext:value-type="float">
            <text:p>52627</text:p>
          </table:table-cell>
          <table:table-cell office:value-type="float" office:value="349.32724" calcext:value-type="float">
            <text:p>349.32724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501]-[.C50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718" calcext:value-type="float">
            <text:p>52718</text:p>
          </table:table-cell>
          <table:table-cell office:value-type="float" office:value="349.345428" calcext:value-type="float">
            <text:p>349.345428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502]-[.C5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809" calcext:value-type="float">
            <text:p>52809</text:p>
          </table:table-cell>
          <table:table-cell office:value-type="float" office:value="349.330872" calcext:value-type="float">
            <text:p>349.330872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503]-[.C5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900" calcext:value-type="float">
            <text:p>52900</text:p>
          </table:table-cell>
          <table:table-cell office:value-type="float" office:value="349.289093" calcext:value-type="float">
            <text:p>349.289093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504]-[.C50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991" calcext:value-type="float">
            <text:p>52991</text:p>
          </table:table-cell>
          <table:table-cell office:value-type="float" office:value="349.305908" calcext:value-type="float">
            <text:p>349.30590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505]-[.C50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082" calcext:value-type="float">
            <text:p>53082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506]-[.C5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173" calcext:value-type="float">
            <text:p>53173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507]-[.C50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264" calcext:value-type="float">
            <text:p>53264</text:p>
          </table:table-cell>
          <table:table-cell office:value-type="float" office:value="349.308655" calcext:value-type="float">
            <text:p>349.308655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508]-[.C50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355" calcext:value-type="float">
            <text:p>53355</text:p>
          </table:table-cell>
          <table:table-cell office:value-type="float" office:value="349.29953" calcext:value-type="float">
            <text:p>349.29953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509]-[.C50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446" calcext:value-type="float">
            <text:p>53446</text:p>
          </table:table-cell>
          <table:table-cell office:value-type="float" office:value="349.302704" calcext:value-type="float">
            <text:p>349.302704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510]-[.C50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537" calcext:value-type="float">
            <text:p>53537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511]-[.C5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628" calcext:value-type="float">
            <text:p>53628</text:p>
          </table:table-cell>
          <table:table-cell office:value-type="float" office:value="349.31543" calcext:value-type="float">
            <text:p>349.31543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512]-[.C5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719" calcext:value-type="float">
            <text:p>53719</text:p>
          </table:table-cell>
          <table:table-cell office:value-type="float" office:value="349.330872" calcext:value-type="float">
            <text:p>349.330872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513]-[.C5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811" calcext:value-type="float">
            <text:p>53811</text:p>
          </table:table-cell>
          <table:table-cell office:value-type="float" office:value="349.394958" calcext:value-type="float">
            <text:p>349.394958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514]-[.C513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902" calcext:value-type="float">
            <text:p>53902</text:p>
          </table:table-cell>
          <table:table-cell office:value-type="float" office:value="349.399078" calcext:value-type="float">
            <text:p>349.399078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515]-[.C5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993" calcext:value-type="float">
            <text:p>53993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516]-[.C5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084" calcext:value-type="float">
            <text:p>54084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517]-[.C5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175" calcext:value-type="float">
            <text:p>54175</text:p>
          </table:table-cell>
          <table:table-cell office:value-type="float" office:value="349.412262" calcext:value-type="float">
            <text:p>349.412262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518]-[.C5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266" calcext:value-type="float">
            <text:p>54266</text:p>
          </table:table-cell>
          <table:table-cell office:value-type="float" office:value="349.342255" calcext:value-type="float">
            <text:p>349.342255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519]-[.C5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357" calcext:value-type="float">
            <text:p>54357</text:p>
          </table:table-cell>
          <table:table-cell office:value-type="float" office:value="349.32724" calcext:value-type="float">
            <text:p>349.32724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520]-[.C5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448" calcext:value-type="float">
            <text:p>54448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521]-[.C5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539" calcext:value-type="float">
            <text:p>54539</text:p>
          </table:table-cell>
          <table:table-cell office:value-type="float" office:value="349.329102" calcext:value-type="float">
            <text:p>349.329102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522]-[.C5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630" calcext:value-type="float">
            <text:p>54630</text:p>
          </table:table-cell>
          <table:table-cell office:value-type="float" office:value="349.297699" calcext:value-type="float">
            <text:p>349.297699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523]-[.C5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721" calcext:value-type="float">
            <text:p>54721</text:p>
          </table:table-cell>
          <table:table-cell office:value-type="float" office:value="349.317291" calcext:value-type="float">
            <text:p>349.31729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524]-[.C52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812" calcext:value-type="float">
            <text:p>54812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525]-[.C5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903" calcext:value-type="float">
            <text:p>54903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526]-[.C5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994" calcext:value-type="float">
            <text:p>54994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527]-[.C5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086" calcext:value-type="float">
            <text:p>55086</text:p>
          </table:table-cell>
          <table:table-cell office:value-type="float" office:value="349.329987" calcext:value-type="float">
            <text:p>349.329987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528]-[.C527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177" calcext:value-type="float">
            <text:p>55177</text:p>
          </table:table-cell>
          <table:table-cell office:value-type="float" office:value="349.353638" calcext:value-type="float">
            <text:p>349.353638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529]-[.C5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268" calcext:value-type="float">
            <text:p>55268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530]-[.C5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359" calcext:value-type="float">
            <text:p>55359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531]-[.C5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450" calcext:value-type="float">
            <text:p>55450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532]-[.C5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541" calcext:value-type="float">
            <text:p>55541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533]-[.C5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632" calcext:value-type="float">
            <text:p>55632</text:p>
          </table:table-cell>
          <table:table-cell office:value-type="float" office:value="349.344055" calcext:value-type="float">
            <text:p>349.344055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534]-[.C5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723" calcext:value-type="float">
            <text:p>55723</text:p>
          </table:table-cell>
          <table:table-cell office:value-type="float" office:value="349.312256" calcext:value-type="float">
            <text:p>349.312256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535]-[.C5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814" calcext:value-type="float">
            <text:p>55814</text:p>
          </table:table-cell>
          <table:table-cell office:value-type="float" office:value="349.295471" calcext:value-type="float">
            <text:p>349.29547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536]-[.C5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905" calcext:value-type="float">
            <text:p>55905</text:p>
          </table:table-cell>
          <table:table-cell office:value-type="float" office:value="349.292267" calcext:value-type="float">
            <text:p>349.292267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537]-[.C5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996" calcext:value-type="float">
            <text:p>55996</text:p>
          </table:table-cell>
          <table:table-cell office:value-type="float" office:value="349.28772" calcext:value-type="float">
            <text:p>349.28772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538]-[.C5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087" calcext:value-type="float">
            <text:p>56087</text:p>
          </table:table-cell>
          <table:table-cell office:value-type="float" office:value="349.281799" calcext:value-type="float">
            <text:p>349.281799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539]-[.C5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178" calcext:value-type="float">
            <text:p>56178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540]-[.C5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269" calcext:value-type="float">
            <text:p>56269</text:p>
          </table:table-cell>
          <table:table-cell office:value-type="float" office:value="349.295929" calcext:value-type="float">
            <text:p>349.295929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541]-[.C5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361" calcext:value-type="float">
            <text:p>56361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542]-[.C541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452" calcext:value-type="float">
            <text:p>56452</text:p>
          </table:table-cell>
          <table:table-cell office:value-type="float" office:value="349.329071" calcext:value-type="float">
            <text:p>349.329071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543]-[.C5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543" calcext:value-type="float">
            <text:p>56543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544]-[.C5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634" calcext:value-type="float">
            <text:p>56634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545]-[.C5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725" calcext:value-type="float">
            <text:p>56725</text:p>
          </table:table-cell>
          <table:table-cell office:value-type="float" office:value="349.376831" calcext:value-type="float">
            <text:p>349.376831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546]-[.C5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816" calcext:value-type="float">
            <text:p>56816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547]-[.C5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907" calcext:value-type="float">
            <text:p>56907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548]-[.C5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998" calcext:value-type="float">
            <text:p>56998</text:p>
          </table:table-cell>
          <table:table-cell office:value-type="float" office:value="349.366821" calcext:value-type="float">
            <text:p>349.366821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549]-[.C5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089" calcext:value-type="float">
            <text:p>57089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550]-[.C5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180" calcext:value-type="float">
            <text:p>57180</text:p>
          </table:table-cell>
          <table:table-cell office:value-type="float" office:value="349.324982" calcext:value-type="float">
            <text:p>349.324982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551]-[.C5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271" calcext:value-type="float">
            <text:p>57271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552]-[.C5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362" calcext:value-type="float">
            <text:p>57362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553]-[.C5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453" calcext:value-type="float">
            <text:p>57453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554]-[.C5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544" calcext:value-type="float">
            <text:p>57544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555]-[.C5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636" calcext:value-type="float">
            <text:p>57636</text:p>
          </table:table-cell>
          <table:table-cell office:value-type="float" office:value="349.373627" calcext:value-type="float">
            <text:p>349.373627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556]-[.C555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727" calcext:value-type="float">
            <text:p>57727</text:p>
          </table:table-cell>
          <table:table-cell office:value-type="float" office:value="349.391785" calcext:value-type="float">
            <text:p>349.391785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557]-[.C5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818" calcext:value-type="float">
            <text:p>57818</text:p>
          </table:table-cell>
          <table:table-cell office:value-type="float" office:value="349.394531" calcext:value-type="float">
            <text:p>349.394531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558]-[.C5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909" calcext:value-type="float">
            <text:p>57909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559]-[.C5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000" calcext:value-type="float">
            <text:p>58000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560]-[.C5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091" calcext:value-type="float">
            <text:p>58091</text:p>
          </table:table-cell>
          <table:table-cell office:value-type="float" office:value="349.354095" calcext:value-type="float">
            <text:p>349.354095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561]-[.C5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182" calcext:value-type="float">
            <text:p>58182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562]-[.C5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273" calcext:value-type="float">
            <text:p>58273</text:p>
          </table:table-cell>
          <table:table-cell office:value-type="float" office:value="349.361389" calcext:value-type="float">
            <text:p>349.361389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563]-[.C5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364" calcext:value-type="float">
            <text:p>58364</text:p>
          </table:table-cell>
          <table:table-cell office:value-type="float" office:value="349.360901" calcext:value-type="float">
            <text:p>349.360901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564]-[.C5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455" calcext:value-type="float">
            <text:p>58455</text:p>
          </table:table-cell>
          <table:table-cell office:value-type="float" office:value="349.423187" calcext:value-type="float">
            <text:p>349.423187</text:p>
          </table:table-cell>
          <table:table-cell office:value-type="float" office:value="349.597717" calcext:value-type="float">
            <text:p>349.597717</text:p>
          </table:table-cell>
          <table:table-cell office:value-type="float" office:value="12.33171" calcext:value-type="float">
            <text:p>12.33171</text:p>
          </table:table-cell>
          <table:table-cell table:formula="of:=[.C565]-[.C5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546" calcext:value-type="float">
            <text:p>58546</text:p>
          </table:table-cell>
          <table:table-cell office:value-type="float" office:value="349.428162" calcext:value-type="float">
            <text:p>349.428162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566]-[.C5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637" calcext:value-type="float">
            <text:p>58637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567]-[.C5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728" calcext:value-type="float">
            <text:p>58728</text:p>
          </table:table-cell>
          <table:table-cell office:value-type="float" office:value="349.458649" calcext:value-type="float">
            <text:p>349.458649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8263" calcext:value-type="float">
            <text:p>12.328263</text:p>
          </table:table-cell>
          <table:table-cell table:formula="of:=[.C568]-[.C5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819" calcext:value-type="float">
            <text:p>58819</text:p>
          </table:table-cell>
          <table:table-cell office:value-type="float" office:value="349.487732" calcext:value-type="float">
            <text:p>349.487732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569]-[.C5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911" calcext:value-type="float">
            <text:p>58911</text:p>
          </table:table-cell>
          <table:table-cell office:value-type="float" office:value="349.455902" calcext:value-type="float">
            <text:p>349.455902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570]-[.C569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002" calcext:value-type="float">
            <text:p>59002</text:p>
          </table:table-cell>
          <table:table-cell office:value-type="float" office:value="349.471832" calcext:value-type="float">
            <text:p>349.471832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571]-[.C5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093" calcext:value-type="float">
            <text:p>59093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572]-[.C5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184" calcext:value-type="float">
            <text:p>59184</text:p>
          </table:table-cell>
          <table:table-cell office:value-type="float" office:value="349.410919" calcext:value-type="float">
            <text:p>349.410919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573]-[.C5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275" calcext:value-type="float">
            <text:p>59275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574]-[.C5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366" calcext:value-type="float">
            <text:p>59366</text:p>
          </table:table-cell>
          <table:table-cell office:value-type="float" office:value="349.410004" calcext:value-type="float">
            <text:p>349.410004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575]-[.C57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457" calcext:value-type="float">
            <text:p>59457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576]-[.C5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548" calcext:value-type="float">
            <text:p>59548</text:p>
          </table:table-cell>
          <table:table-cell office:value-type="float" office:value="349.453186" calcext:value-type="float">
            <text:p>349.453186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577]-[.C5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639" calcext:value-type="float">
            <text:p>59639</text:p>
          </table:table-cell>
          <table:table-cell office:value-type="float" office:value="349.455444" calcext:value-type="float">
            <text:p>349.45544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578]-[.C5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730" calcext:value-type="float">
            <text:p>59730</text:p>
          </table:table-cell>
          <table:table-cell office:value-type="float" office:value="349.485443" calcext:value-type="float">
            <text:p>349.485443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579]-[.C5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821" calcext:value-type="float">
            <text:p>59821</text:p>
          </table:table-cell>
          <table:table-cell table:number-columns-repeated="2"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580]-[.C5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912" calcext:value-type="float">
            <text:p>59912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581]-[.C5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03" calcext:value-type="float">
            <text:p>60003</text:p>
          </table:table-cell>
          <table:table-cell office:value-type="float" office:value="349.465485" calcext:value-type="float">
            <text:p>349.465485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582]-[.C5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94" calcext:value-type="float">
            <text:p>60094</text:p>
          </table:table-cell>
          <table:table-cell office:value-type="float" office:value="349.491364" calcext:value-type="float">
            <text:p>349.491364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583]-[.C5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186" calcext:value-type="float">
            <text:p>60186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584]-[.C583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277" calcext:value-type="float">
            <text:p>60277</text:p>
          </table:table-cell>
          <table:table-cell office:value-type="float" office:value="349.499084" calcext:value-type="float">
            <text:p>349.499084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585]-[.C5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368" calcext:value-type="float">
            <text:p>60368</text:p>
          </table:table-cell>
          <table:table-cell office:value-type="float" office:value="349.507721" calcext:value-type="float">
            <text:p>349.507721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586]-[.C5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459" calcext:value-type="float">
            <text:p>60459</text:p>
          </table:table-cell>
          <table:table-cell office:value-type="float" office:value="349.509521" calcext:value-type="float">
            <text:p>349.509521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587]-[.C5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550" calcext:value-type="float">
            <text:p>60550</text:p>
          </table:table-cell>
          <table:table-cell office:value-type="float" office:value="349.537689" calcext:value-type="float">
            <text:p>349.537689</text:p>
          </table:table-cell>
          <table:table-cell office:value-type="float" office:value="349.643188" calcext:value-type="float">
            <text:p>349.643188</text:p>
          </table:table-cell>
          <table:table-cell office:value-type="float" office:value="12.333314" calcext:value-type="float">
            <text:p>12.333314</text:p>
          </table:table-cell>
          <table:table-cell table:formula="of:=[.C588]-[.C5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641" calcext:value-type="float">
            <text:p>60641</text:p>
          </table:table-cell>
          <table:table-cell office:value-type="float" office:value="349.553162" calcext:value-type="float">
            <text:p>349.553162</text:p>
          </table:table-cell>
          <table:table-cell office:value-type="float" office:value="349.611359" calcext:value-type="float">
            <text:p>349.611359</text:p>
          </table:table-cell>
          <table:table-cell office:value-type="float" office:value="12.332191" calcext:value-type="float">
            <text:p>12.332191</text:p>
          </table:table-cell>
          <table:table-cell table:formula="of:=[.C589]-[.C5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732" calcext:value-type="float">
            <text:p>60732</text:p>
          </table:table-cell>
          <table:table-cell office:value-type="float" office:value="349.60318" calcext:value-type="float">
            <text:p>349.60318</text:p>
          </table:table-cell>
          <table:table-cell office:value-type="float" office:value="349.740906" calcext:value-type="float">
            <text:p>349.740906</text:p>
          </table:table-cell>
          <table:table-cell office:value-type="float" office:value="12.336761" calcext:value-type="float">
            <text:p>12.336761</text:p>
          </table:table-cell>
          <table:table-cell table:formula="of:=[.C590]-[.C5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823" calcext:value-type="float">
            <text:p>60823</text:p>
          </table:table-cell>
          <table:table-cell office:value-type="float" office:value="349.632263" calcext:value-type="float">
            <text:p>349.632263</text:p>
          </table:table-cell>
          <table:table-cell office:value-type="float" office:value="349.663635" calcext:value-type="float">
            <text:p>349.663635</text:p>
          </table:table-cell>
          <table:table-cell office:value-type="float" office:value="12.334035" calcext:value-type="float">
            <text:p>12.334035</text:p>
          </table:table-cell>
          <table:table-cell table:formula="of:=[.C591]-[.C5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914" calcext:value-type="float">
            <text:p>60914</text:p>
          </table:table-cell>
          <table:table-cell office:value-type="float" office:value="349.666351" calcext:value-type="float">
            <text:p>349.666351</text:p>
          </table:table-cell>
          <table:table-cell office:value-type="float" office:value="349.672729" calcext:value-type="float">
            <text:p>349.672729</text:p>
          </table:table-cell>
          <table:table-cell office:value-type="float" office:value="12.334356" calcext:value-type="float">
            <text:p>12.334356</text:p>
          </table:table-cell>
          <table:table-cell table:formula="of:=[.C592]-[.C5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005" calcext:value-type="float">
            <text:p>61005</text:p>
          </table:table-cell>
          <table:table-cell office:value-type="float" office:value="349.659088" calcext:value-type="float">
            <text:p>349.659088</text:p>
          </table:table-cell>
          <table:table-cell office:value-type="float" office:value="349.606812" calcext:value-type="float">
            <text:p>349.606812</text:p>
          </table:table-cell>
          <table:table-cell office:value-type="float" office:value="12.33203" calcext:value-type="float">
            <text:p>12.33203</text:p>
          </table:table-cell>
          <table:table-cell table:formula="of:=[.C593]-[.C5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096" calcext:value-type="float">
            <text:p>61096</text:p>
          </table:table-cell>
          <table:table-cell office:value-type="float" office:value="349.643616" calcext:value-type="float">
            <text:p>349.643616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594]-[.C5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187" calcext:value-type="float">
            <text:p>61187</text:p>
          </table:table-cell>
          <table:table-cell office:value-type="float" office:value="349.610901" calcext:value-type="float">
            <text:p>349.610901</text:p>
          </table:table-cell>
          <table:table-cell office:value-type="float" office:value="349.577271" calcext:value-type="float">
            <text:p>349.577271</text:p>
          </table:table-cell>
          <table:table-cell office:value-type="float" office:value="12.330989" calcext:value-type="float">
            <text:p>12.330989</text:p>
          </table:table-cell>
          <table:table-cell table:formula="of:=[.C595]-[.C5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278" calcext:value-type="float">
            <text:p>61278</text:p>
          </table:table-cell>
          <table:table-cell office:value-type="float" office:value="349.601807" calcext:value-type="float">
            <text:p>349.601807</text:p>
          </table:table-cell>
          <table:table-cell office:value-type="float" office:value="349.618195" calcext:value-type="float">
            <text:p>349.618195</text:p>
          </table:table-cell>
          <table:table-cell office:value-type="float" office:value="12.332432" calcext:value-type="float">
            <text:p>12.332432</text:p>
          </table:table-cell>
          <table:table-cell table:formula="of:=[.C596]-[.C5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369" calcext:value-type="float">
            <text:p>61369</text:p>
          </table:table-cell>
          <table:table-cell office:value-type="float" office:value="349.598175" calcext:value-type="float">
            <text:p>349.598175</text:p>
          </table:table-cell>
          <table:table-cell office:value-type="float" office:value="349.654541" calcext:value-type="float">
            <text:p>349.654541</text:p>
          </table:table-cell>
          <table:table-cell office:value-type="float" office:value="12.333714" calcext:value-type="float">
            <text:p>12.333714</text:p>
          </table:table-cell>
          <table:table-cell table:formula="of:=[.C597]-[.C5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460" calcext:value-type="float">
            <text:p>61460</text:p>
          </table:table-cell>
          <table:table-cell office:value-type="float" office:value="349.589539" calcext:value-type="float">
            <text:p>349.589539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30507" calcext:value-type="float">
            <text:p>12.330507</text:p>
          </table:table-cell>
          <table:table-cell table:formula="of:=[.C598]-[.C5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552" calcext:value-type="float">
            <text:p>61552</text:p>
          </table:table-cell>
          <table:table-cell office:value-type="float" office:value="349.623627" calcext:value-type="float">
            <text:p>349.623627</text:p>
          </table:table-cell>
          <table:table-cell office:value-type="float" office:value="349.704559" calcext:value-type="float">
            <text:p>349.704559</text:p>
          </table:table-cell>
          <table:table-cell office:value-type="float" office:value="12.335479" calcext:value-type="float">
            <text:p>12.335479</text:p>
          </table:table-cell>
          <table:table-cell table:formula="of:=[.C599]-[.C598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643" calcext:value-type="float">
            <text:p>61643</text:p>
          </table:table-cell>
          <table:table-cell office:value-type="float" office:value="349.666809" calcext:value-type="float">
            <text:p>349.666809</text:p>
          </table:table-cell>
          <table:table-cell office:value-type="float" office:value="349.793182" calcext:value-type="float">
            <text:p>349.793182</text:p>
          </table:table-cell>
          <table:table-cell office:value-type="float" office:value="12.338605" calcext:value-type="float">
            <text:p>12.338605</text:p>
          </table:table-cell>
          <table:table-cell table:formula="of:=[.C600]-[.C5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734" calcext:value-type="float">
            <text:p>61734</text:p>
          </table:table-cell>
          <table:table-cell office:value-type="float" office:value="349.679108" calcext:value-type="float">
            <text:p>349.679108</text:p>
          </table:table-cell>
          <table:table-cell office:value-type="float" office:value="349.679535" calcext:value-type="float">
            <text:p>349.679535</text:p>
          </table:table-cell>
          <table:table-cell office:value-type="float" office:value="12.334596" calcext:value-type="float">
            <text:p>12.334596</text:p>
          </table:table-cell>
          <table:table-cell table:formula="of:=[.C601]-[.C60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825" calcext:value-type="float">
            <text:p>61825</text:p>
          </table:table-cell>
          <table:table-cell office:value-type="float" office:value="349.672729" calcext:value-type="float">
            <text:p>349.672729</text:p>
          </table:table-cell>
          <table:table-cell office:value-type="float" office:value="349.622742" calcext:value-type="float">
            <text:p>349.622742</text:p>
          </table:table-cell>
          <table:table-cell office:value-type="float" office:value="12.332593" calcext:value-type="float">
            <text:p>12.332593</text:p>
          </table:table-cell>
          <table:table-cell table:formula="of:=[.C602]-[.C6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916" calcext:value-type="float">
            <text:p>61916</text:p>
          </table:table-cell>
          <table:table-cell office:value-type="float" office:value="349.676819" calcext:value-type="float">
            <text:p>349.676819</text:p>
          </table:table-cell>
          <table:table-cell office:value-type="float" office:value="349.584076" calcext:value-type="float">
            <text:p>349.584076</text:p>
          </table:table-cell>
          <table:table-cell office:value-type="float" office:value="12.331228" calcext:value-type="float">
            <text:p>12.331228</text:p>
          </table:table-cell>
          <table:table-cell table:formula="of:=[.C603]-[.C6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007" calcext:value-type="float">
            <text:p>62007</text:p>
          </table:table-cell>
          <table:table-cell office:value-type="float" office:value="349.653168" calcext:value-type="float">
            <text:p>349.653168</text:p>
          </table:table-cell>
          <table:table-cell office:value-type="float" office:value="349.586365" calcext:value-type="float">
            <text:p>349.586365</text:p>
          </table:table-cell>
          <table:table-cell office:value-type="float" office:value="12.331309" calcext:value-type="float">
            <text:p>12.331309</text:p>
          </table:table-cell>
          <table:table-cell table:formula="of:=[.C604]-[.C60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098" calcext:value-type="float">
            <text:p>62098</text:p>
          </table:table-cell>
          <table:table-cell office:value-type="float" office:value="349.606354" calcext:value-type="float">
            <text:p>349.606354</text:p>
          </table:table-cell>
          <table:table-cell office:value-type="float" office:value="349.559082" calcext:value-type="float">
            <text:p>349.559082</text:p>
          </table:table-cell>
          <table:table-cell office:value-type="float" office:value="12.330347" calcext:value-type="float">
            <text:p>12.330347</text:p>
          </table:table-cell>
          <table:table-cell table:formula="of:=[.C605]-[.C60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189" calcext:value-type="float">
            <text:p>62189</text:p>
          </table:table-cell>
          <table:table-cell office:value-type="float" office:value="349.60907" calcext:value-type="float">
            <text:p>349.60907</text:p>
          </table:table-cell>
          <table:table-cell office:value-type="float" office:value="349.693176" calcext:value-type="float">
            <text:p>349.693176</text:p>
          </table:table-cell>
          <table:table-cell office:value-type="float" office:value="12.335077" calcext:value-type="float">
            <text:p>12.335077</text:p>
          </table:table-cell>
          <table:table-cell table:formula="of:=[.C606]-[.C6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280" calcext:value-type="float">
            <text:p>62280</text:p>
          </table:table-cell>
          <table:table-cell office:value-type="float" office:value="349.589539" calcext:value-type="float">
            <text:p>349.589539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C607]-[.C60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371" calcext:value-type="float">
            <text:p>62371</text:p>
          </table:table-cell>
          <table:table-cell office:value-type="float" office:value="349.594086" calcext:value-type="float">
            <text:p>349.594086</text:p>
          </table:table-cell>
          <table:table-cell office:value-type="float" office:value="349.606812" calcext:value-type="float">
            <text:p>349.606812</text:p>
          </table:table-cell>
          <table:table-cell office:value-type="float" office:value="12.33203" calcext:value-type="float">
            <text:p>12.33203</text:p>
          </table:table-cell>
          <table:table-cell table:formula="of:=[.C608]-[.C60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462" calcext:value-type="float">
            <text:p>62462</text:p>
          </table:table-cell>
          <table:table-cell office:value-type="float" office:value="349.570892" calcext:value-type="float">
            <text:p>349.570892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609]-[.C60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553" calcext:value-type="float">
            <text:p>62553</text:p>
          </table:table-cell>
          <table:table-cell office:value-type="float" office:value="349.583649" calcext:value-type="float">
            <text:p>349.583649</text:p>
          </table:table-cell>
          <table:table-cell office:value-type="float" office:value="349.622742" calcext:value-type="float">
            <text:p>349.622742</text:p>
          </table:table-cell>
          <table:table-cell office:value-type="float" office:value="12.332593" calcext:value-type="float">
            <text:p>12.332593</text:p>
          </table:table-cell>
          <table:table-cell table:formula="of:=[.C610]-[.C60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644" calcext:value-type="float">
            <text:p>62644</text:p>
          </table:table-cell>
          <table:table-cell office:value-type="float" office:value="349.539978" calcext:value-type="float">
            <text:p>349.539978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611]-[.C6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735" calcext:value-type="float">
            <text:p>62735</text:p>
          </table:table-cell>
          <table:table-cell office:value-type="float" office:value="349.54776" calcext:value-type="float">
            <text:p>349.54776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30507" calcext:value-type="float">
            <text:p>12.330507</text:p>
          </table:table-cell>
          <table:table-cell table:formula="of:=[.C612]-[.C6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827" calcext:value-type="float">
            <text:p>62827</text:p>
          </table:table-cell>
          <table:table-cell office:value-type="float" office:value="349.54776" calcext:value-type="float">
            <text:p>349.54776</text:p>
          </table:table-cell>
          <table:table-cell office:value-type="float" office:value="349.606812" calcext:value-type="float">
            <text:p>349.606812</text:p>
          </table:table-cell>
          <table:table-cell office:value-type="float" office:value="12.33203" calcext:value-type="float">
            <text:p>12.33203</text:p>
          </table:table-cell>
          <table:table-cell table:formula="of:=[.C613]-[.C612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918" calcext:value-type="float">
            <text:p>62918</text:p>
          </table:table-cell>
          <table:table-cell office:value-type="float" office:value="349.591858" calcext:value-type="float">
            <text:p>349.591858</text:p>
          </table:table-cell>
          <table:table-cell office:value-type="float" office:value="349.690918" calcext:value-type="float">
            <text:p>349.690918</text:p>
          </table:table-cell>
          <table:table-cell office:value-type="float" office:value="12.334997" calcext:value-type="float">
            <text:p>12.334997</text:p>
          </table:table-cell>
          <table:table-cell table:formula="of:=[.C614]-[.C6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009" calcext:value-type="float">
            <text:p>63009</text:p>
          </table:table-cell>
          <table:table-cell office:value-type="float" office:value="349.584564" calcext:value-type="float">
            <text:p>349.584564</text:p>
          </table:table-cell>
          <table:table-cell office:value-type="float" office:value="349.586365" calcext:value-type="float">
            <text:p>349.586365</text:p>
          </table:table-cell>
          <table:table-cell office:value-type="float" office:value="12.331309" calcext:value-type="float">
            <text:p>12.331309</text:p>
          </table:table-cell>
          <table:table-cell table:formula="of:=[.C615]-[.C6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100" calcext:value-type="float">
            <text:p>63100</text:p>
          </table:table-cell>
          <table:table-cell office:value-type="float" office:value="349.620026" calcext:value-type="float">
            <text:p>349.620026</text:p>
          </table:table-cell>
          <table:table-cell office:value-type="float" office:value="349.652283" calcext:value-type="float">
            <text:p>349.652283</text:p>
          </table:table-cell>
          <table:table-cell office:value-type="float" office:value="12.333634" calcext:value-type="float">
            <text:p>12.333634</text:p>
          </table:table-cell>
          <table:table-cell table:formula="of:=[.C616]-[.C6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191" calcext:value-type="float">
            <text:p>63191</text:p>
          </table:table-cell>
          <table:table-cell office:value-type="float" office:value="349.616364" calcext:value-type="float">
            <text:p>349.616364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9865" calcext:value-type="float">
            <text:p>12.329865</text:p>
          </table:table-cell>
          <table:table-cell table:formula="of:=[.C617]-[.C6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282" calcext:value-type="float">
            <text:p>63282</text:p>
          </table:table-cell>
          <table:table-cell office:value-type="float" office:value="349.61499" calcext:value-type="float">
            <text:p>349.61499</text:p>
          </table:table-cell>
          <table:table-cell office:value-type="float" office:value="349.600006" calcext:value-type="float">
            <text:p>349.600006</text:p>
          </table:table-cell>
          <table:table-cell office:value-type="float" office:value="12.331791" calcext:value-type="float">
            <text:p>12.331791</text:p>
          </table:table-cell>
          <table:table-cell table:formula="of:=[.C618]-[.C6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373" calcext:value-type="float">
            <text:p>63373</text:p>
          </table:table-cell>
          <table:table-cell office:value-type="float" office:value="349.610016" calcext:value-type="float">
            <text:p>349.610016</text:p>
          </table:table-cell>
          <table:table-cell office:value-type="float" office:value="349.665924" calcext:value-type="float">
            <text:p>349.665924</text:p>
          </table:table-cell>
          <table:table-cell office:value-type="float" office:value="12.334116" calcext:value-type="float">
            <text:p>12.334116</text:p>
          </table:table-cell>
          <table:table-cell table:formula="of:=[.C619]-[.C6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464" calcext:value-type="float">
            <text:p>63464</text:p>
          </table:table-cell>
          <table:table-cell office:value-type="float" office:value="349.614075" calcext:value-type="float">
            <text:p>349.614075</text:p>
          </table:table-cell>
          <table:table-cell office:value-type="float" office:value="349.606812" calcext:value-type="float">
            <text:p>349.606812</text:p>
          </table:table-cell>
          <table:table-cell office:value-type="float" office:value="12.33203" calcext:value-type="float">
            <text:p>12.33203</text:p>
          </table:table-cell>
          <table:table-cell table:formula="of:=[.C620]-[.C6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555" calcext:value-type="float">
            <text:p>63555</text:p>
          </table:table-cell>
          <table:table-cell office:value-type="float" office:value="349.626343" calcext:value-type="float">
            <text:p>349.626343</text:p>
          </table:table-cell>
          <table:table-cell office:value-type="float" office:value="349.713623" calcext:value-type="float">
            <text:p>349.713623</text:p>
          </table:table-cell>
          <table:table-cell office:value-type="float" office:value="12.335798" calcext:value-type="float">
            <text:p>12.335798</text:p>
          </table:table-cell>
          <table:table-cell table:formula="of:=[.C621]-[.C6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646" calcext:value-type="float">
            <text:p>63646</text:p>
          </table:table-cell>
          <table:table-cell office:value-type="float" office:value="349.634979" calcext:value-type="float">
            <text:p>349.634979</text:p>
          </table:table-cell>
          <table:table-cell office:value-type="float" office:value="349.588623" calcext:value-type="float">
            <text:p>349.588623</text:p>
          </table:table-cell>
          <table:table-cell office:value-type="float" office:value="12.331389" calcext:value-type="float">
            <text:p>12.331389</text:p>
          </table:table-cell>
          <table:table-cell table:formula="of:=[.C622]-[.C6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737" calcext:value-type="float">
            <text:p>63737</text:p>
          </table:table-cell>
          <table:table-cell office:value-type="float" office:value="349.612732" calcext:value-type="float">
            <text:p>349.612732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623]-[.C6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828" calcext:value-type="float">
            <text:p>63828</text:p>
          </table:table-cell>
          <table:table-cell office:value-type="float" office:value="349.583191" calcext:value-type="float">
            <text:p>349.583191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624]-[.C62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919" calcext:value-type="float">
            <text:p>63919</text:p>
          </table:table-cell>
          <table:table-cell office:value-type="float" office:value="349.591827" calcext:value-type="float">
            <text:p>349.591827</text:p>
          </table:table-cell>
          <table:table-cell office:value-type="float" office:value="349.649994" calcext:value-type="float">
            <text:p>349.649994</text:p>
          </table:table-cell>
          <table:table-cell office:value-type="float" office:value="12.333554" calcext:value-type="float">
            <text:p>12.333554</text:p>
          </table:table-cell>
          <table:table-cell table:formula="of:=[.C625]-[.C6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010" calcext:value-type="float">
            <text:p>64010</text:p>
          </table:table-cell>
          <table:table-cell office:value-type="float" office:value="349.574554" calcext:value-type="float">
            <text:p>349.574554</text:p>
          </table:table-cell>
          <table:table-cell office:value-type="float" office:value="349.627258" calcext:value-type="float">
            <text:p>349.627258</text:p>
          </table:table-cell>
          <table:table-cell office:value-type="float" office:value="12.332752" calcext:value-type="float">
            <text:p>12.332752</text:p>
          </table:table-cell>
          <table:table-cell table:formula="of:=[.C626]-[.C6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102" calcext:value-type="float">
            <text:p>64102</text:p>
          </table:table-cell>
          <table:table-cell office:value-type="float" office:value="349.560455" calcext:value-type="float">
            <text:p>349.560455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627]-[.C626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193" calcext:value-type="float">
            <text:p>64193</text:p>
          </table:table-cell>
          <table:table-cell office:value-type="float" office:value="349.586823" calcext:value-type="float">
            <text:p>349.586823</text:p>
          </table:table-cell>
          <table:table-cell office:value-type="float" office:value="349.620453" calcext:value-type="float">
            <text:p>349.620453</text:p>
          </table:table-cell>
          <table:table-cell office:value-type="float" office:value="12.332512" calcext:value-type="float">
            <text:p>12.332512</text:p>
          </table:table-cell>
          <table:table-cell table:formula="of:=[.C628]-[.C6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284" calcext:value-type="float">
            <text:p>64284</text:p>
          </table:table-cell>
          <table:table-cell office:value-type="float" office:value="349.595886" calcext:value-type="float">
            <text:p>349.595886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30507" calcext:value-type="float">
            <text:p>12.330507</text:p>
          </table:table-cell>
          <table:table-cell table:formula="of:=[.C629]-[.C6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375" calcext:value-type="float">
            <text:p>64375</text:p>
          </table:table-cell>
          <table:table-cell office:value-type="float" office:value="349.554077" calcext:value-type="float">
            <text:p>349.554077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630]-[.C6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466" calcext:value-type="float">
            <text:p>64466</text:p>
          </table:table-cell>
          <table:table-cell office:value-type="float" office:value="349.569092" calcext:value-type="float">
            <text:p>349.569092</text:p>
          </table:table-cell>
          <table:table-cell office:value-type="float" office:value="349.702271" calcext:value-type="float">
            <text:p>349.702271</text:p>
          </table:table-cell>
          <table:table-cell office:value-type="float" office:value="12.335398" calcext:value-type="float">
            <text:p>12.335398</text:p>
          </table:table-cell>
          <table:table-cell table:formula="of:=[.C631]-[.C6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557" calcext:value-type="float">
            <text:p>64557</text:p>
          </table:table-cell>
          <table:table-cell office:value-type="float" office:value="349.594086" calcext:value-type="float">
            <text:p>349.594086</text:p>
          </table:table-cell>
          <table:table-cell office:value-type="float" office:value="349.643188" calcext:value-type="float">
            <text:p>349.643188</text:p>
          </table:table-cell>
          <table:table-cell office:value-type="float" office:value="12.333314" calcext:value-type="float">
            <text:p>12.333314</text:p>
          </table:table-cell>
          <table:table-cell table:formula="of:=[.C632]-[.C6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648" calcext:value-type="float">
            <text:p>64648</text:p>
          </table:table-cell>
          <table:table-cell office:value-type="float" office:value="349.620422" calcext:value-type="float">
            <text:p>349.620422</text:p>
          </table:table-cell>
          <table:table-cell office:value-type="float" office:value="349.752258" calcext:value-type="float">
            <text:p>349.752258</text:p>
          </table:table-cell>
          <table:table-cell office:value-type="float" office:value="12.337161" calcext:value-type="float">
            <text:p>12.337161</text:p>
          </table:table-cell>
          <table:table-cell table:formula="of:=[.C633]-[.C6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739" calcext:value-type="float">
            <text:p>64739</text:p>
          </table:table-cell>
          <table:table-cell office:value-type="float" office:value="349.597717" calcext:value-type="float">
            <text:p>349.597717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634]-[.C6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830" calcext:value-type="float">
            <text:p>64830</text:p>
          </table:table-cell>
          <table:table-cell office:value-type="float" office:value="349.611786" calcext:value-type="float">
            <text:p>349.611786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635]-[.C6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921" calcext:value-type="float">
            <text:p>64921</text:p>
          </table:table-cell>
          <table:table-cell office:value-type="float" office:value="349.568634" calcext:value-type="float">
            <text:p>349.568634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636]-[.C6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12" calcext:value-type="float">
            <text:p>65012</text:p>
          </table:table-cell>
          <table:table-cell office:value-type="float" office:value="349.515442" calcext:value-type="float">
            <text:p>349.515442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637]-[.C6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103" calcext:value-type="float">
            <text:p>65103</text:p>
          </table:table-cell>
          <table:table-cell office:value-type="float" office:value="349.502716" calcext:value-type="float">
            <text:p>349.502716</text:p>
          </table:table-cell>
          <table:table-cell office:value-type="float" office:value="349.688629" calcext:value-type="float">
            <text:p>349.688629</text:p>
          </table:table-cell>
          <table:table-cell office:value-type="float" office:value="12.334917" calcext:value-type="float">
            <text:p>12.334917</text:p>
          </table:table-cell>
          <table:table-cell table:formula="of:=[.C638]-[.C6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194" calcext:value-type="float">
            <text:p>65194</text:p>
          </table:table-cell>
          <table:table-cell office:value-type="float" office:value="349.509552" calcext:value-type="float">
            <text:p>349.509552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639]-[.C6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285" calcext:value-type="float">
            <text:p>65285</text:p>
          </table:table-cell>
          <table:table-cell office:value-type="float" office:value="349.523621" calcext:value-type="float">
            <text:p>349.523621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31149" calcext:value-type="float">
            <text:p>12.331149</text:p>
          </table:table-cell>
          <table:table-cell table:formula="of:=[.C640]-[.C6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376" calcext:value-type="float">
            <text:p>65376</text:p>
          </table:table-cell>
          <table:table-cell office:value-type="float" office:value="349.525452" calcext:value-type="float">
            <text:p>349.525452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103" calcext:value-type="float">
            <text:p>12.328103</text:p>
          </table:table-cell>
          <table:table-cell table:formula="of:=[.C641]-[.C6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468" calcext:value-type="float">
            <text:p>65468</text:p>
          </table:table-cell>
          <table:table-cell office:value-type="float" office:value="349.54364" calcext:value-type="float">
            <text:p>349.54364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642]-[.C641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559" calcext:value-type="float">
            <text:p>65559</text:p>
          </table:table-cell>
          <table:table-cell office:value-type="float" office:value="349.52182" calcext:value-type="float">
            <text:p>349.52182</text:p>
          </table:table-cell>
          <table:table-cell office:value-type="float" office:value="349.579559" calcext:value-type="float">
            <text:p>349.579559</text:p>
          </table:table-cell>
          <table:table-cell office:value-type="float" office:value="12.331069" calcext:value-type="float">
            <text:p>12.331069</text:p>
          </table:table-cell>
          <table:table-cell table:formula="of:=[.C643]-[.C6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650" calcext:value-type="float">
            <text:p>65650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644]-[.C6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741" calcext:value-type="float">
            <text:p>65741</text:p>
          </table:table-cell>
          <table:table-cell office:value-type="float" office:value="349.487732" calcext:value-type="float">
            <text:p>349.487732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645]-[.C6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832" calcext:value-type="float">
            <text:p>65832</text:p>
          </table:table-cell>
          <table:table-cell office:value-type="float" office:value="349.488617" calcext:value-type="float">
            <text:p>349.488617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8263" calcext:value-type="float">
            <text:p>12.328263</text:p>
          </table:table-cell>
          <table:table-cell table:formula="of:=[.C646]-[.C6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923" calcext:value-type="float">
            <text:p>65923</text:p>
          </table:table-cell>
          <table:table-cell office:value-type="float" office:value="349.471375" calcext:value-type="float">
            <text:p>349.471375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647]-[.C6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014" calcext:value-type="float">
            <text:p>66014</text:p>
          </table:table-cell>
          <table:table-cell office:value-type="float" office:value="349.459991" calcext:value-type="float">
            <text:p>349.459991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648]-[.C6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105" calcext:value-type="float">
            <text:p>66105</text:p>
          </table:table-cell>
          <table:table-cell office:value-type="float" office:value="349.468201" calcext:value-type="float">
            <text:p>349.468201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649]-[.C6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196" calcext:value-type="float">
            <text:p>66196</text:p>
          </table:table-cell>
          <table:table-cell office:value-type="float" office:value="349.47821" calcext:value-type="float">
            <text:p>349.47821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C650]-[.C6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287" calcext:value-type="float">
            <text:p>66287</text:p>
          </table:table-cell>
          <table:table-cell office:value-type="float" office:value="349.517273" calcext:value-type="float">
            <text:p>349.517273</text:p>
          </table:table-cell>
          <table:table-cell office:value-type="float" office:value="349.695465" calcext:value-type="float">
            <text:p>349.695465</text:p>
          </table:table-cell>
          <table:table-cell office:value-type="float" office:value="12.335157" calcext:value-type="float">
            <text:p>12.335157</text:p>
          </table:table-cell>
          <table:table-cell table:formula="of:=[.C651]-[.C6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378" calcext:value-type="float">
            <text:p>66378</text:p>
          </table:table-cell>
          <table:table-cell office:value-type="float" office:value="349.542755" calcext:value-type="float">
            <text:p>349.542755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584" calcext:value-type="float">
            <text:p>12.328584</text:p>
          </table:table-cell>
          <table:table-cell table:formula="of:=[.C652]-[.C6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469" calcext:value-type="float">
            <text:p>66469</text:p>
          </table:table-cell>
          <table:table-cell office:value-type="float" office:value="349.549591" calcext:value-type="float">
            <text:p>349.549591</text:p>
          </table:table-cell>
          <table:table-cell office:value-type="float" office:value="349.556824" calcext:value-type="float">
            <text:p>349.556824</text:p>
          </table:table-cell>
          <table:table-cell office:value-type="float" office:value="12.330267" calcext:value-type="float">
            <text:p>12.330267</text:p>
          </table:table-cell>
          <table:table-cell table:formula="of:=[.C653]-[.C6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560" calcext:value-type="float">
            <text:p>66560</text:p>
          </table:table-cell>
          <table:table-cell office:value-type="float" office:value="349.561829" calcext:value-type="float">
            <text:p>349.561829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65" calcext:value-type="float">
            <text:p>12.329065</text:p>
          </table:table-cell>
          <table:table-cell table:formula="of:=[.C654]-[.C6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651" calcext:value-type="float">
            <text:p>66651</text:p>
          </table:table-cell>
          <table:table-cell office:value-type="float" office:value="349.572754" calcext:value-type="float">
            <text:p>349.572754</text:p>
          </table:table-cell>
          <table:table-cell office:value-type="float" office:value="349.579559" calcext:value-type="float">
            <text:p>349.579559</text:p>
          </table:table-cell>
          <table:table-cell office:value-type="float" office:value="12.331069" calcext:value-type="float">
            <text:p>12.331069</text:p>
          </table:table-cell>
          <table:table-cell table:formula="of:=[.C655]-[.C6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743" calcext:value-type="float">
            <text:p>66743</text:p>
          </table:table-cell>
          <table:table-cell office:value-type="float" office:value="349.529114" calcext:value-type="float">
            <text:p>349.529114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656]-[.C655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834" calcext:value-type="float">
            <text:p>66834</text:p>
          </table:table-cell>
          <table:table-cell office:value-type="float" office:value="349.564545" calcext:value-type="float">
            <text:p>349.564545</text:p>
          </table:table-cell>
          <table:table-cell office:value-type="float" office:value="349.686371" calcext:value-type="float">
            <text:p>349.686371</text:p>
          </table:table-cell>
          <table:table-cell office:value-type="float" office:value="12.334837" calcext:value-type="float">
            <text:p>12.334837</text:p>
          </table:table-cell>
          <table:table-cell table:formula="of:=[.C657]-[.C6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925" calcext:value-type="float">
            <text:p>66925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658]-[.C6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016" calcext:value-type="float">
            <text:p>67016</text:p>
          </table:table-cell>
          <table:table-cell office:value-type="float" office:value="349.509552" calcext:value-type="float">
            <text:p>349.509552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659]-[.C6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107" calcext:value-type="float">
            <text:p>67107</text:p>
          </table:table-cell>
          <table:table-cell office:value-type="float" office:value="349.488617" calcext:value-type="float">
            <text:p>349.488617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660]-[.C6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198" calcext:value-type="float">
            <text:p>67198</text:p>
          </table:table-cell>
          <table:table-cell office:value-type="float" office:value="349.475464" calcext:value-type="float">
            <text:p>349.475464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661]-[.C6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289" calcext:value-type="float">
            <text:p>67289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662]-[.C6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380" calcext:value-type="float">
            <text:p>67380</text:p>
          </table:table-cell>
          <table:table-cell office:value-type="float" office:value="349.445007" calcext:value-type="float">
            <text:p>349.445007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663]-[.C6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471" calcext:value-type="float">
            <text:p>67471</text:p>
          </table:table-cell>
          <table:table-cell office:value-type="float" office:value="349.49408" calcext:value-type="float">
            <text:p>349.49408</text:p>
          </table:table-cell>
          <table:table-cell office:value-type="float" office:value="349.565918" calcext:value-type="float">
            <text:p>349.565918</text:p>
          </table:table-cell>
          <table:table-cell office:value-type="float" office:value="12.330588" calcext:value-type="float">
            <text:p>12.330588</text:p>
          </table:table-cell>
          <table:table-cell table:formula="of:=[.C664]-[.C6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562" calcext:value-type="float">
            <text:p>67562</text:p>
          </table:table-cell>
          <table:table-cell office:value-type="float" office:value="349.480011" calcext:value-type="float">
            <text:p>349.480011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665]-[.C6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653" calcext:value-type="float">
            <text:p>67653</text:p>
          </table:table-cell>
          <table:table-cell office:value-type="float" office:value="349.525452" calcext:value-type="float">
            <text:p>349.525452</text:p>
          </table:table-cell>
          <table:table-cell office:value-type="float" office:value="349.638641" calcext:value-type="float">
            <text:p>349.638641</text:p>
          </table:table-cell>
          <table:table-cell office:value-type="float" office:value="12.333154" calcext:value-type="float">
            <text:p>12.333154</text:p>
          </table:table-cell>
          <table:table-cell table:formula="of:=[.C666]-[.C6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744" calcext:value-type="float">
            <text:p>67744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667]-[.C6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835" calcext:value-type="float">
            <text:p>67835</text:p>
          </table:table-cell>
          <table:table-cell office:value-type="float" office:value="349.526825" calcext:value-type="float">
            <text:p>349.526825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12.330749" calcext:value-type="float">
            <text:p>12.330749</text:p>
          </table:table-cell>
          <table:table-cell table:formula="of:=[.C668]-[.C6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926" calcext:value-type="float">
            <text:p>67926</text:p>
          </table:table-cell>
          <table:table-cell office:value-type="float" office:value="349.502289" calcext:value-type="float">
            <text:p>349.502289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669]-[.C6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018" calcext:value-type="float">
            <text:p>68018</text:p>
          </table:table-cell>
          <table:table-cell office:value-type="float" office:value="349.511383" calcext:value-type="float">
            <text:p>349.511383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670]-[.C669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109" calcext:value-type="float">
            <text:p>68109</text:p>
          </table:table-cell>
          <table:table-cell office:value-type="float" office:value="349.487244" calcext:value-type="float">
            <text:p>349.487244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671]-[.C6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200" calcext:value-type="float">
            <text:p>68200</text:p>
          </table:table-cell>
          <table:table-cell office:value-type="float" office:value="349.508636" calcext:value-type="float">
            <text:p>349.508636</text:p>
          </table:table-cell>
          <table:table-cell office:value-type="float" office:value="349.561371" calcext:value-type="float">
            <text:p>349.561371</text:p>
          </table:table-cell>
          <table:table-cell office:value-type="float" office:value="12.330428" calcext:value-type="float">
            <text:p>12.330428</text:p>
          </table:table-cell>
          <table:table-cell table:formula="of:=[.C672]-[.C6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291" calcext:value-type="float">
            <text:p>68291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673]-[.C6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382" calcext:value-type="float">
            <text:p>68382</text:p>
          </table:table-cell>
          <table:table-cell office:value-type="float" office:value="349.475433" calcext:value-type="float">
            <text:p>349.475433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674]-[.C6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473" calcext:value-type="float">
            <text:p>68473</text:p>
          </table:table-cell>
          <table:table-cell office:value-type="float" office:value="349.477722" calcext:value-type="float">
            <text:p>349.477722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675]-[.C67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564" calcext:value-type="float">
            <text:p>68564</text:p>
          </table:table-cell>
          <table:table-cell office:value-type="float" office:value="349.437683" calcext:value-type="float">
            <text:p>349.437683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676]-[.C6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655" calcext:value-type="float">
            <text:p>68655</text:p>
          </table:table-cell>
          <table:table-cell office:value-type="float" office:value="349.405426" calcext:value-type="float">
            <text:p>349.405426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677]-[.C6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746" calcext:value-type="float">
            <text:p>68746</text:p>
          </table:table-cell>
          <table:table-cell office:value-type="float" office:value="349.422272" calcext:value-type="float">
            <text:p>349.422272</text:p>
          </table:table-cell>
          <table:table-cell office:value-type="float" office:value="349.588623" calcext:value-type="float">
            <text:p>349.588623</text:p>
          </table:table-cell>
          <table:table-cell office:value-type="float" office:value="12.331389" calcext:value-type="float">
            <text:p>12.331389</text:p>
          </table:table-cell>
          <table:table-cell table:formula="of:=[.C678]-[.C6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837" calcext:value-type="float">
            <text:p>68837</text:p>
          </table:table-cell>
          <table:table-cell office:value-type="float" office:value="349.432709" calcext:value-type="float">
            <text:p>349.432709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679]-[.C6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928" calcext:value-type="float">
            <text:p>68928</text:p>
          </table:table-cell>
          <table:table-cell office:value-type="float" office:value="349.44635" calcext:value-type="float">
            <text:p>349.44635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680]-[.C6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019" calcext:value-type="float">
            <text:p>69019</text:p>
          </table:table-cell>
          <table:table-cell office:value-type="float" office:value="349.450439" calcext:value-type="float">
            <text:p>349.450439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681]-[.C6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110" calcext:value-type="float">
            <text:p>69110</text:p>
          </table:table-cell>
          <table:table-cell office:value-type="float" office:value="349.474548" calcext:value-type="float">
            <text:p>349.474548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8984" calcext:value-type="float">
            <text:p>12.328984</text:p>
          </table:table-cell>
          <table:table-cell table:formula="of:=[.C682]-[.C6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201" calcext:value-type="float">
            <text:p>69201</text:p>
          </table:table-cell>
          <table:table-cell office:value-type="float" office:value="349.448181" calcext:value-type="float">
            <text:p>349.448181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683]-[.C6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293" calcext:value-type="float">
            <text:p>69293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349.631805" calcext:value-type="float">
            <text:p>349.631805</text:p>
          </table:table-cell>
          <table:table-cell office:value-type="float" office:value="12.332912" calcext:value-type="float">
            <text:p>12.332912</text:p>
          </table:table-cell>
          <table:table-cell table:formula="of:=[.C684]-[.C683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384" calcext:value-type="float">
            <text:p>69384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30507" calcext:value-type="float">
            <text:p>12.330507</text:p>
          </table:table-cell>
          <table:table-cell table:formula="of:=[.C685]-[.C6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475" calcext:value-type="float">
            <text:p>69475</text:p>
          </table:table-cell>
          <table:table-cell office:value-type="float" office:value="349.528168" calcext:value-type="float">
            <text:p>349.528168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686]-[.C6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566" calcext:value-type="float">
            <text:p>69566</text:p>
          </table:table-cell>
          <table:table-cell office:value-type="float" office:value="349.515442" calcext:value-type="float">
            <text:p>349.515442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687]-[.C6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657" calcext:value-type="float">
            <text:p>69657</text:p>
          </table:table-cell>
          <table:table-cell office:value-type="float" office:value="349.517273" calcext:value-type="float">
            <text:p>349.517273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688]-[.C6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748" calcext:value-type="float">
            <text:p>69748</text:p>
          </table:table-cell>
          <table:table-cell office:value-type="float" office:value="349.457703" calcext:value-type="float">
            <text:p>349.457703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689]-[.C6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839" calcext:value-type="float">
            <text:p>69839</text:p>
          </table:table-cell>
          <table:table-cell office:value-type="float" office:value="349.43454" calcext:value-type="float">
            <text:p>349.43454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690]-[.C6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930" calcext:value-type="float">
            <text:p>69930</text:p>
          </table:table-cell>
          <table:table-cell office:value-type="float" office:value="349.439117" calcext:value-type="float">
            <text:p>349.439117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691]-[.C6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21" calcext:value-type="float">
            <text:p>70021</text:p>
          </table:table-cell>
          <table:table-cell office:value-type="float" office:value="349.441376" calcext:value-type="float">
            <text:p>349.441376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692]-[.C6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112" calcext:value-type="float">
            <text:p>70112</text:p>
          </table:table-cell>
          <table:table-cell office:value-type="float" office:value="349.474548" calcext:value-type="float">
            <text:p>349.474548</text:p>
          </table:table-cell>
          <table:table-cell office:value-type="float" office:value="349.631805" calcext:value-type="float">
            <text:p>349.631805</text:p>
          </table:table-cell>
          <table:table-cell office:value-type="float" office:value="12.332912" calcext:value-type="float">
            <text:p>12.332912</text:p>
          </table:table-cell>
          <table:table-cell table:formula="of:=[.C693]-[.C6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203" calcext:value-type="float">
            <text:p>70203</text:p>
          </table:table-cell>
          <table:table-cell office:value-type="float" office:value="349.523193" calcext:value-type="float">
            <text:p>349.523193</text:p>
          </table:table-cell>
          <table:table-cell office:value-type="float" office:value="349.577271" calcext:value-type="float">
            <text:p>349.577271</text:p>
          </table:table-cell>
          <table:table-cell office:value-type="float" office:value="12.330989" calcext:value-type="float">
            <text:p>12.330989</text:p>
          </table:table-cell>
          <table:table-cell table:formula="of:=[.C694]-[.C6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294" calcext:value-type="float">
            <text:p>70294</text:p>
          </table:table-cell>
          <table:table-cell office:value-type="float" office:value="349.525452" calcext:value-type="float">
            <text:p>349.525452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695]-[.C6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385" calcext:value-type="float">
            <text:p>70385</text:p>
          </table:table-cell>
          <table:table-cell office:value-type="float" office:value="349.532288" calcext:value-type="float">
            <text:p>349.532288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C696]-[.C6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476" calcext:value-type="float">
            <text:p>70476</text:p>
          </table:table-cell>
          <table:table-cell office:value-type="float" office:value="349.541351" calcext:value-type="float">
            <text:p>349.541351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697]-[.C6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567" calcext:value-type="float">
            <text:p>70567</text:p>
          </table:table-cell>
          <table:table-cell office:value-type="float" office:value="349.507721" calcext:value-type="float">
            <text:p>349.507721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698]-[.C6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659" calcext:value-type="float">
            <text:p>70659</text:p>
          </table:table-cell>
          <table:table-cell office:value-type="float" office:value="349.513611" calcext:value-type="float">
            <text:p>349.513611</text:p>
          </table:table-cell>
          <table:table-cell office:value-type="float" office:value="349.606812" calcext:value-type="float">
            <text:p>349.606812</text:p>
          </table:table-cell>
          <table:table-cell office:value-type="float" office:value="12.33203" calcext:value-type="float">
            <text:p>12.33203</text:p>
          </table:table-cell>
          <table:table-cell table:formula="of:=[.C699]-[.C698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750" calcext:value-type="float">
            <text:p>70750</text:p>
          </table:table-cell>
          <table:table-cell office:value-type="float" office:value="349.524078" calcext:value-type="float">
            <text:p>349.524078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700]-[.C6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841" calcext:value-type="float">
            <text:p>70841</text:p>
          </table:table-cell>
          <table:table-cell office:value-type="float" office:value="349.500427" calcext:value-type="float">
            <text:p>349.500427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701]-[.C70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932" calcext:value-type="float">
            <text:p>70932</text:p>
          </table:table-cell>
          <table:table-cell office:value-type="float" office:value="349.490448" calcext:value-type="float">
            <text:p>349.490448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702]-[.C7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023" calcext:value-type="float">
            <text:p>71023</text:p>
          </table:table-cell>
          <table:table-cell office:value-type="float" office:value="349.536804" calcext:value-type="float">
            <text:p>349.536804</text:p>
          </table:table-cell>
          <table:table-cell office:value-type="float" office:value="349.695465" calcext:value-type="float">
            <text:p>349.695465</text:p>
          </table:table-cell>
          <table:table-cell office:value-type="float" office:value="12.335157" calcext:value-type="float">
            <text:p>12.335157</text:p>
          </table:table-cell>
          <table:table-cell table:formula="of:=[.C703]-[.C7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114" calcext:value-type="float">
            <text:p>71114</text:p>
          </table:table-cell>
          <table:table-cell office:value-type="float" office:value="349.515015" calcext:value-type="float">
            <text:p>349.515015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704]-[.C70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205" calcext:value-type="float">
            <text:p>71205</text:p>
          </table:table-cell>
          <table:table-cell office:value-type="float" office:value="349.520935" calcext:value-type="float">
            <text:p>349.520935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C705]-[.C70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296" calcext:value-type="float">
            <text:p>71296</text:p>
          </table:table-cell>
          <table:table-cell office:value-type="float" office:value="349.55545" calcext:value-type="float">
            <text:p>349.55545</text:p>
          </table:table-cell>
          <table:table-cell office:value-type="float" office:value="349.579559" calcext:value-type="float">
            <text:p>349.579559</text:p>
          </table:table-cell>
          <table:table-cell office:value-type="float" office:value="12.331069" calcext:value-type="float">
            <text:p>12.331069</text:p>
          </table:table-cell>
          <table:table-cell table:formula="of:=[.C706]-[.C7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387" calcext:value-type="float">
            <text:p>71387</text:p>
          </table:table-cell>
          <table:table-cell office:value-type="float" office:value="349.589539" calcext:value-type="float">
            <text:p>349.589539</text:p>
          </table:table-cell>
          <table:table-cell office:value-type="float" office:value="349.634094" calcext:value-type="float">
            <text:p>349.634094</text:p>
          </table:table-cell>
          <table:table-cell office:value-type="float" office:value="12.332994" calcext:value-type="float">
            <text:p>12.332994</text:p>
          </table:table-cell>
          <table:table-cell table:formula="of:=[.C707]-[.C70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478" calcext:value-type="float">
            <text:p>71478</text:p>
          </table:table-cell>
          <table:table-cell office:value-type="float" office:value="349.563171" calcext:value-type="float">
            <text:p>349.563171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30507" calcext:value-type="float">
            <text:p>12.330507</text:p>
          </table:table-cell>
          <table:table-cell table:formula="of:=[.C708]-[.C70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569" calcext:value-type="float">
            <text:p>71569</text:p>
          </table:table-cell>
          <table:table-cell office:value-type="float" office:value="349.572266" calcext:value-type="float">
            <text:p>349.572266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9786" calcext:value-type="float">
            <text:p>12.329786</text:p>
          </table:table-cell>
          <table:table-cell table:formula="of:=[.C709]-[.C70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660" calcext:value-type="float">
            <text:p>71660</text:p>
          </table:table-cell>
          <table:table-cell office:value-type="float" office:value="349.566345" calcext:value-type="float">
            <text:p>349.566345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710]-[.C70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751" calcext:value-type="float">
            <text:p>71751</text:p>
          </table:table-cell>
          <table:table-cell office:value-type="float" office:value="349.558167" calcext:value-type="float">
            <text:p>349.558167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9626" calcext:value-type="float">
            <text:p>12.329626</text:p>
          </table:table-cell>
          <table:table-cell table:formula="of:=[.C711]-[.C7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842" calcext:value-type="float">
            <text:p>71842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31149" calcext:value-type="float">
            <text:p>12.331149</text:p>
          </table:table-cell>
          <table:table-cell table:formula="of:=[.C712]-[.C7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934" calcext:value-type="float">
            <text:p>71934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713]-[.C712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025" calcext:value-type="float">
            <text:p>72025</text:p>
          </table:table-cell>
          <table:table-cell office:value-type="float" office:value="349.531799" calcext:value-type="float">
            <text:p>349.531799</text:p>
          </table:table-cell>
          <table:table-cell office:value-type="float" office:value="349.588623" calcext:value-type="float">
            <text:p>349.588623</text:p>
          </table:table-cell>
          <table:table-cell office:value-type="float" office:value="12.331389" calcext:value-type="float">
            <text:p>12.331389</text:p>
          </table:table-cell>
          <table:table-cell table:formula="of:=[.C714]-[.C7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116" calcext:value-type="float">
            <text:p>72116</text:p>
          </table:table-cell>
          <table:table-cell office:value-type="float" office:value="349.547272" calcext:value-type="float">
            <text:p>349.547272</text:p>
          </table:table-cell>
          <table:table-cell office:value-type="float" office:value="349.588623" calcext:value-type="float">
            <text:p>349.588623</text:p>
          </table:table-cell>
          <table:table-cell office:value-type="float" office:value="12.331389" calcext:value-type="float">
            <text:p>12.331389</text:p>
          </table:table-cell>
          <table:table-cell table:formula="of:=[.C715]-[.C7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207" calcext:value-type="float">
            <text:p>72207</text:p>
          </table:table-cell>
          <table:table-cell office:value-type="float" office:value="349.558167" calcext:value-type="float">
            <text:p>349.558167</text:p>
          </table:table-cell>
          <table:table-cell office:value-type="float" office:value="349.59317" calcext:value-type="float">
            <text:p>349.59317</text:p>
          </table:table-cell>
          <table:table-cell office:value-type="float" office:value="12.33155" calcext:value-type="float">
            <text:p>12.33155</text:p>
          </table:table-cell>
          <table:table-cell table:formula="of:=[.C716]-[.C7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298" calcext:value-type="float">
            <text:p>72298</text:p>
          </table:table-cell>
          <table:table-cell office:value-type="float" office:value="349.544983" calcext:value-type="float">
            <text:p>349.544983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717]-[.C7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389" calcext:value-type="float">
            <text:p>72389</text:p>
          </table:table-cell>
          <table:table-cell office:value-type="float" office:value="349.584534" calcext:value-type="float">
            <text:p>349.584534</text:p>
          </table:table-cell>
          <table:table-cell office:value-type="float" office:value="349.636353" calcext:value-type="float">
            <text:p>349.636353</text:p>
          </table:table-cell>
          <table:table-cell office:value-type="float" office:value="12.333073" calcext:value-type="float">
            <text:p>12.333073</text:p>
          </table:table-cell>
          <table:table-cell table:formula="of:=[.C718]-[.C7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480" calcext:value-type="float">
            <text:p>72480</text:p>
          </table:table-cell>
          <table:table-cell office:value-type="float" office:value="349.536316" calcext:value-type="float">
            <text:p>349.536316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719]-[.C7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571" calcext:value-type="float">
            <text:p>72571</text:p>
          </table:table-cell>
          <table:table-cell office:value-type="float" office:value="349.509521" calcext:value-type="float">
            <text:p>349.509521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720]-[.C7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662" calcext:value-type="float">
            <text:p>72662</text:p>
          </table:table-cell>
          <table:table-cell office:value-type="float" office:value="349.463196" calcext:value-type="float">
            <text:p>349.463196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721]-[.C7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753" calcext:value-type="float">
            <text:p>72753</text:p>
          </table:table-cell>
          <table:table-cell office:value-type="float" office:value="349.469086" calcext:value-type="float">
            <text:p>349.469086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9865" calcext:value-type="float">
            <text:p>12.329865</text:p>
          </table:table-cell>
          <table:table-cell table:formula="of:=[.C722]-[.C7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844" calcext:value-type="float">
            <text:p>72844</text:p>
          </table:table-cell>
          <table:table-cell office:value-type="float" office:value="349.440002" calcext:value-type="float">
            <text:p>349.440002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723]-[.C7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935" calcext:value-type="float">
            <text:p>72935</text:p>
          </table:table-cell>
          <table:table-cell office:value-type="float" office:value="349.453644" calcext:value-type="float">
            <text:p>349.453644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724]-[.C72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026" calcext:value-type="float">
            <text:p>73026</text:p>
          </table:table-cell>
          <table:table-cell office:value-type="float" office:value="349.471802" calcext:value-type="float">
            <text:p>349.471802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9865" calcext:value-type="float">
            <text:p>12.329865</text:p>
          </table:table-cell>
          <table:table-cell table:formula="of:=[.C725]-[.C7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117" calcext:value-type="float">
            <text:p>73117</text:p>
          </table:table-cell>
          <table:table-cell office:value-type="float" office:value="349.460419" calcext:value-type="float">
            <text:p>349.46041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726]-[.C7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208" calcext:value-type="float">
            <text:p>73208</text:p>
          </table:table-cell>
          <table:table-cell office:value-type="float" office:value="349.462708" calcext:value-type="float">
            <text:p>349.462708</text:p>
          </table:table-cell>
          <table:table-cell office:value-type="float" office:value="349.556824" calcext:value-type="float">
            <text:p>349.556824</text:p>
          </table:table-cell>
          <table:table-cell office:value-type="float" office:value="12.330267" calcext:value-type="float">
            <text:p>12.330267</text:p>
          </table:table-cell>
          <table:table-cell table:formula="of:=[.C727]-[.C7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300" calcext:value-type="float">
            <text:p>73300</text:p>
          </table:table-cell>
          <table:table-cell office:value-type="float" office:value="349.467712" calcext:value-type="float">
            <text:p>349.467712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728]-[.C727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391" calcext:value-type="float">
            <text:p>73391</text:p>
          </table:table-cell>
          <table:table-cell office:value-type="float" office:value="349.466797" calcext:value-type="float">
            <text:p>349.466797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729]-[.C7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482" calcext:value-type="float">
            <text:p>73482</text:p>
          </table:table-cell>
          <table:table-cell office:value-type="float" office:value="349.467712" calcext:value-type="float">
            <text:p>349.467712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30027" calcext:value-type="float">
            <text:p>12.330027</text:p>
          </table:table-cell>
          <table:table-cell table:formula="of:=[.C730]-[.C7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573" calcext:value-type="float">
            <text:p>73573</text:p>
          </table:table-cell>
          <table:table-cell office:value-type="float" office:value="349.500916" calcext:value-type="float">
            <text:p>349.500916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731]-[.C7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664" calcext:value-type="float">
            <text:p>73664</text:p>
          </table:table-cell>
          <table:table-cell office:value-type="float" office:value="349.474548" calcext:value-type="float">
            <text:p>349.474548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732]-[.C7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755" calcext:value-type="float">
            <text:p>73755</text:p>
          </table:table-cell>
          <table:table-cell office:value-type="float" office:value="349.447693" calcext:value-type="float">
            <text:p>349.447693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733]-[.C7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846" calcext:value-type="float">
            <text:p>73846</text:p>
          </table:table-cell>
          <table:table-cell office:value-type="float" office:value="349.484528" calcext:value-type="float">
            <text:p>349.484528</text:p>
          </table:table-cell>
          <table:table-cell office:value-type="float" office:value="349.595459" calcext:value-type="float">
            <text:p>349.595459</text:p>
          </table:table-cell>
          <table:table-cell office:value-type="float" office:value="12.33163" calcext:value-type="float">
            <text:p>12.33163</text:p>
          </table:table-cell>
          <table:table-cell table:formula="of:=[.C734]-[.C7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937" calcext:value-type="float">
            <text:p>73937</text:p>
          </table:table-cell>
          <table:table-cell office:value-type="float" office:value="349.487244" calcext:value-type="float">
            <text:p>349.487244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30507" calcext:value-type="float">
            <text:p>12.330507</text:p>
          </table:table-cell>
          <table:table-cell table:formula="of:=[.C735]-[.C7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028" calcext:value-type="float">
            <text:p>74028</text:p>
          </table:table-cell>
          <table:table-cell office:value-type="float" office:value="349.49408" calcext:value-type="float">
            <text:p>349.49408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736]-[.C7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119" calcext:value-type="float">
            <text:p>74119</text:p>
          </table:table-cell>
          <table:table-cell office:value-type="float" office:value="349.494537" calcext:value-type="float">
            <text:p>349.494537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737]-[.C7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210" calcext:value-type="float">
            <text:p>74210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738]-[.C7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301" calcext:value-type="float">
            <text:p>74301</text:p>
          </table:table-cell>
          <table:table-cell office:value-type="float" office:value="349.469543" calcext:value-type="float">
            <text:p>349.469543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739]-[.C7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392" calcext:value-type="float">
            <text:p>74392</text:p>
          </table:table-cell>
          <table:table-cell office:value-type="float" office:value="349.485443" calcext:value-type="float">
            <text:p>349.485443</text:p>
          </table:table-cell>
          <table:table-cell office:value-type="float" office:value="349.643188" calcext:value-type="float">
            <text:p>349.643188</text:p>
          </table:table-cell>
          <table:table-cell office:value-type="float" office:value="12.333314" calcext:value-type="float">
            <text:p>12.333314</text:p>
          </table:table-cell>
          <table:table-cell table:formula="of:=[.C740]-[.C7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483" calcext:value-type="float">
            <text:p>74483</text:p>
          </table:table-cell>
          <table:table-cell office:value-type="float" office:value="349.470032" calcext:value-type="float">
            <text:p>349.470032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741]-[.C7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575" calcext:value-type="float">
            <text:p>74575</text:p>
          </table:table-cell>
          <table:table-cell office:value-type="float" office:value="349.470032" calcext:value-type="float">
            <text:p>349.470032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742]-[.C741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666" calcext:value-type="float">
            <text:p>74666</text:p>
          </table:table-cell>
          <table:table-cell office:value-type="float" office:value="349.485901" calcext:value-type="float">
            <text:p>349.485901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743]-[.C7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757" calcext:value-type="float">
            <text:p>74757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744]-[.C7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848" calcext:value-type="float">
            <text:p>74848</text:p>
          </table:table-cell>
          <table:table-cell office:value-type="float" office:value="349.445007" calcext:value-type="float">
            <text:p>349.445007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745]-[.C7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939" calcext:value-type="float">
            <text:p>74939</text:p>
          </table:table-cell>
          <table:table-cell office:value-type="float" office:value="349.457703" calcext:value-type="float">
            <text:p>349.457703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746]-[.C7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030" calcext:value-type="float">
            <text:p>75030</text:p>
          </table:table-cell>
          <table:table-cell office:value-type="float" office:value="349.478607" calcext:value-type="float">
            <text:p>349.478607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747]-[.C7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121" calcext:value-type="float">
            <text:p>75121</text:p>
          </table:table-cell>
          <table:table-cell office:value-type="float" office:value="349.474548" calcext:value-type="float">
            <text:p>349.474548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748]-[.C7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212" calcext:value-type="float">
            <text:p>75212</text:p>
          </table:table-cell>
          <table:table-cell office:value-type="float" office:value="349.471832" calcext:value-type="float">
            <text:p>349.471832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749]-[.C7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303" calcext:value-type="float">
            <text:p>75303</text:p>
          </table:table-cell>
          <table:table-cell office:value-type="float" office:value="349.473206" calcext:value-type="float">
            <text:p>349.473206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750]-[.C7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394" calcext:value-type="float">
            <text:p>75394</text:p>
          </table:table-cell>
          <table:table-cell office:value-type="float" office:value="349.450439" calcext:value-type="float">
            <text:p>349.450439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751]-[.C7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485" calcext:value-type="float">
            <text:p>75485</text:p>
          </table:table-cell>
          <table:table-cell office:value-type="float" office:value="349.423187" calcext:value-type="float">
            <text:p>349.423187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752]-[.C7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576" calcext:value-type="float">
            <text:p>75576</text:p>
          </table:table-cell>
          <table:table-cell office:value-type="float" office:value="349.446838" calcext:value-type="float">
            <text:p>349.446838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C753]-[.C7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667" calcext:value-type="float">
            <text:p>75667</text:p>
          </table:table-cell>
          <table:table-cell office:value-type="float" office:value="349.470886" calcext:value-type="float">
            <text:p>349.470886</text:p>
          </table:table-cell>
          <table:table-cell office:value-type="float" office:value="349.6091" calcext:value-type="float">
            <text:p>349.6091</text:p>
          </table:table-cell>
          <table:table-cell office:value-type="float" office:value="12.332111" calcext:value-type="float">
            <text:p>12.332111</text:p>
          </table:table-cell>
          <table:table-cell table:formula="of:=[.C754]-[.C7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758" calcext:value-type="float">
            <text:p>75758</text:p>
          </table:table-cell>
          <table:table-cell office:value-type="float" office:value="349.49408" calcext:value-type="float">
            <text:p>349.49408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12.329947" calcext:value-type="float">
            <text:p>12.329947</text:p>
          </table:table-cell>
          <table:table-cell table:formula="of:=[.C755]-[.C7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850" calcext:value-type="float">
            <text:p>75850</text:p>
          </table:table-cell>
          <table:table-cell office:value-type="float" office:value="349.490021" calcext:value-type="float">
            <text:p>349.490021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756]-[.C755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941" calcext:value-type="float">
            <text:p>75941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757]-[.C7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032" calcext:value-type="float">
            <text:p>76032</text:p>
          </table:table-cell>
          <table:table-cell office:value-type="float" office:value="349.493652" calcext:value-type="float">
            <text:p>349.493652</text:p>
          </table:table-cell>
          <table:table-cell office:value-type="float" office:value="349.565918" calcext:value-type="float">
            <text:p>349.565918</text:p>
          </table:table-cell>
          <table:table-cell office:value-type="float" office:value="12.330588" calcext:value-type="float">
            <text:p>12.330588</text:p>
          </table:table-cell>
          <table:table-cell table:formula="of:=[.C758]-[.C7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123" calcext:value-type="float">
            <text:p>76123</text:p>
          </table:table-cell>
          <table:table-cell office:value-type="float" office:value="349.435486" calcext:value-type="float">
            <text:p>349.435486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759]-[.C7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214" calcext:value-type="float">
            <text:p>76214</text:p>
          </table:table-cell>
          <table:table-cell office:value-type="float" office:value="349.392761" calcext:value-type="float">
            <text:p>349.39276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760]-[.C7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305" calcext:value-type="float">
            <text:p>76305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761]-[.C7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396" calcext:value-type="float">
            <text:p>76396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762]-[.C7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487" calcext:value-type="float">
            <text:p>76487</text:p>
          </table:table-cell>
          <table:table-cell office:value-type="float" office:value="349.383606" calcext:value-type="float">
            <text:p>349.383606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763]-[.C7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578" calcext:value-type="float">
            <text:p>76578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764]-[.C7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669" calcext:value-type="float">
            <text:p>76669</text:p>
          </table:table-cell>
          <table:table-cell office:value-type="float" office:value="349.419983" calcext:value-type="float">
            <text:p>349.419983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765]-[.C7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760" calcext:value-type="float">
            <text:p>76760</text:p>
          </table:table-cell>
          <table:table-cell office:value-type="float" office:value="349.384521" calcext:value-type="float">
            <text:p>349.384521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766]-[.C7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851" calcext:value-type="float">
            <text:p>76851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767]-[.C7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942" calcext:value-type="float">
            <text:p>76942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768]-[.C7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033" calcext:value-type="float">
            <text:p>77033</text:p>
          </table:table-cell>
          <table:table-cell office:value-type="float" office:value="349.383606" calcext:value-type="float">
            <text:p>349.383606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769]-[.C7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125" calcext:value-type="float">
            <text:p>77125</text:p>
          </table:table-cell>
          <table:table-cell office:value-type="float" office:value="349.399536" calcext:value-type="float">
            <text:p>349.399536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770]-[.C769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216" calcext:value-type="float">
            <text:p>77216</text:p>
          </table:table-cell>
          <table:table-cell office:value-type="float" office:value="349.433655" calcext:value-type="float">
            <text:p>349.433655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771]-[.C7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307" calcext:value-type="float">
            <text:p>77307</text:p>
          </table:table-cell>
          <table:table-cell office:value-type="float" office:value="349.433167" calcext:value-type="float">
            <text:p>349.43316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772]-[.C7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398" calcext:value-type="float">
            <text:p>77398</text:p>
          </table:table-cell>
          <table:table-cell office:value-type="float" office:value="349.435455" calcext:value-type="float">
            <text:p>349.435455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773]-[.C7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489" calcext:value-type="float">
            <text:p>77489</text:p>
          </table:table-cell>
          <table:table-cell office:value-type="float" office:value="349.441833" calcext:value-type="float">
            <text:p>349.441833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774]-[.C7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580" calcext:value-type="float">
            <text:p>77580</text:p>
          </table:table-cell>
          <table:table-cell office:value-type="float" office:value="349.445007" calcext:value-type="float">
            <text:p>349.445007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775]-[.C77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671" calcext:value-type="float">
            <text:p>77671</text:p>
          </table:table-cell>
          <table:table-cell office:value-type="float" office:value="349.43634" calcext:value-type="float">
            <text:p>349.43634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776]-[.C7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762" calcext:value-type="float">
            <text:p>77762</text:p>
          </table:table-cell>
          <table:table-cell office:value-type="float" office:value="349.44046" calcext:value-type="float">
            <text:p>349.44046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777]-[.C7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853" calcext:value-type="float">
            <text:p>77853</text:p>
          </table:table-cell>
          <table:table-cell office:value-type="float" office:value="349.454071" calcext:value-type="float">
            <text:p>349.454071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778]-[.C7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944" calcext:value-type="float">
            <text:p>77944</text:p>
          </table:table-cell>
          <table:table-cell office:value-type="float" office:value="349.469971" calcext:value-type="float">
            <text:p>349.469971</text:p>
          </table:table-cell>
          <table:table-cell office:value-type="float" office:value="349.568176" calcext:value-type="float">
            <text:p>349.568176</text:p>
          </table:table-cell>
          <table:table-cell office:value-type="float" office:value="12.330667" calcext:value-type="float">
            <text:p>12.330667</text:p>
          </table:table-cell>
          <table:table-cell table:formula="of:=[.C779]-[.C7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035" calcext:value-type="float">
            <text:p>78035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780]-[.C7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126" calcext:value-type="float">
            <text:p>78126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781]-[.C7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217" calcext:value-type="float">
            <text:p>78217</text:p>
          </table:table-cell>
          <table:table-cell office:value-type="float" office:value="349.452728" calcext:value-type="float">
            <text:p>349.452728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782]-[.C7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308" calcext:value-type="float">
            <text:p>78308</text:p>
          </table:table-cell>
          <table:table-cell office:value-type="float" office:value="349.443665" calcext:value-type="float">
            <text:p>349.443665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783]-[.C7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399" calcext:value-type="float">
            <text:p>78399</text:p>
          </table:table-cell>
          <table:table-cell office:value-type="float" office:value="349.39093" calcext:value-type="float">
            <text:p>349.39093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784]-[.C7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491" calcext:value-type="float">
            <text:p>78491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785]-[.C784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582" calcext:value-type="float">
            <text:p>78582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786]-[.C7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673" calcext:value-type="float">
            <text:p>78673</text:p>
          </table:table-cell>
          <table:table-cell office:value-type="float" office:value="349.410004" calcext:value-type="float">
            <text:p>349.410004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787]-[.C7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764" calcext:value-type="float">
            <text:p>78764</text:p>
          </table:table-cell>
          <table:table-cell office:value-type="float" office:value="349.416351" calcext:value-type="float">
            <text:p>349.416351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788]-[.C7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855" calcext:value-type="float">
            <text:p>78855</text:p>
          </table:table-cell>
          <table:table-cell office:value-type="float" office:value="349.433655" calcext:value-type="float">
            <text:p>349.433655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789]-[.C7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946" calcext:value-type="float">
            <text:p>78946</text:p>
          </table:table-cell>
          <table:table-cell office:value-type="float" office:value="349.43634" calcext:value-type="float">
            <text:p>349.43634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790]-[.C7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037" calcext:value-type="float">
            <text:p>79037</text:p>
          </table:table-cell>
          <table:table-cell office:value-type="float" office:value="349.423645" calcext:value-type="float">
            <text:p>349.423645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791]-[.C7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128" calcext:value-type="float">
            <text:p>79128</text:p>
          </table:table-cell>
          <table:table-cell office:value-type="float" office:value="349.413147" calcext:value-type="float">
            <text:p>349.413147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792]-[.C7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219" calcext:value-type="float">
            <text:p>79219</text:p>
          </table:table-cell>
          <table:table-cell office:value-type="float" office:value="349.428619" calcext:value-type="float">
            <text:p>349.428619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C793]-[.C7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310" calcext:value-type="float">
            <text:p>79310</text:p>
          </table:table-cell>
          <table:table-cell office:value-type="float" office:value="349.452698" calcext:value-type="float">
            <text:p>349.452698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794]-[.C7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401" calcext:value-type="float">
            <text:p>79401</text:p>
          </table:table-cell>
          <table:table-cell office:value-type="float" office:value="349.435455" calcext:value-type="float">
            <text:p>349.435455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795]-[.C7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492" calcext:value-type="float">
            <text:p>79492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796]-[.C7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583" calcext:value-type="float">
            <text:p>79583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797]-[.C7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674" calcext:value-type="float">
            <text:p>79674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798]-[.C7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765" calcext:value-type="float">
            <text:p>79765</text:p>
          </table:table-cell>
          <table:table-cell office:value-type="float" office:value="349.391388" calcext:value-type="float">
            <text:p>349.391388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799]-[.C7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856" calcext:value-type="float">
            <text:p>79856</text:p>
          </table:table-cell>
          <table:table-cell office:value-type="float" office:value="349.36908" calcext:value-type="float">
            <text:p>349.36908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800]-[.C7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948" calcext:value-type="float">
            <text:p>79948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801]-[.C800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39" calcext:value-type="float">
            <text:p>80039</text:p>
          </table:table-cell>
          <table:table-cell office:value-type="float" office:value="349.383209" calcext:value-type="float">
            <text:p>349.383209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802]-[.C8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130" calcext:value-type="float">
            <text:p>80130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803]-[.C8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221" calcext:value-type="float">
            <text:p>80221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804]-[.C80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312" calcext:value-type="float">
            <text:p>80312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805]-[.C80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403" calcext:value-type="float">
            <text:p>80403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806]-[.C8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494" calcext:value-type="float">
            <text:p>80494</text:p>
          </table:table-cell>
          <table:table-cell office:value-type="float" office:value="349.383179" calcext:value-type="float">
            <text:p>349.383179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807]-[.C80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585" calcext:value-type="float">
            <text:p>80585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808]-[.C80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676" calcext:value-type="float">
            <text:p>80676</text:p>
          </table:table-cell>
          <table:table-cell office:value-type="float" office:value="349.377747" calcext:value-type="float">
            <text:p>349.377747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809]-[.C80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767" calcext:value-type="float">
            <text:p>80767</text:p>
          </table:table-cell>
          <table:table-cell office:value-type="float" office:value="349.409576" calcext:value-type="float">
            <text:p>349.409576</text:p>
          </table:table-cell>
          <table:table-cell office:value-type="float" office:value="349.568176" calcext:value-type="float">
            <text:p>349.568176</text:p>
          </table:table-cell>
          <table:table-cell office:value-type="float" office:value="12.330667" calcext:value-type="float">
            <text:p>12.330667</text:p>
          </table:table-cell>
          <table:table-cell table:formula="of:=[.C810]-[.C80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858" calcext:value-type="float">
            <text:p>80858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811]-[.C8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949" calcext:value-type="float">
            <text:p>80949</text:p>
          </table:table-cell>
          <table:table-cell office:value-type="float" office:value="349.440491" calcext:value-type="float">
            <text:p>349.440491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812]-[.C8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040" calcext:value-type="float">
            <text:p>81040</text:p>
          </table:table-cell>
          <table:table-cell office:value-type="float" office:value="349.458649" calcext:value-type="float">
            <text:p>349.458649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813]-[.C8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131" calcext:value-type="float">
            <text:p>81131</text:p>
          </table:table-cell>
          <table:table-cell office:value-type="float" office:value="349.455475" calcext:value-type="float">
            <text:p>349.455475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814]-[.C8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223" calcext:value-type="float">
            <text:p>81223</text:p>
          </table:table-cell>
          <table:table-cell office:value-type="float" office:value="349.423187" calcext:value-type="float">
            <text:p>349.423187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815]-[.C814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314" calcext:value-type="float">
            <text:p>81314</text:p>
          </table:table-cell>
          <table:table-cell office:value-type="float" office:value="349.401825" calcext:value-type="float">
            <text:p>349.401825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816]-[.C8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405" calcext:value-type="float">
            <text:p>81405</text:p>
          </table:table-cell>
          <table:table-cell office:value-type="float" office:value="349.378632" calcext:value-type="float">
            <text:p>349.378632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817]-[.C8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496" calcext:value-type="float">
            <text:p>81496</text:p>
          </table:table-cell>
          <table:table-cell office:value-type="float" office:value="349.31366" calcext:value-type="float">
            <text:p>349.31366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818]-[.C8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587" calcext:value-type="float">
            <text:p>81587</text:p>
          </table:table-cell>
          <table:table-cell office:value-type="float" office:value="349.32547" calcext:value-type="float">
            <text:p>349.32547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819]-[.C8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678" calcext:value-type="float">
            <text:p>81678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820]-[.C81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769" calcext:value-type="float">
            <text:p>81769</text:p>
          </table:table-cell>
          <table:table-cell office:value-type="float" office:value="349.310944" calcext:value-type="float">
            <text:p>349.310944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821]-[.C8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860" calcext:value-type="float">
            <text:p>81860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822]-[.C8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951" calcext:value-type="float">
            <text:p>81951</text:p>
          </table:table-cell>
          <table:table-cell office:value-type="float" office:value="349.377747" calcext:value-type="float">
            <text:p>349.377747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823]-[.C8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042" calcext:value-type="float">
            <text:p>82042</text:p>
          </table:table-cell>
          <table:table-cell office:value-type="float" office:value="349.368652" calcext:value-type="float">
            <text:p>349.368652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824]-[.C82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133" calcext:value-type="float">
            <text:p>82133</text:p>
          </table:table-cell>
          <table:table-cell office:value-type="float" office:value="349.425934" calcext:value-type="float">
            <text:p>349.425934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825]-[.C8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224" calcext:value-type="float">
            <text:p>82224</text:p>
          </table:table-cell>
          <table:table-cell office:value-type="float" office:value="349.414551" calcext:value-type="float">
            <text:p>349.414551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826]-[.C8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315" calcext:value-type="float">
            <text:p>82315</text:p>
          </table:table-cell>
          <table:table-cell office:value-type="float" office:value="349.423645" calcext:value-type="float">
            <text:p>349.423645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827]-[.C8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406" calcext:value-type="float">
            <text:p>82406</text:p>
          </table:table-cell>
          <table:table-cell office:value-type="float" office:value="349.409546" calcext:value-type="float">
            <text:p>349.409546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828]-[.C8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497" calcext:value-type="float">
            <text:p>82497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829]-[.C8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589" calcext:value-type="float">
            <text:p>82589</text:p>
          </table:table-cell>
          <table:table-cell office:value-type="float" office:value="349.356842" calcext:value-type="float">
            <text:p>349.356842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830]-[.C829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680" calcext:value-type="float">
            <text:p>82680</text:p>
          </table:table-cell>
          <table:table-cell office:value-type="float" office:value="349.380463" calcext:value-type="float">
            <text:p>349.380463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831]-[.C8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771" calcext:value-type="float">
            <text:p>82771</text:p>
          </table:table-cell>
          <table:table-cell office:value-type="float" office:value="349.356842" calcext:value-type="float">
            <text:p>349.356842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832]-[.C8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862" calcext:value-type="float">
            <text:p>82862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833]-[.C8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953" calcext:value-type="float">
            <text:p>82953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834]-[.C8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044" calcext:value-type="float">
            <text:p>83044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835]-[.C8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135" calcext:value-type="float">
            <text:p>83135</text:p>
          </table:table-cell>
          <table:table-cell office:value-type="float" office:value="349.388611" calcext:value-type="float">
            <text:p>349.388611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836]-[.C83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226" calcext:value-type="float">
            <text:p>83226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837]-[.C8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317" calcext:value-type="float">
            <text:p>83317</text:p>
          </table:table-cell>
          <table:table-cell office:value-type="float" office:value="349.401367" calcext:value-type="float">
            <text:p>349.401367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838]-[.C8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408" calcext:value-type="float">
            <text:p>83408</text:p>
          </table:table-cell>
          <table:table-cell office:value-type="float" office:value="349.404572" calcext:value-type="float">
            <text:p>349.404572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839]-[.C8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499" calcext:value-type="float">
            <text:p>83499</text:p>
          </table:table-cell>
          <table:table-cell office:value-type="float" office:value="349.400452" calcext:value-type="float">
            <text:p>349.400452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840]-[.C8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590" calcext:value-type="float">
            <text:p>83590</text:p>
          </table:table-cell>
          <table:table-cell office:value-type="float" office:value="349.358185" calcext:value-type="float">
            <text:p>349.358185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841]-[.C8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681" calcext:value-type="float">
            <text:p>83681</text:p>
          </table:table-cell>
          <table:table-cell office:value-type="float" office:value="349.361847" calcext:value-type="float">
            <text:p>349.361847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842]-[.C8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772" calcext:value-type="float">
            <text:p>83772</text:p>
          </table:table-cell>
          <table:table-cell office:value-type="float" office:value="349.341827" calcext:value-type="float">
            <text:p>349.341827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843]-[.C8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863" calcext:value-type="float">
            <text:p>83863</text:p>
          </table:table-cell>
          <table:table-cell office:value-type="float" office:value="349.31546" calcext:value-type="float">
            <text:p>349.31546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844]-[.C8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955" calcext:value-type="float">
            <text:p>83955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845]-[.C844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046" calcext:value-type="float">
            <text:p>84046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846]-[.C8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137" calcext:value-type="float">
            <text:p>84137</text:p>
          </table:table-cell>
          <table:table-cell office:value-type="float" office:value="349.339996" calcext:value-type="float">
            <text:p>349.339996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847]-[.C8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228" calcext:value-type="float">
            <text:p>84228</text:p>
          </table:table-cell>
          <table:table-cell office:value-type="float" office:value="349.341827" calcext:value-type="float">
            <text:p>349.341827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848]-[.C8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319" calcext:value-type="float">
            <text:p>84319</text:p>
          </table:table-cell>
          <table:table-cell office:value-type="float" office:value="349.35318" calcext:value-type="float">
            <text:p>349.35318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849]-[.C8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410" calcext:value-type="float">
            <text:p>84410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850]-[.C8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501" calcext:value-type="float">
            <text:p>84501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851]-[.C85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592" calcext:value-type="float">
            <text:p>84592</text:p>
          </table:table-cell>
          <table:table-cell office:value-type="float" office:value="349.335907" calcext:value-type="float">
            <text:p>349.335907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852]-[.C8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683" calcext:value-type="float">
            <text:p>84683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853]-[.C8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774" calcext:value-type="float">
            <text:p>84774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854]-[.C8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865" calcext:value-type="float">
            <text:p>84865</text:p>
          </table:table-cell>
          <table:table-cell office:value-type="float" office:value="349.361389" calcext:value-type="float">
            <text:p>349.361389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855]-[.C8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956" calcext:value-type="float">
            <text:p>84956</text:p>
          </table:table-cell>
          <table:table-cell office:value-type="float" office:value="349.345917" calcext:value-type="float">
            <text:p>349.345917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856]-[.C8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047" calcext:value-type="float">
            <text:p>85047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857]-[.C8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138" calcext:value-type="float">
            <text:p>85138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58]-[.C8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229" calcext:value-type="float">
            <text:p>85229</text:p>
          </table:table-cell>
          <table:table-cell office:value-type="float" office:value="349.314514" calcext:value-type="float">
            <text:p>349.314514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859]-[.C8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321" calcext:value-type="float">
            <text:p>85321</text:p>
          </table:table-cell>
          <table:table-cell office:value-type="float" office:value="349.303619" calcext:value-type="float">
            <text:p>349.303619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60]-[.C859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412" calcext:value-type="float">
            <text:p>85412</text:p>
          </table:table-cell>
          <table:table-cell office:value-type="float" office:value="349.33316" calcext:value-type="float">
            <text:p>349.33316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861]-[.C8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503" calcext:value-type="float">
            <text:p>8550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862]-[.C8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594" calcext:value-type="float">
            <text:p>85594</text:p>
          </table:table-cell>
          <table:table-cell office:value-type="float" office:value="349.373627" calcext:value-type="float">
            <text:p>349.373627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103" calcext:value-type="float">
            <text:p>12.328103</text:p>
          </table:table-cell>
          <table:table-cell table:formula="of:=[.C863]-[.C8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685" calcext:value-type="float">
            <text:p>85685</text:p>
          </table:table-cell>
          <table:table-cell office:value-type="float" office:value="349.410919" calcext:value-type="float">
            <text:p>349.410919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864]-[.C8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776" calcext:value-type="float">
            <text:p>85776</text:p>
          </table:table-cell>
          <table:table-cell office:value-type="float" office:value="349.430908" calcext:value-type="float">
            <text:p>349.43090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865]-[.C8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867" calcext:value-type="float">
            <text:p>85867</text:p>
          </table:table-cell>
          <table:table-cell office:value-type="float" office:value="349.43634" calcext:value-type="float">
            <text:p>349.43634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866]-[.C86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958" calcext:value-type="float">
            <text:p>85958</text:p>
          </table:table-cell>
          <table:table-cell office:value-type="float" office:value="349.439087" calcext:value-type="float">
            <text:p>349.439087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867]-[.C8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049" calcext:value-type="float">
            <text:p>86049</text:p>
          </table:table-cell>
          <table:table-cell office:value-type="float" office:value="349.400452" calcext:value-type="float">
            <text:p>349.400452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868]-[.C8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140" calcext:value-type="float">
            <text:p>86140</text:p>
          </table:table-cell>
          <table:table-cell office:value-type="float" office:value="349.38089" calcext:value-type="float">
            <text:p>349.38089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869]-[.C8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231" calcext:value-type="float">
            <text:p>86231</text:p>
          </table:table-cell>
          <table:table-cell office:value-type="float" office:value="349.340424" calcext:value-type="float">
            <text:p>349.340424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870]-[.C86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322" calcext:value-type="float">
            <text:p>86322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871]-[.C8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413" calcext:value-type="float">
            <text:p>86413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872]-[.C8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504" calcext:value-type="float">
            <text:p>86504</text:p>
          </table:table-cell>
          <table:table-cell office:value-type="float" office:value="349.372253" calcext:value-type="float">
            <text:p>349.37225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873]-[.C8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595" calcext:value-type="float">
            <text:p>86595</text:p>
          </table:table-cell>
          <table:table-cell office:value-type="float" office:value="349.35318" calcext:value-type="float">
            <text:p>349.35318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874]-[.C8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687" calcext:value-type="float">
            <text:p>86687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875]-[.C874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778" calcext:value-type="float">
            <text:p>86778</text:p>
          </table:table-cell>
          <table:table-cell office:value-type="float" office:value="349.384521" calcext:value-type="float">
            <text:p>349.384521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876]-[.C8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869" calcext:value-type="float">
            <text:p>86869</text:p>
          </table:table-cell>
          <table:table-cell office:value-type="float" office:value="349.368591" calcext:value-type="float">
            <text:p>349.368591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877]-[.C8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960" calcext:value-type="float">
            <text:p>86960</text:p>
          </table:table-cell>
          <table:table-cell office:value-type="float" office:value="349.375885" calcext:value-type="float">
            <text:p>349.375885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878]-[.C8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051" calcext:value-type="float">
            <text:p>87051</text:p>
          </table:table-cell>
          <table:table-cell office:value-type="float" office:value="349.368622" calcext:value-type="float">
            <text:p>349.368622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879]-[.C8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142" calcext:value-type="float">
            <text:p>87142</text:p>
          </table:table-cell>
          <table:table-cell office:value-type="float" office:value="349.35318" calcext:value-type="float">
            <text:p>349.35318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880]-[.C8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233" calcext:value-type="float">
            <text:p>87233</text:p>
          </table:table-cell>
          <table:table-cell office:value-type="float" office:value="349.312286" calcext:value-type="float">
            <text:p>349.312286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881]-[.C88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324" calcext:value-type="float">
            <text:p>87324</text:p>
          </table:table-cell>
          <table:table-cell office:value-type="float" office:value="349.307281" calcext:value-type="float">
            <text:p>349.30728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882]-[.C8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415" calcext:value-type="float">
            <text:p>87415</text:p>
          </table:table-cell>
          <table:table-cell office:value-type="float" office:value="349.281799" calcext:value-type="float">
            <text:p>349.281799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883]-[.C8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506" calcext:value-type="float">
            <text:p>87506</text:p>
          </table:table-cell>
          <table:table-cell office:value-type="float" office:value="349.298157" calcext:value-type="float">
            <text:p>349.298157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884]-[.C8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597" calcext:value-type="float">
            <text:p>87597</text:p>
          </table:table-cell>
          <table:table-cell office:value-type="float" office:value="349.319519" calcext:value-type="float">
            <text:p>349.319519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885]-[.C8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688" calcext:value-type="float">
            <text:p>87688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886]-[.C8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779" calcext:value-type="float">
            <text:p>87779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887]-[.C8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870" calcext:value-type="float">
            <text:p>87870</text:p>
          </table:table-cell>
          <table:table-cell office:value-type="float" office:value="349.369995" calcext:value-type="float">
            <text:p>349.369995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888]-[.C8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961" calcext:value-type="float">
            <text:p>87961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889]-[.C8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053" calcext:value-type="float">
            <text:p>88053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90]-[.C889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144" calcext:value-type="float">
            <text:p>88144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891]-[.C8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235" calcext:value-type="float">
            <text:p>88235</text:p>
          </table:table-cell>
          <table:table-cell office:value-type="float" office:value="349.296356" calcext:value-type="float">
            <text:p>349.296356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892]-[.C8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326" calcext:value-type="float">
            <text:p>88326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893]-[.C8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417" calcext:value-type="float">
            <text:p>88417</text:p>
          </table:table-cell>
          <table:table-cell office:value-type="float" office:value="349.28363" calcext:value-type="float">
            <text:p>349.28363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894]-[.C8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508" calcext:value-type="float">
            <text:p>88508</text:p>
          </table:table-cell>
          <table:table-cell office:value-type="float" office:value="349.312714" calcext:value-type="float">
            <text:p>349.312714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895]-[.C8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599" calcext:value-type="float">
            <text:p>88599</text:p>
          </table:table-cell>
          <table:table-cell office:value-type="float" office:value="349.348175" calcext:value-type="float">
            <text:p>349.34817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896]-[.C8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690" calcext:value-type="float">
            <text:p>88690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897]-[.C89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781" calcext:value-type="float">
            <text:p>88781</text:p>
          </table:table-cell>
          <table:table-cell office:value-type="float" office:value="349.378174" calcext:value-type="float">
            <text:p>349.378174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898]-[.C8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872" calcext:value-type="float">
            <text:p>88872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899]-[.C8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963" calcext:value-type="float">
            <text:p>88963</text:p>
          </table:table-cell>
          <table:table-cell office:value-type="float" office:value="349.319519" calcext:value-type="float">
            <text:p>349.319519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900]-[.C89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054" calcext:value-type="float">
            <text:p>89054</text:p>
          </table:table-cell>
          <table:table-cell office:value-type="float" office:value="349.312256" calcext:value-type="float">
            <text:p>349.312256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901]-[.C90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145" calcext:value-type="float">
            <text:p>8914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902]-[.C90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236" calcext:value-type="float">
            <text:p>89236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903]-[.C90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327" calcext:value-type="float">
            <text:p>89327</text:p>
          </table:table-cell>
          <table:table-cell office:value-type="float" office:value="349.286346" calcext:value-type="float">
            <text:p>349.286346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904]-[.C90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419" calcext:value-type="float">
            <text:p>89419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905]-[.C904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510" calcext:value-type="float">
            <text:p>89510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906]-[.C90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601" calcext:value-type="float">
            <text:p>89601</text:p>
          </table:table-cell>
          <table:table-cell office:value-type="float" office:value="349.344086" calcext:value-type="float">
            <text:p>349.344086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907]-[.C90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692" calcext:value-type="float">
            <text:p>89692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908]-[.C90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783" calcext:value-type="float">
            <text:p>89783</text:p>
          </table:table-cell>
          <table:table-cell office:value-type="float" office:value="349.33905" calcext:value-type="float">
            <text:p>349.33905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909]-[.C90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874" calcext:value-type="float">
            <text:p>89874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910]-[.C90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965" calcext:value-type="float">
            <text:p>89965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911]-[.C91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056" calcext:value-type="float">
            <text:p>90056</text:p>
          </table:table-cell>
          <table:table-cell office:value-type="float" office:value="349.308655" calcext:value-type="float">
            <text:p>349.308655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912]-[.C91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147" calcext:value-type="float">
            <text:p>90147</text:p>
          </table:table-cell>
          <table:table-cell office:value-type="float" office:value="349.305481" calcext:value-type="float">
            <text:p>349.305481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913]-[.C91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238" calcext:value-type="float">
            <text:p>90238</text:p>
          </table:table-cell>
          <table:table-cell office:value-type="float" office:value="349.310486" calcext:value-type="float">
            <text:p>349.310486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914]-[.C91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329" calcext:value-type="float">
            <text:p>90329</text:p>
          </table:table-cell>
          <table:table-cell office:value-type="float" office:value="349.318665" calcext:value-type="float">
            <text:p>349.318665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915]-[.C91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420" calcext:value-type="float">
            <text:p>90420</text:p>
          </table:table-cell>
          <table:table-cell office:value-type="float" office:value="349.345001" calcext:value-type="float">
            <text:p>349.345001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916]-[.C91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511" calcext:value-type="float">
            <text:p>90511</text:p>
          </table:table-cell>
          <table:table-cell office:value-type="float" office:value="349.325897" calcext:value-type="float">
            <text:p>349.325897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917]-[.C91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602" calcext:value-type="float">
            <text:p>90602</text:p>
          </table:table-cell>
          <table:table-cell office:value-type="float" office:value="349.327728" calcext:value-type="float">
            <text:p>349.327728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918]-[.C91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693" calcext:value-type="float">
            <text:p>90693</text:p>
          </table:table-cell>
          <table:table-cell office:value-type="float" office:value="349.344086" calcext:value-type="float">
            <text:p>349.344086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919]-[.C91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785" calcext:value-type="float">
            <text:p>90785</text:p>
          </table:table-cell>
          <table:table-cell office:value-type="float" office:value="349.353638" calcext:value-type="float">
            <text:p>349.353638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920]-[.C919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876" calcext:value-type="float">
            <text:p>90876</text:p>
          </table:table-cell>
          <table:table-cell office:value-type="float" office:value="349.346832" calcext:value-type="float">
            <text:p>349.346832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921]-[.C92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967" calcext:value-type="float">
            <text:p>90967</text:p>
          </table:table-cell>
          <table:table-cell office:value-type="float" office:value="349.384552" calcext:value-type="float">
            <text:p>349.384552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922]-[.C92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058" calcext:value-type="float">
            <text:p>91058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923]-[.C92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149" calcext:value-type="float">
            <text:p>91149</text:p>
          </table:table-cell>
          <table:table-cell office:value-type="float" office:value="349.373627" calcext:value-type="float">
            <text:p>349.373627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924]-[.C92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240" calcext:value-type="float">
            <text:p>91240</text:p>
          </table:table-cell>
          <table:table-cell office:value-type="float" office:value="349.332703" calcext:value-type="float">
            <text:p>349.332703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925]-[.C92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331" calcext:value-type="float">
            <text:p>91331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926]-[.C92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422" calcext:value-type="float">
            <text:p>91422</text:p>
          </table:table-cell>
          <table:table-cell office:value-type="float" office:value="349.355438" calcext:value-type="float">
            <text:p>349.355438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144" calcext:value-type="float">
            <text:p>12.329144</text:p>
          </table:table-cell>
          <table:table-cell table:formula="of:=[.C927]-[.C92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513" calcext:value-type="float">
            <text:p>91513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928]-[.C92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604" calcext:value-type="float">
            <text:p>91604</text:p>
          </table:table-cell>
          <table:table-cell office:value-type="float" office:value="349.371338" calcext:value-type="float">
            <text:p>349.371338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929]-[.C92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695" calcext:value-type="float">
            <text:p>91695</text:p>
          </table:table-cell>
          <table:table-cell office:value-type="float" office:value="349.398163" calcext:value-type="float">
            <text:p>349.398163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930]-[.C92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786" calcext:value-type="float">
            <text:p>91786</text:p>
          </table:table-cell>
          <table:table-cell office:value-type="float" office:value="349.417725" calcext:value-type="float">
            <text:p>349.417725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931]-[.C93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877" calcext:value-type="float">
            <text:p>91877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932]-[.C93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968" calcext:value-type="float">
            <text:p>91968</text:p>
          </table:table-cell>
          <table:table-cell office:value-type="float" office:value="349.371368" calcext:value-type="float">
            <text:p>349.371368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933]-[.C93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059" calcext:value-type="float">
            <text:p>92059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934]-[.C93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150" calcext:value-type="float">
            <text:p>92150</text:p>
          </table:table-cell>
          <table:table-cell office:value-type="float" office:value="349.370026" calcext:value-type="float">
            <text:p>349.370026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935]-[.C93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242" calcext:value-type="float">
            <text:p>92242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936]-[.C935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333" calcext:value-type="float">
            <text:p>92333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937]-[.C93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424" calcext:value-type="float">
            <text:p>92424</text:p>
          </table:table-cell>
          <table:table-cell office:value-type="float" office:value="349.417755" calcext:value-type="float">
            <text:p>349.417755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938]-[.C93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515" calcext:value-type="float">
            <text:p>92515</text:p>
          </table:table-cell>
          <table:table-cell office:value-type="float" office:value="349.428192" calcext:value-type="float">
            <text:p>349.428192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939]-[.C93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606" calcext:value-type="float">
            <text:p>92606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940]-[.C93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697" calcext:value-type="float">
            <text:p>92697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941]-[.C94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788" calcext:value-type="float">
            <text:p>92788</text:p>
          </table:table-cell>
          <table:table-cell office:value-type="float" office:value="349.408173" calcext:value-type="float">
            <text:p>349.40817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942]-[.C94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879" calcext:value-type="float">
            <text:p>92879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943]-[.C94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970" calcext:value-type="float">
            <text:p>92970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944]-[.C94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061" calcext:value-type="float">
            <text:p>93061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945]-[.C94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152" calcext:value-type="float">
            <text:p>93152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946]-[.C94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243" calcext:value-type="float">
            <text:p>93243</text:p>
          </table:table-cell>
          <table:table-cell office:value-type="float" office:value="349.309509" calcext:value-type="float">
            <text:p>349.309509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947]-[.C94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334" calcext:value-type="float">
            <text:p>93334</text:p>
          </table:table-cell>
          <table:table-cell office:value-type="float" office:value="349.312683" calcext:value-type="float">
            <text:p>349.312683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948]-[.C94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425" calcext:value-type="float">
            <text:p>93425</text:p>
          </table:table-cell>
          <table:table-cell office:value-type="float" office:value="349.307709" calcext:value-type="float">
            <text:p>349.307709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949]-[.C94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516" calcext:value-type="float">
            <text:p>93516</text:p>
          </table:table-cell>
          <table:table-cell office:value-type="float" office:value="349.322266" calcext:value-type="float">
            <text:p>349.322266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950]-[.C94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608" calcext:value-type="float">
            <text:p>93608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951]-[.C950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699" calcext:value-type="float">
            <text:p>93699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952]-[.C95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790" calcext:value-type="float">
            <text:p>93790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953]-[.C95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881" calcext:value-type="float">
            <text:p>93881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954]-[.C95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972" calcext:value-type="float">
            <text:p>93972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955]-[.C95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063" calcext:value-type="float">
            <text:p>94063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956]-[.C95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154" calcext:value-type="float">
            <text:p>94154</text:p>
          </table:table-cell>
          <table:table-cell office:value-type="float" office:value="349.370026" calcext:value-type="float">
            <text:p>349.370026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957]-[.C95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245" calcext:value-type="float">
            <text:p>94245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958]-[.C95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336" calcext:value-type="float">
            <text:p>94336</text:p>
          </table:table-cell>
          <table:table-cell office:value-type="float" office:value="349.324066" calcext:value-type="float">
            <text:p>349.324066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959]-[.C95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427" calcext:value-type="float">
            <text:p>94427</text:p>
          </table:table-cell>
          <table:table-cell office:value-type="float" office:value="349.342255" calcext:value-type="float">
            <text:p>349.342255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960]-[.C95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518" calcext:value-type="float">
            <text:p>94518</text:p>
          </table:table-cell>
          <table:table-cell office:value-type="float" office:value="349.350433" calcext:value-type="float">
            <text:p>349.350433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961]-[.C96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609" calcext:value-type="float">
            <text:p>94609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962]-[.C96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700" calcext:value-type="float">
            <text:p>94700</text:p>
          </table:table-cell>
          <table:table-cell office:value-type="float" office:value="349.403168" calcext:value-type="float">
            <text:p>349.403168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963]-[.C96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791" calcext:value-type="float">
            <text:p>94791</text:p>
          </table:table-cell>
          <table:table-cell office:value-type="float" office:value="349.414093" calcext:value-type="float">
            <text:p>349.414093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964]-[.C96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882" calcext:value-type="float">
            <text:p>94882</text:p>
          </table:table-cell>
          <table:table-cell office:value-type="float" office:value="349.407715" calcext:value-type="float">
            <text:p>349.407715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965]-[.C96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974" calcext:value-type="float">
            <text:p>94974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966]-[.C965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065" calcext:value-type="float">
            <text:p>95065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967]-[.C96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156" calcext:value-type="float">
            <text:p>95156</text:p>
          </table:table-cell>
          <table:table-cell office:value-type="float" office:value="349.360931" calcext:value-type="float">
            <text:p>349.360931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968]-[.C96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247" calcext:value-type="float">
            <text:p>95247</text:p>
          </table:table-cell>
          <table:table-cell office:value-type="float" office:value="349.373199" calcext:value-type="float">
            <text:p>349.373199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969]-[.C96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338" calcext:value-type="float">
            <text:p>95338</text:p>
          </table:table-cell>
          <table:table-cell office:value-type="float" office:value="349.349121" calcext:value-type="float">
            <text:p>349.349121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970]-[.C96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429" calcext:value-type="float">
            <text:p>95429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971]-[.C97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520" calcext:value-type="float">
            <text:p>95520</text:p>
          </table:table-cell>
          <table:table-cell office:value-type="float" office:value="349.372253" calcext:value-type="float">
            <text:p>349.372253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972]-[.C97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611" calcext:value-type="float">
            <text:p>95611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973]-[.C97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702" calcext:value-type="float">
            <text:p>95702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974]-[.C97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793" calcext:value-type="float">
            <text:p>95793</text:p>
          </table:table-cell>
          <table:table-cell office:value-type="float" office:value="349.378174" calcext:value-type="float">
            <text:p>349.378174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975]-[.C97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884" calcext:value-type="float">
            <text:p>95884</text:p>
          </table:table-cell>
          <table:table-cell office:value-type="float" office:value="349.364075" calcext:value-type="float">
            <text:p>349.364075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976]-[.C97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975" calcext:value-type="float">
            <text:p>95975</text:p>
          </table:table-cell>
          <table:table-cell office:value-type="float" office:value="349.364075" calcext:value-type="float">
            <text:p>349.364075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977]-[.C97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066" calcext:value-type="float">
            <text:p>96066</text:p>
          </table:table-cell>
          <table:table-cell office:value-type="float" office:value="349.354095" calcext:value-type="float">
            <text:p>349.354095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978]-[.C97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157" calcext:value-type="float">
            <text:p>96157</text:p>
          </table:table-cell>
          <table:table-cell office:value-type="float" office:value="349.338654" calcext:value-type="float">
            <text:p>349.338654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979]-[.C97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248" calcext:value-type="float">
            <text:p>96248</text:p>
          </table:table-cell>
          <table:table-cell office:value-type="float" office:value="349.331848" calcext:value-type="float">
            <text:p>349.331848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980]-[.C97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340" calcext:value-type="float">
            <text:p>96340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981]-[.C980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431" calcext:value-type="float">
            <text:p>9643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982]-[.C98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522" calcext:value-type="float">
            <text:p>96522</text:p>
          </table:table-cell>
          <table:table-cell office:value-type="float" office:value="349.32724" calcext:value-type="float">
            <text:p>349.3272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983]-[.C98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613" calcext:value-type="float">
            <text:p>96613</text:p>
          </table:table-cell>
          <table:table-cell office:value-type="float" office:value="349.321838" calcext:value-type="float">
            <text:p>349.321838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984]-[.C98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704" calcext:value-type="float">
            <text:p>96704</text:p>
          </table:table-cell>
          <table:table-cell office:value-type="float" office:value="349.368622" calcext:value-type="float">
            <text:p>349.368622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985]-[.C98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795" calcext:value-type="float">
            <text:p>96795</text:p>
          </table:table-cell>
          <table:table-cell office:value-type="float" office:value="349.403198" calcext:value-type="float">
            <text:p>349.403198</text:p>
          </table:table-cell>
          <table:table-cell office:value-type="float" office:value="349.568176" calcext:value-type="float">
            <text:p>349.568176</text:p>
          </table:table-cell>
          <table:table-cell office:value-type="float" office:value="12.330667" calcext:value-type="float">
            <text:p>12.330667</text:p>
          </table:table-cell>
          <table:table-cell table:formula="of:=[.C986]-[.C98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886" calcext:value-type="float">
            <text:p>96886</text:p>
          </table:table-cell>
          <table:table-cell office:value-type="float" office:value="349.438202" calcext:value-type="float">
            <text:p>349.438202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987]-[.C986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977" calcext:value-type="float">
            <text:p>96977</text:p>
          </table:table-cell>
          <table:table-cell office:value-type="float" office:value="349.426819" calcext:value-type="float">
            <text:p>349.426819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988]-[.C98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068" calcext:value-type="float">
            <text:p>97068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989]-[.C98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159" calcext:value-type="float">
            <text:p>97159</text:p>
          </table:table-cell>
          <table:table-cell office:value-type="float" office:value="349.415466" calcext:value-type="float">
            <text:p>349.415466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990]-[.C989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250" calcext:value-type="float">
            <text:p>97250</text:p>
          </table:table-cell>
          <table:table-cell office:value-type="float" office:value="349.380035" calcext:value-type="float">
            <text:p>349.380035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991]-[.C990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341" calcext:value-type="float">
            <text:p>97341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992]-[.C991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432" calcext:value-type="float">
            <text:p>97432</text:p>
          </table:table-cell>
          <table:table-cell office:value-type="float" office:value="349.362305" calcext:value-type="float">
            <text:p>349.362305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993]-[.C992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523" calcext:value-type="float">
            <text:p>97523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994]-[.C993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614" calcext:value-type="float">
            <text:p>97614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995]-[.C994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705" calcext:value-type="float">
            <text:p>97705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996]-[.C995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797" calcext:value-type="float">
            <text:p>97797</text:p>
          </table:table-cell>
          <table:table-cell office:value-type="float" office:value="349.31366" calcext:value-type="float">
            <text:p>349.31366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997]-[.C996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888" calcext:value-type="float">
            <text:p>97888</text:p>
          </table:table-cell>
          <table:table-cell office:value-type="float" office:value="349.328644" calcext:value-type="float">
            <text:p>349.328644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998]-[.C997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979" calcext:value-type="float">
            <text:p>97979</text:p>
          </table:table-cell>
          <table:table-cell office:value-type="float" office:value="349.32547" calcext:value-type="float">
            <text:p>349.32547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999]-[.C998]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070" calcext:value-type="float">
            <text:p>98070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1000]-[.C999]" office:value-type="float" office:value="91" calcext:value-type="float">
            <text:p>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2:19:02.860469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12:40:39.247408532</dc:date>
    <meta:editing-duration>PT1H28M18S</meta:editing-duration>
    <meta:editing-cycles>13</meta:editing-cycles>
    <meta:generator>LibreOffice/7.0.4.2$Linux_X86_64 LibreOffice_project/00$Build-2</meta:generator>
    <meta:document-statistic meta:table-count="1" meta:cell-count="50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281cm" svg:height="20.215cm" xlink:href=".." xlink:type="simple" chart:class="chart:line" chart:style-name="ch1">
        <chart:legend chart:legend-position="end" svg:x="31.429cm" svg:y="9.559cm" style:legend-expansion="high" chart:style-name="ch2"/>
        <chart:plot-area chart:style-name="ch3" table:cell-range-address="Sheet1.D1:Sheet1.E250" svg:x="0.685cm" svg:y="0.404cm" svg:width="30.059cm" svg:height="19.407cm">
          <chart:coordinate-region svg:x="1.783cm" svg:y="0.525cm" svg:width="28.961cm" svg:height="18.2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50" chart:class="chart:line">
            <chart:data-point chart:repeated="250"/>
          </chart:series>
          <chart:series chart:style-name="ch7" chart:values-cell-range-address="Sheet1.E1:Sheet1.E250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.235901">
                <text:p>349.235901</text:p>
                <draw:g>
                  <svg:desc>Sheet1.D1:Sheet1.D250</svg:desc>
                </draw:g>
              </table:table-cell>
              <table:table-cell office:value-type="float" office:value="349.429535">
                <text:p>349.429535</text:p>
                <draw:g>
                  <svg:desc>Sheet1.E1:Sheet1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.221802">
                <text:p>349.221802</text:p>
              </table:table-cell>
              <table:table-cell office:value-type="float" office:value="349.177277">
                <text:p>349.177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.241821">
                <text:p>349.241821</text:p>
              </table:table-cell>
              <table:table-cell office:value-type="float" office:value="349.438629">
                <text:p>349.438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.304077">
                <text:p>349.304077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.329071">
                <text:p>349.329071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.308167">
                <text:p>349.308167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.310455">
                <text:p>349.310455</text:p>
              </table:table-cell>
              <table:table-cell office:value-type="float" office:value="349.188629">
                <text:p>349.188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.271362">
                <text:p>349.271362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.235901">
                <text:p>349.235901</text:p>
              </table:table-cell>
              <table:table-cell office:value-type="float" office:value="349.184082">
                <text:p>349.184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.241364">
                <text:p>349.241364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9.238159">
                <text:p>349.238159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.264984">
                <text:p>349.264984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.300903">
                <text:p>349.300903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.334076">
                <text:p>349.334076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.36908">
                <text:p>349.36908</text:p>
              </table:table-cell>
              <table:table-cell office:value-type="float" office:value="349.440918">
                <text:p>349.440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35318">
                <text:p>349.35318</text:p>
              </table:table-cell>
              <table:table-cell office:value-type="float" office:value="349.229553">
                <text:p>349.2295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354553">
                <text:p>349.354553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336823">
                <text:p>349.336823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.333649">
                <text:p>349.333649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9.306824">
                <text:p>349.306824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.330475">
                <text:p>349.330475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321838">
                <text:p>349.321838</text:p>
              </table:table-cell>
              <table:table-cell office:value-type="float" office:value="349.286377">
                <text:p>349.286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294525">
                <text:p>349.294525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.253601">
                <text:p>349.253601</text:p>
              </table:table-cell>
              <table:table-cell office:value-type="float" office:value="349.129547">
                <text:p>349.1295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.267273">
                <text:p>349.267273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.233185">
                <text:p>349.233185</text:p>
              </table:table-cell>
              <table:table-cell office:value-type="float" office:value="349.177277">
                <text:p>349.1772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.239075">
                <text:p>349.239075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.248169">
                <text:p>349.248169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262726">
                <text:p>349.262726</text:p>
              </table:table-cell>
              <table:table-cell office:value-type="float" office:value="349.202271">
                <text:p>349.202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223633">
                <text:p>349.223633</text:p>
              </table:table-cell>
              <table:table-cell office:value-type="float" office:value="349.179535">
                <text:p>349.179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.242279">
                <text:p>349.242279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.240448">
                <text:p>349.240448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252258">
                <text:p>349.252258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.261353">
                <text:p>349.261353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296814">
                <text:p>349.296814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.327698">
                <text:p>349.327698</text:p>
              </table:table-cell>
              <table:table-cell office:value-type="float" office:value="349.424988">
                <text:p>349.4249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.360474">
                <text:p>349.360474</text:p>
              </table:table-cell>
              <table:table-cell office:value-type="float" office:value="349.470459">
                <text:p>349.470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9.31134">
                <text:p>349.31134</text:p>
              </table:table-cell>
              <table:table-cell office:value-type="float" office:value="349.056824">
                <text:p>349.0568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.30954">
                <text:p>349.30954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9.271362">
                <text:p>349.271362</text:p>
              </table:table-cell>
              <table:table-cell office:value-type="float" office:value="349.165924">
                <text:p>349.1659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.30365">
                <text:p>349.30365</text:p>
              </table:table-cell>
              <table:table-cell office:value-type="float" office:value="349.586365">
                <text:p>349.5863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.23999">
                <text:p>349.23999</text:p>
              </table:table-cell>
              <table:table-cell office:value-type="float" office:value="349.152283">
                <text:p>349.1522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247742">
                <text:p>349.247742</text:p>
              </table:table-cell>
              <table:table-cell office:value-type="float" office:value="349.095459">
                <text:p>349.0954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9.298157">
                <text:p>349.298157</text:p>
              </table:table-cell>
              <table:table-cell office:value-type="float" office:value="349.490906">
                <text:p>349.4909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.31543">
                <text:p>349.31543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.272705">
                <text:p>349.272705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9.326813">
                <text:p>349.326813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9.365906">
                <text:p>349.365906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9.310944">
                <text:p>349.310944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.330933">
                <text:p>349.330933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.300934">
                <text:p>349.300934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.241821">
                <text:p>349.241821</text:p>
              </table:table-cell>
              <table:table-cell office:value-type="float" office:value="349.127258">
                <text:p>349.1272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.253632">
                <text:p>349.253632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9.266357">
                <text:p>349.266357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9.262268">
                <text:p>349.262268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9.285461">
                <text:p>349.285461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9.302704">
                <text:p>349.302704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9.296814">
                <text:p>349.296814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27771">
                <text:p>349.27771</text:p>
              </table:table-cell>
              <table:table-cell office:value-type="float" office:value="349.184082">
                <text:p>349.1840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.264526">
                <text:p>349.264526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9.263611">
                <text:p>349.263611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9.264526">
                <text:p>349.264526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.263611">
                <text:p>349.263611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.309509">
                <text:p>349.309509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.330444">
                <text:p>349.330444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9.34729">
                <text:p>349.34729</text:p>
              </table:table-cell>
              <table:table-cell office:value-type="float" office:value="349.418182">
                <text:p>349.418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.353638">
                <text:p>349.353638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.346375">
                <text:p>349.346375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307739">
                <text:p>349.307739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.283203">
                <text:p>349.283203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.280914">
                <text:p>349.280914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9.288177">
                <text:p>349.288177</text:p>
              </table:table-cell>
              <table:table-cell office:value-type="float" office:value="349.286377">
                <text:p>349.2863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.290924">
                <text:p>349.290924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.29184">
                <text:p>349.29184</text:p>
              </table:table-cell>
              <table:table-cell office:value-type="float" office:value="349.225006">
                <text:p>349.2250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.294098">
                <text:p>349.294098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9.237244">
                <text:p>349.237244</text:p>
              </table:table-cell>
              <table:table-cell office:value-type="float" office:value="349.122742">
                <text:p>349.122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.230896">
                <text:p>349.230896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9.245026">
                <text:p>349.245026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9.295471">
                <text:p>349.295471</text:p>
              </table:table-cell>
              <table:table-cell office:value-type="float" office:value="349.477264">
                <text:p>349.4772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.31955">
                <text:p>349.31955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.374084">
                <text:p>349.374084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9.357727">
                <text:p>349.357727</text:p>
              </table:table-cell>
              <table:table-cell office:value-type="float" office:value="349.172729">
                <text:p>349.1727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.34726">
                <text:p>349.34726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9.328644">
                <text:p>349.328644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9.294098">
                <text:p>349.294098</text:p>
              </table:table-cell>
              <table:table-cell office:value-type="float" office:value="349.206818">
                <text:p>349.2068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.234528">
                <text:p>349.234528</text:p>
              </table:table-cell>
              <table:table-cell office:value-type="float" office:value="349.097717">
                <text:p>349.0977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9.251801">
                <text:p>349.251801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.268158">
                <text:p>349.268158</text:p>
              </table:table-cell>
              <table:table-cell office:value-type="float" office:value="349.393188">
                <text:p>349.3931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.259979">
                <text:p>349.259979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.269531">
                <text:p>349.269531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9.301819">
                <text:p>349.301819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.328186">
                <text:p>349.328186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9.339081">
                <text:p>349.339081</text:p>
              </table:table-cell>
              <table:table-cell office:value-type="float" office:value="349.447723">
                <text:p>349.4477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.33728">
                <text:p>349.33728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9.333649">
                <text:p>349.333649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9.324524">
                <text:p>349.324524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.296814">
                <text:p>349.296814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.259094">
                <text:p>349.259094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239075">
                <text:p>349.239075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.239075">
                <text:p>349.239075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9.278625">
                <text:p>349.278625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9.330475">
                <text:p>349.330475</text:p>
              </table:table-cell>
              <table:table-cell office:value-type="float" office:value="349.511353">
                <text:p>349.5113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9.33728">
                <text:p>349.33728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9.349548">
                <text:p>349.349548</text:p>
              </table:table-cell>
              <table:table-cell office:value-type="float" office:value="349.295441">
                <text:p>349.2954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9.394989">
                <text:p>349.394989</text:p>
              </table:table-cell>
              <table:table-cell office:value-type="float" office:value="349.463623">
                <text:p>349.4636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9.392731">
                <text:p>349.392731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9.355896">
                <text:p>349.355896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9.345001">
                <text:p>349.345001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9.330475">
                <text:p>349.330475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.311829">
                <text:p>349.311829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.282257">
                <text:p>349.282257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9.302277">
                <text:p>349.302277</text:p>
              </table:table-cell>
              <table:table-cell office:value-type="float" office:value="349.427277">
                <text:p>349.4272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9.331818">
                <text:p>349.331818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9.382751">
                <text:p>349.382751</text:p>
              </table:table-cell>
              <table:table-cell office:value-type="float" office:value="349.477264">
                <text:p>349.4772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9.385437">
                <text:p>349.385437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.403625">
                <text:p>349.403625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9.413177">
                <text:p>349.413177</text:p>
              </table:table-cell>
              <table:table-cell office:value-type="float" office:value="349.475006">
                <text:p>349.4750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9.422272">
                <text:p>349.422272</text:p>
              </table:table-cell>
              <table:table-cell office:value-type="float" office:value="349.431824">
                <text:p>349.4318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9.387268">
                <text:p>349.387268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9.392731">
                <text:p>349.392731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9.399078">
                <text:p>349.399078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9.391357">
                <text:p>349.391357</text:p>
              </table:table-cell>
              <table:table-cell office:value-type="float" office:value="349.436371">
                <text:p>349.4363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.383179">
                <text:p>349.383179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9.422272">
                <text:p>349.422272</text:p>
              </table:table-cell>
              <table:table-cell office:value-type="float" office:value="349.497742">
                <text:p>349.497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9.408173">
                <text:p>349.408173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9.391388">
                <text:p>349.391388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9.374542">
                <text:p>349.374542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9.374542">
                <text:p>349.374542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9.375458">
                <text:p>349.375458</text:p>
              </table:table-cell>
              <table:table-cell office:value-type="float" office:value="349.502258">
                <text:p>349.5022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9.384552">
                <text:p>349.384552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9.389099">
                <text:p>349.389099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9.393188">
                <text:p>349.393188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9.375458">
                <text:p>349.375458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9.371826">
                <text:p>349.371826</text:p>
              </table:table-cell>
              <table:table-cell office:value-type="float" office:value="349.4841">
                <text:p>349.48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.390015">
                <text:p>349.390015</text:p>
              </table:table-cell>
              <table:table-cell office:value-type="float" office:value="349.477264">
                <text:p>349.4772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9.375031">
                <text:p>349.375031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9.392761">
                <text:p>349.392761</text:p>
              </table:table-cell>
              <table:table-cell office:value-type="float" office:value="349.461365">
                <text:p>349.4613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9.417297">
                <text:p>349.417297</text:p>
              </table:table-cell>
              <table:table-cell office:value-type="float" office:value="349.424988">
                <text:p>349.4249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9.409088">
                <text:p>349.409088</text:p>
              </table:table-cell>
              <table:table-cell office:value-type="float" office:value="349.443176">
                <text:p>349.4431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9.38681">
                <text:p>349.38681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9.388611">
                <text:p>349.388611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9.402283">
                <text:p>349.402283</text:p>
              </table:table-cell>
              <table:table-cell office:value-type="float" office:value="349.529541">
                <text:p>349.5295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9.376373">
                <text:p>349.376373</text:p>
              </table:table-cell>
              <table:table-cell office:value-type="float" office:value="349.295441">
                <text:p>349.2954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9.357269">
                <text:p>349.357269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9.353607">
                <text:p>349.353607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9.361816">
                <text:p>349.361816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9.338196">
                <text:p>349.338196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9.334076">
                <text:p>349.334076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9.330475">
                <text:p>349.330475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.345886">
                <text:p>349.345886</text:p>
              </table:table-cell>
              <table:table-cell office:value-type="float" office:value="349.424988">
                <text:p>349.4249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9.350922">
                <text:p>349.350922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9.333191">
                <text:p>349.333191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9.336823">
                <text:p>349.336823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9.334076">
                <text:p>349.334076</text:p>
              </table:table-cell>
              <table:table-cell office:value-type="float" office:value="349.315918">
                <text:p>349.3159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9.320465">
                <text:p>349.320465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9.355896">
                <text:p>349.355896</text:p>
              </table:table-cell>
              <table:table-cell office:value-type="float" office:value="349.490906">
                <text:p>349.4909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9.389099">
                <text:p>349.389099</text:p>
              </table:table-cell>
              <table:table-cell office:value-type="float" office:value="349.488647">
                <text:p>349.4886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9.374084">
                <text:p>349.374084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9.394104">
                <text:p>349.394104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9.388641">
                <text:p>349.388641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9.380463">
                <text:p>349.380463</text:p>
              </table:table-cell>
              <table:table-cell office:value-type="float" office:value="349.450012">
                <text:p>349.4500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9.374542">
                <text:p>349.374542</text:p>
              </table:table-cell>
              <table:table-cell office:value-type="float" office:value="349.459076">
                <text:p>349.4590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9.407288">
                <text:p>349.407288</text:p>
              </table:table-cell>
              <table:table-cell office:value-type="float" office:value="349.381805">
                <text:p>349.3818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.410919">
                <text:p>349.410919</text:p>
              </table:table-cell>
              <table:table-cell office:value-type="float" office:value="349.434082">
                <text:p>349.4340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9.391815">
                <text:p>349.391815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9.378174">
                <text:p>349.378174</text:p>
              </table:table-cell>
              <table:table-cell office:value-type="float" office:value="349.381805">
                <text:p>349.3818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9.364563">
                <text:p>349.364563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9.35318">
                <text:p>349.35318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9.356812">
                <text:p>349.356812</text:p>
              </table:table-cell>
              <table:table-cell office:value-type="float" office:value="349.452271">
                <text:p>349.4522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9.387726">
                <text:p>349.387726</text:p>
              </table:table-cell>
              <table:table-cell office:value-type="float" office:value="349.388641">
                <text:p>349.3886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9.383636">
                <text:p>349.383636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9.380005">
                <text:p>349.380005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9.358643">
                <text:p>349.358643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9.324554">
                <text:p>349.324554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.33136">
                <text:p>349.33136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9.365448">
                <text:p>349.365448</text:p>
              </table:table-cell>
              <table:table-cell office:value-type="float" office:value="349.53183">
                <text:p>349.531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9.349548">
                <text:p>349.349548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.390472">
                <text:p>349.390472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9.393646">
                <text:p>349.393646</text:p>
              </table:table-cell>
              <table:table-cell office:value-type="float" office:value="349.297729">
                <text:p>349.2977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9.366852">
                <text:p>349.366852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9.317719">
                <text:p>349.317719</text:p>
              </table:table-cell>
              <table:table-cell office:value-type="float" office:value="349.286377">
                <text:p>349.2863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9.307281">
                <text:p>349.307281</text:p>
              </table:table-cell>
              <table:table-cell office:value-type="float" office:value="349.240906">
                <text:p>349.2409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9.301819">
                <text:p>349.301819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9.34726">
                <text:p>349.34726</text:p>
              </table:table-cell>
              <table:table-cell office:value-type="float" office:value="349.524994">
                <text:p>349.5249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.366364">
                <text:p>349.366364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9.376801">
                <text:p>349.376801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9.422272">
                <text:p>349.422272</text:p>
              </table:table-cell>
              <table:table-cell office:value-type="float" office:value="349.46817">
                <text:p>349.468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9.41275">
                <text:p>349.41275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9.385437">
                <text:p>349.385437</text:p>
              </table:table-cell>
              <table:table-cell office:value-type="float" office:value="349.388641">
                <text:p>349.3886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9.372253">
                <text:p>349.372253</text:p>
              </table:table-cell>
              <table:table-cell office:value-type="float" office:value="349.318176">
                <text:p>349.3181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9.36319">
                <text:p>349.36319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9.356354">
                <text:p>349.356354</text:p>
              </table:table-cell>
              <table:table-cell office:value-type="float" office:value="349.434082">
                <text:p>349.4340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9.365479">
                <text:p>349.365479</text:p>
              </table:table-cell>
              <table:table-cell office:value-type="float" office:value="349.393188">
                <text:p>349.3931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9.360443">
                <text:p>349.360443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9.399994">
                <text:p>349.399994</text:p>
              </table:table-cell>
              <table:table-cell office:value-type="float" office:value="349.5159">
                <text:p>349.51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9.408173">
                <text:p>349.408173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9.409546">
                <text:p>349.409546</text:p>
              </table:table-cell>
              <table:table-cell office:value-type="float" office:value="349.440918">
                <text:p>349.4409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.425903">
                <text:p>349.425903</text:p>
              </table:table-cell>
              <table:table-cell office:value-type="float" office:value="349.475006">
                <text:p>349.4750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9.425446">
                <text:p>349.425446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9.411346">
                <text:p>349.411346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9.451355">
                <text:p>349.451355</text:p>
              </table:table-cell>
              <table:table-cell office:value-type="float" office:value="349.534088">
                <text:p>349.5340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9.469055">
                <text:p>349.469055</text:p>
              </table:table-cell>
              <table:table-cell office:value-type="float" office:value="349.529541">
                <text:p>349.5295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9.470001">
                <text:p>349.470001</text:p>
              </table:table-cell>
              <table:table-cell office:value-type="float" office:value="349.479553">
                <text:p>349.4795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9.480896">
                <text:p>349.480896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9.498199">
                <text:p>349.498199</text:p>
              </table:table-cell>
              <table:table-cell office:value-type="float" office:value="349.53183">
                <text:p>349.531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9.496826">
                <text:p>349.496826</text:p>
              </table:table-cell>
              <table:table-cell office:value-type="float" office:value="349.527283">
                <text:p>349.5272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9.479553">
                <text:p>349.479553</text:p>
              </table:table-cell>
              <table:table-cell office:value-type="float" office:value="349.443176">
                <text:p>349.4431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9.470917">
                <text:p>349.470917</text:p>
              </table:table-cell>
              <table:table-cell office:value-type="float" office:value="349.436371">
                <text:p>349.4363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9.509583">
                <text:p>349.509583</text:p>
              </table:table-cell>
              <table:table-cell office:value-type="float" office:value="349.6091">
                <text:p>349.60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9.514557">
                <text:p>349.514557</text:p>
              </table:table-cell>
              <table:table-cell office:value-type="float" office:value="349.556824">
                <text:p>349.5568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9.506836">
                <text:p>349.506836</text:p>
              </table:table-cell>
              <table:table-cell office:value-type="float" office:value="349.488647">
                <text:p>349.4886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9.484131">
                <text:p>349.484131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9.484131">
                <text:p>349.484131</text:p>
              </table:table-cell>
              <table:table-cell office:value-type="float" office:value="349.436371">
                <text:p>349.4363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9.465485">
                <text:p>349.465485</text:p>
              </table:table-cell>
              <table:table-cell office:value-type="float" office:value="349.5159">
                <text:p>349.51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9.459564">
                <text:p>349.459564</text:p>
              </table:table-cell>
              <table:table-cell office:value-type="float" office:value="349.527283">
                <text:p>349.5272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.461365">
                <text:p>349.461365</text:p>
              </table:table-cell>
              <table:table-cell office:value-type="float" office:value="349.497742">
                <text:p>349.4977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9.474548">
                <text:p>349.474548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9.513184">
                <text:p>349.513184</text:p>
              </table:table-cell>
              <table:table-cell office:value-type="float" office:value="349.629547">
                <text:p>349.6295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9.524567">
                <text:p>349.524567</text:p>
              </table:table-cell>
              <table:table-cell office:value-type="float" office:value="349.572723">
                <text:p>349.5727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9.496826">
                <text:p>349.496826</text:p>
              </table:table-cell>
              <table:table-cell office:value-type="float" office:value="349.388641">
                <text:p>349.3886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9.504089">
                <text:p>349.504089</text:p>
              </table:table-cell>
              <table:table-cell office:value-type="float" office:value="349.534088">
                <text:p>349.5340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9.52774">
                <text:p>349.52774</text:p>
              </table:table-cell>
              <table:table-cell office:value-type="float" office:value="349.513641">
                <text:p>349.5136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9.531372">
                <text:p>349.531372</text:p>
              </table:table-cell>
              <table:table-cell office:value-type="float" office:value="349.647736">
                <text:p>349.6477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9.520905">
                <text:p>349.520905</text:p>
              </table:table-cell>
              <table:table-cell office:value-type="float" office:value="349.520447">
                <text:p>349.5204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9.594055">
                <text:p>349.594055</text:p>
              </table:table-cell>
              <table:table-cell office:value-type="float" office:value="349.754547">
                <text:p>349.7545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9.610413">
                <text:p>349.610413</text:p>
              </table:table-cell>
              <table:table-cell office:value-type="float" office:value="349.615906">
                <text:p>349.6159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9.629089">
                <text:p>349.629089</text:p>
              </table:table-cell>
              <table:table-cell office:value-type="float" office:value="349.606812">
                <text:p>349.6068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9.633606">
                <text:p>349.633606</text:p>
              </table:table-cell>
              <table:table-cell office:value-type="float" office:value="349.670441">
                <text:p>349.6704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9.645447">
                <text:p>349.645447</text:p>
              </table:table-cell>
              <table:table-cell office:value-type="float" office:value="349.579559">
                <text:p>349.5795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9.616394">
                <text:p>349.616394</text:p>
              </table:table-cell>
              <table:table-cell office:value-type="float" office:value="349.6091">
                <text:p>349.60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9.616394">
                <text:p>349.616394</text:p>
              </table:table-cell>
              <table:table-cell office:value-type="float" office:value="349.615906">
                <text:p>349.6159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9.630005">
                <text:p>349.630005</text:p>
              </table:table-cell>
              <table:table-cell office:value-type="float" office:value="349.674988">
                <text:p>349.6749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9.610931">
                <text:p>349.610931</text:p>
              </table:table-cell>
              <table:table-cell office:value-type="float" office:value="349.575012">
                <text:p>349.5750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9.636383">
                <text:p>349.636383</text:p>
              </table:table-cell>
              <table:table-cell office:value-type="float" office:value="349.706818">
                <text:p>349.7068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9.643646">
                <text:p>349.643646</text:p>
              </table:table-cell>
              <table:table-cell office:value-type="float" office:value="349.645447">
                <text:p>349.6454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9.667725">
                <text:p>349.667725</text:p>
              </table:table-cell>
              <table:table-cell office:value-type="float" office:value="349.736359">
                <text:p>349.7363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9.697266">
                <text:p>349.697266</text:p>
              </table:table-cell>
              <table:table-cell office:value-type="float" office:value="349.822723">
                <text:p>349.8227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9.692291">
                <text:p>349.692291</text:p>
              </table:table-cell>
              <table:table-cell office:value-type="float" office:value="349.549988">
                <text:p>349.5499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9.698639">
                <text:p>349.698639</text:p>
              </table:table-cell>
              <table:table-cell office:value-type="float" office:value="349.738647">
                <text:p>349.7386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9.654999">
                <text:p>349.654999</text:p>
              </table:table-cell>
              <table:table-cell office:value-type="float" office:value="349.427277">
                <text:p>349.4272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9.600891">
                <text:p>349.600891</text:p>
              </table:table-cell>
              <table:table-cell office:value-type="float" office:value="349.465912">
                <text:p>349.4659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9.560455">
                <text:p>349.560455</text:p>
              </table:table-cell>
              <table:table-cell office:value-type="float" office:value="349.620453">
                <text:p>349.6204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9.569092">
                <text:p>349.569092</text:p>
              </table:table-cell>
              <table:table-cell office:value-type="float" office:value="349.59317">
                <text:p>349.593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9.533173">
                <text:p>349.533173</text:p>
              </table:table-cell>
              <table:table-cell office:value-type="float" office:value="349.559082">
                <text:p>349.5590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9.550476">
                <text:p>349.550476</text:p>
              </table:table-cell>
              <table:table-cell office:value-type="float" office:value="349.513641">
                <text:p>349.5136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9.564545">
                <text:p>349.564545</text:p>
              </table:table-cell>
              <table:table-cell office:value-type="float" office:value="349.536377">
                <text:p>349.5363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9.570465">
                <text:p>349.570465</text:p>
              </table:table-cell>
              <table:table-cell office:value-type="float" office:value="349.649994">
                <text:p>349.6499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9.532745">
                <text:p>349.532745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9.517761">
                <text:p>349.517761</text:p>
              </table:table-cell>
              <table:table-cell office:value-type="float" office:value="349.4841">
                <text:p>349.48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9.53775">
                <text:p>349.53775</text:p>
              </table:table-cell>
              <table:table-cell office:value-type="float" office:value="349.613647">
                <text:p>349.6136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